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m50h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=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79562" calcext:value-type="float">
            <text:p>0.979562</text:p>
          </table:table-cell>
          <table:table-cell office:value-type="float" office:value="0.959558" calcext:value-type="float">
            <text:p>0.959558</text:p>
          </table:table-cell>
          <table:table-cell office:value-type="float" office:value="0.920814" calcext:value-type="float">
            <text:p>0.920814</text:p>
          </table:table-cell>
          <table:table-cell office:value-type="float" office:value="0.0405863" calcext:value-type="float">
            <text:p>0.0405863</text:p>
          </table:table-cell>
          <table:table-cell office:value-type="float" office:value="1935.92" calcext:value-type="float">
            <text:p>1935.92</text:p>
          </table:table-cell>
          <table:table-cell office:value-type="float" office:value="0.666644" calcext:value-type="float">
            <text:p>0.6666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0004096" calcext:value-type="float">
            <text:p>4.096E-09</text:p>
          </table:table-cell>
          <table:table-cell office:value-type="float" office:value="1.04216" calcext:value-type="float">
            <text:p>1.0421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-0.957211" calcext:value-type="float">
            <text:p>-0.957211</text:p>
          </table:table-cell>
          <table:table-cell office:value-type="float" office:value="0.957211" calcext:value-type="float">
            <text:p>0.957211</text:p>
          </table:table-cell>
          <table:table-cell office:value-type="float" office:value="0.916287" calcext:value-type="float">
            <text:p>0.916287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0848964" calcext:value-type="float">
            <text:p>0.0848964</text:p>
          </table:table-cell>
          <table:table-cell office:value-type="float" office:value="1308" calcext:value-type="float">
            <text:p>1308</text:p>
          </table:table-cell>
          <table:table-cell office:value-type="float" office:value="0.666617" calcext:value-type="float">
            <text:p>0.6666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000300175" calcext:value-type="float">
            <text:p>3.00175E-09</text:p>
          </table:table-cell>
          <table:table-cell office:value-type="float" office:value="2.40525" calcext:value-type="float">
            <text:p>2.40525</text:p>
          </table:table-cell>
          <table:table-cell office:value-type="string" calcext:value-type="string">
            <text:p>-nan</text:p>
          </table:table-cell>
          <table:table-cell office:value-type="float" office:value="0.374635" calcext:value-type="float">
            <text:p>0.37463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05" calcext:value-type="float">
            <text:p>0.935405</text:p>
          </table:table-cell>
          <table:table-cell office:value-type="float" office:value="0.875034" calcext:value-type="float">
            <text:p>0.875034</text:p>
          </table:table-cell>
          <table:table-cell office:value-type="float" office:value="0.765865" calcext:value-type="float">
            <text:p>0.765865</text:p>
          </table:table-cell>
          <table:table-cell office:value-type="float" office:value="0.129186" calcext:value-type="float">
            <text:p>0.129186</text:p>
          </table:table-cell>
          <table:table-cell office:value-type="float" office:value="1036.19" calcext:value-type="float">
            <text:p>1036.19</text:p>
          </table:table-cell>
          <table:table-cell office:value-type="float" office:value="0.666588" calcext:value-type="float">
            <text:p>0.66658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64" calcext:value-type="float">
            <text:p>0.0164</text:p>
          </table:table-cell>
          <table:table-cell office:value-type="float" office:value="0.0003664" calcext:value-type="float">
            <text:p>0.0003664</text:p>
          </table:table-cell>
          <table:table-cell office:value-type="float" office:value="0.000000257516" calcext:value-type="float">
            <text:p>2.57516E-07</text:p>
          </table:table-cell>
          <table:table-cell office:value-type="float" office:value="4.59939" calcext:value-type="float">
            <text:p>4.59939</text:p>
          </table:table-cell>
          <table:table-cell office:value-type="string" calcext:value-type="string">
            <text:p>-nan</text:p>
          </table:table-cell>
          <table:table-cell office:value-type="float" office:value="0.360602" calcext:value-type="float">
            <text:p>0.3606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10992" calcext:value-type="float">
            <text:p>0.910992</text:p>
          </table:table-cell>
          <table:table-cell office:value-type="float" office:value="0.829979" calcext:value-type="float">
            <text:p>0.829979</text:p>
          </table:table-cell>
          <table:table-cell office:value-type="float" office:value="0.689105" calcext:value-type="float">
            <text:p>0.689105</text:p>
          </table:table-cell>
          <table:table-cell office:value-type="float" office:value="0.181278" calcext:value-type="float">
            <text:p>0.181278</text:p>
          </table:table-cell>
          <table:table-cell office:value-type="float" office:value="851.899" calcext:value-type="float">
            <text:p>851.899</text:p>
          </table:table-cell>
          <table:table-cell office:value-type="float" office:value="0.666551" calcext:value-type="float">
            <text:p>0.6665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46" calcext:value-type="float">
            <text:p>0.0446</text:p>
          </table:table-cell>
          <table:table-cell office:value-type="float" office:value="0.00208544" calcext:value-type="float">
            <text:p>0.00208544</text:p>
          </table:table-cell>
          <table:table-cell office:value-type="float" office:value="0.00000501321" calcext:value-type="float">
            <text:p>5.01321E-06</text:p>
          </table:table-cell>
          <table:table-cell office:value-type="float" office:value="13.1617" calcext:value-type="float">
            <text:p>13.1617</text:p>
          </table:table-cell>
          <table:table-cell office:value-type="string" calcext:value-type="string">
            <text:p>-nan</text:p>
          </table:table-cell>
          <table:table-cell office:value-type="float" office:value="0.615763" calcext:value-type="float">
            <text:p>0.61576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284" calcext:value-type="float">
            <text:p>0.884284</text:p>
          </table:table-cell>
          <table:table-cell office:value-type="float" office:value="0.782056" calcext:value-type="float">
            <text:p>0.782056</text:p>
          </table:table-cell>
          <table:table-cell office:value-type="float" office:value="0.611919" calcext:value-type="float">
            <text:p>0.611919</text:p>
          </table:table-cell>
          <table:table-cell office:value-type="float" office:value="0.246106" calcext:value-type="float">
            <text:p>0.246106</text:p>
          </table:table-cell>
          <table:table-cell office:value-type="float" office:value="709.703" calcext:value-type="float">
            <text:p>709.703</text:p>
          </table:table-cell>
          <table:table-cell office:value-type="float" office:value="0.666499" calcext:value-type="float">
            <text:p>0.6664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026" calcext:value-type="float">
            <text:p>0.0026</text:p>
          </table:table-cell>
          <table:table-cell office:value-type="float" office:value="0.00006696" calcext:value-type="float">
            <text:p>6.696E-05</text:p>
          </table:table-cell>
          <table:table-cell office:value-type="float" office:value="0.0000000291756" calcext:value-type="float">
            <text:p>2.91756E-08</text:p>
          </table:table-cell>
          <table:table-cell office:value-type="float" office:value="25.8478" calcext:value-type="float">
            <text:p>25.8478</text:p>
          </table:table-cell>
          <table:table-cell office:value-type="string" calcext:value-type="string">
            <text:p>-nan</text:p>
          </table:table-cell>
          <table:table-cell office:value-type="float" office:value="-1.16904" calcext:value-type="float">
            <text:p>-1.1690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34" calcext:value-type="float">
            <text:p>0.854234</text:p>
          </table:table-cell>
          <table:table-cell office:value-type="float" office:value="0.72985" calcext:value-type="float">
            <text:p>0.72985</text:p>
          </table:table-cell>
          <table:table-cell office:value-type="float" office:value="0.533072" calcext:value-type="float">
            <text:p>0.533072</text:p>
          </table:table-cell>
          <table:table-cell office:value-type="float" office:value="0.334195" calcext:value-type="float">
            <text:p>0.334195</text:p>
          </table:table-cell>
          <table:table-cell office:value-type="float" office:value="588.332" calcext:value-type="float">
            <text:p>588.332</text:p>
          </table:table-cell>
          <table:table-cell office:value-type="float" office:value="0.666422" calcext:value-type="float">
            <text:p>0.6664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136836" calcext:value-type="float">
            <text:p>0.00136836</text:p>
          </table:table-cell>
          <table:table-cell office:value-type="float" office:value="0.00000346722" calcext:value-type="float">
            <text:p>3.46722E-06</text:p>
          </table:table-cell>
          <table:table-cell office:value-type="float" office:value="128.336" calcext:value-type="float">
            <text:p>128.336</text:p>
          </table:table-cell>
          <table:table-cell office:value-type="string" calcext:value-type="string">
            <text:p>-nan</text:p>
          </table:table-cell>
          <table:table-cell office:value-type="float" office:value="0.382752" calcext:value-type="float">
            <text:p>0.38275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435" calcext:value-type="float">
            <text:p>0.819435</text:p>
          </table:table-cell>
          <table:table-cell office:value-type="float" office:value="0.671663" calcext:value-type="float">
            <text:p>0.671663</text:p>
          </table:table-cell>
          <table:table-cell office:value-type="float" office:value="0.451639" calcext:value-type="float">
            <text:p>0.451639</text:p>
          </table:table-cell>
          <table:table-cell office:value-type="float" office:value="0.473857" calcext:value-type="float">
            <text:p>0.473857</text:p>
          </table:table-cell>
          <table:table-cell office:value-type="float" office:value="473.955" calcext:value-type="float">
            <text:p>473.955</text:p>
          </table:table-cell>
          <table:table-cell office:value-type="float" office:value="0.666291" calcext:value-type="float">
            <text:p>0.6662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30375" calcext:value-type="float">
            <text:p>0.430375</text:p>
          </table:table-cell>
          <table:table-cell office:value-type="float" office:value="0.209758" calcext:value-type="float">
            <text:p>0.209758</text:p>
          </table:table-cell>
          <table:table-cell office:value-type="float" office:value="0.0574498" calcext:value-type="float">
            <text:p>0.0574498</text:p>
          </table:table-cell>
          <table:table-cell office:value-type="float" office:value="68.5608" calcext:value-type="float">
            <text:p>68.5608</text:p>
          </table:table-cell>
          <table:table-cell office:value-type="float" office:value="20.5325" calcext:value-type="float">
            <text:p>20.5325</text:p>
          </table:table-cell>
          <table:table-cell office:value-type="float" office:value="0.564759" calcext:value-type="float">
            <text:p>0.564759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804" calcext:value-type="float">
            <text:p>0.776804</text:p>
          </table:table-cell>
          <table:table-cell office:value-type="float" office:value="0.603718" calcext:value-type="float">
            <text:p>0.603718</text:p>
          </table:table-cell>
          <table:table-cell office:value-type="float" office:value="0.365181" calcext:value-type="float">
            <text:p>0.365181</text:p>
          </table:table-cell>
          <table:table-cell office:value-type="float" office:value="0.728628" calcext:value-type="float">
            <text:p>0.728628</text:p>
          </table:table-cell>
          <table:table-cell office:value-type="float" office:value="362.331" calcext:value-type="float">
            <text:p>362.331</text:p>
          </table:table-cell>
          <table:table-cell office:value-type="float" office:value="0.666021" calcext:value-type="float">
            <text:p>0.6660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26563" calcext:value-type="float">
            <text:p>0.626563</text:p>
          </table:table-cell>
          <table:table-cell office:value-type="float" office:value="0.393411" calcext:value-type="float">
            <text:p>0.393411</text:p>
          </table:table-cell>
          <table:table-cell office:value-type="float" office:value="0.156065" calcext:value-type="float">
            <text:p>0.156065</text:p>
          </table:table-cell>
          <table:table-cell office:value-type="float" office:value="2.1849" calcext:value-type="float">
            <text:p>2.1849</text:p>
          </table:table-cell>
          <table:table-cell office:value-type="float" office:value="168.76" calcext:value-type="float">
            <text:p>168.76</text:p>
          </table:table-cell>
          <table:table-cell office:value-type="float" office:value="0.663882" calcext:value-type="float">
            <text:p>0.663882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716" calcext:value-type="float">
            <text:p>0.721716</text:p>
          </table:table-cell>
          <table:table-cell office:value-type="float" office:value="0.521393" calcext:value-type="float">
            <text:p>0.521393</text:p>
          </table:table-cell>
          <table:table-cell office:value-type="float" office:value="0.27292" calcext:value-type="float">
            <text:p>0.27292</text:p>
          </table:table-cell>
          <table:table-cell office:value-type="float" office:value="1.25738" calcext:value-type="float">
            <text:p>1.25738</text:p>
          </table:table-cell>
          <table:table-cell office:value-type="float" office:value="256.263" calcext:value-type="float">
            <text:p>256.263</text:p>
          </table:table-cell>
          <table:table-cell office:value-type="float" office:value="0.665355" calcext:value-type="float">
            <text:p>0.66535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63356" calcext:value-type="float">
            <text:p>0.563356</text:p>
          </table:table-cell>
          <table:table-cell office:value-type="float" office:value="0.317963" calcext:value-type="float">
            <text:p>0.317963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2.03757" calcext:value-type="float">
            <text:p>2.03757</text:p>
          </table:table-cell>
          <table:table-cell office:value-type="float" office:value="157.08" calcext:value-type="float">
            <text:p>157.08</text:p>
          </table:table-cell>
          <table:table-cell office:value-type="float" office:value="0.664107" calcext:value-type="float">
            <text:p>0.66410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215" calcext:value-type="float">
            <text:p>0.650215</text:p>
          </table:table-cell>
          <table:table-cell office:value-type="float" office:value="0.423692" calcext:value-type="float">
            <text:p>0.423692</text:p>
          </table:table-cell>
          <table:table-cell office:value-type="float" office:value="0.181035" calcext:value-type="float">
            <text:p>0.181035</text:p>
          </table:table-cell>
          <table:table-cell office:value-type="float" office:value="2.22533" calcext:value-type="float">
            <text:p>2.22533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0.663843" calcext:value-type="float">
            <text:p>0.66384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0219" calcext:value-type="float">
            <text:p>0.880219</text:p>
          </table:table-cell>
          <table:table-cell office:value-type="float" office:value="0.793501" calcext:value-type="float">
            <text:p>0.793501</text:p>
          </table:table-cell>
          <table:table-cell office:value-type="float" office:value="0.680074" calcext:value-type="float">
            <text:p>0.680074</text:p>
          </table:table-cell>
          <table:table-cell office:value-type="float" office:value="1.78729" calcext:value-type="float">
            <text:p>1.78729</text:p>
          </table:table-cell>
          <table:table-cell office:value-type="float" office:value="265.171" calcext:value-type="float">
            <text:p>265.171</text:p>
          </table:table-cell>
          <table:table-cell office:value-type="float" office:value="0.639969" calcext:value-type="float">
            <text:p>0.639969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7722" calcext:value-type="float">
            <text:p>0.567722</text:p>
          </table:table-cell>
          <table:table-cell office:value-type="float" office:value="0.32371" calcext:value-type="float">
            <text:p>0.32371</text:p>
          </table:table-cell>
          <table:table-cell office:value-type="float" office:value="0.106562" calcext:value-type="float">
            <text:p>0.106562</text:p>
          </table:table-cell>
          <table:table-cell office:value-type="float" office:value="3.38063" calcext:value-type="float">
            <text:p>3.38063</text:p>
          </table:table-cell>
          <table:table-cell office:value-type="float" office:value="122.946" calcext:value-type="float">
            <text:p>122.946</text:p>
          </table:table-cell>
          <table:table-cell office:value-type="float" office:value="0.661023" calcext:value-type="float">
            <text:p>0.6610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79548" calcext:value-type="float">
            <text:p>0.979548</text:p>
          </table:table-cell>
          <table:table-cell office:value-type="float" office:value="0.959533" calcext:value-type="float">
            <text:p>0.959533</text:p>
          </table:table-cell>
          <table:table-cell office:value-type="float" office:value="0.92077" calcext:value-type="float">
            <text:p>0.92077</text:p>
          </table:table-cell>
          <table:table-cell office:value-type="float" office:value="0.0396565" calcext:value-type="float">
            <text:p>0.0396565</text:p>
          </table:table-cell>
          <table:table-cell office:value-type="float" office:value="1958.46" calcext:value-type="float">
            <text:p>1958.46</text:p>
          </table:table-cell>
          <table:table-cell office:value-type="float" office:value="0.666642" calcext:value-type="float">
            <text:p>0.666642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838" calcext:value-type="float">
            <text:p>0.489838</text:p>
          </table:table-cell>
          <table:table-cell office:value-type="float" office:value="0.241607" calcext:value-type="float">
            <text:p>0.241607</text:p>
          </table:table-cell>
          <table:table-cell office:value-type="float" office:value="0.059949" calcext:value-type="float">
            <text:p>0.059949</text:p>
          </table:table-cell>
          <table:table-cell office:value-type="float" office:value="3.97189" calcext:value-type="float">
            <text:p>3.97189</text:p>
          </table:table-cell>
          <table:table-cell office:value-type="float" office:value="97.8745" calcext:value-type="float">
            <text:p>97.8745</text:p>
          </table:table-cell>
          <table:table-cell office:value-type="float" office:value="0.657673" calcext:value-type="float">
            <text:p>0.6576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79626" calcext:value-type="float">
            <text:p>0.979626</text:p>
          </table:table-cell>
          <table:table-cell office:value-type="float" office:value="0.959682" calcext:value-type="float">
            <text:p>0.959682</text:p>
          </table:table-cell>
          <table:table-cell office:value-type="float" office:value="0.92105" calcext:value-type="float">
            <text:p>0.92105</text:p>
          </table:table-cell>
          <table:table-cell office:value-type="float" office:value="0.0410427" calcext:value-type="float">
            <text:p>0.0410427</text:p>
          </table:table-cell>
          <table:table-cell office:value-type="float" office:value="1925.25" calcext:value-type="float">
            <text:p>1925.25</text:p>
          </table:table-cell>
          <table:table-cell office:value-type="float" office:value="0.666645" calcext:value-type="float">
            <text:p>0.66664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7979" calcext:value-type="float">
            <text:p>0.427979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0.0353907" calcext:value-type="float">
            <text:p>0.0353907</text:p>
          </table:table-cell>
          <table:table-cell office:value-type="float" office:value="4.03316" calcext:value-type="float">
            <text:p>4.03316</text:p>
          </table:table-cell>
          <table:table-cell office:value-type="float" office:value="84.8652" calcext:value-type="float">
            <text:p>84.8652</text:p>
          </table:table-cell>
          <table:table-cell office:value-type="float" office:value="0.654754" calcext:value-type="float">
            <text:p>0.65475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79575" calcext:value-type="float">
            <text:p>0.979575</text:p>
          </table:table-cell>
          <table:table-cell office:value-type="float" office:value="0.959583" calcext:value-type="float">
            <text:p>0.959583</text:p>
          </table:table-cell>
          <table:table-cell office:value-type="float" office:value="0.920862" calcext:value-type="float">
            <text:p>0.920862</text:p>
          </table:table-cell>
          <table:table-cell office:value-type="float" office:value="0.0396302" calcext:value-type="float">
            <text:p>0.0396302</text:p>
          </table:table-cell>
          <table:table-cell office:value-type="float" office:value="1959.16" calcext:value-type="float">
            <text:p>1959.16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661" calcext:value-type="float">
            <text:p>0.381661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0.0225827" calcext:value-type="float">
            <text:p>0.0225827</text:p>
          </table:table-cell>
          <table:table-cell office:value-type="float" office:value="3.77555" calcext:value-type="float">
            <text:p>3.77555</text:p>
          </table:table-cell>
          <table:table-cell office:value-type="float" office:value="78.2205" calcext:value-type="float">
            <text:p>78.2205</text:p>
          </table:table-cell>
          <table:table-cell office:value-type="float" office:value="0.65275" calcext:value-type="float">
            <text:p>0.6527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79477" calcext:value-type="float">
            <text:p>0.979477</text:p>
          </table:table-cell>
          <table:table-cell office:value-type="float" office:value="0.959392" calcext:value-type="float">
            <text:p>0.959392</text:p>
          </table:table-cell>
          <table:table-cell office:value-type="float" office:value="0.920496" calcext:value-type="float">
            <text:p>0.920496</text:p>
          </table:table-cell>
          <table:table-cell office:value-type="float" office:value="0.0409781" calcext:value-type="float">
            <text:p>0.0409781</text:p>
          </table:table-cell>
          <table:table-cell office:value-type="float" office:value="1926.48" calcext:value-type="float">
            <text:p>1926.48</text:p>
          </table:table-cell>
          <table:table-cell office:value-type="float" office:value="0.666643" calcext:value-type="float">
            <text:p>0.66664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0164" calcext:value-type="float">
            <text:p>0.350164</text:p>
          </table:table-cell>
          <table:table-cell office:value-type="float" office:value="0.12402" calcext:value-type="float">
            <text:p>0.12402</text:p>
          </table:table-cell>
          <table:table-cell office:value-type="float" office:value="0.0160675" calcext:value-type="float">
            <text:p>0.0160675</text:p>
          </table:table-cell>
          <table:table-cell office:value-type="float" office:value="3.44259" calcext:value-type="float">
            <text:p>3.44259</text:p>
          </table:table-cell>
          <table:table-cell office:value-type="float" office:value="75.1493" calcext:value-type="float">
            <text:p>75.1493</text:p>
          </table:table-cell>
          <table:table-cell office:value-type="float" office:value="0.651789" calcext:value-type="float">
            <text:p>0.6517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79534" calcext:value-type="float">
            <text:p>0.979534</text:p>
          </table:table-cell>
          <table:table-cell office:value-type="float" office:value="0.959503" calcext:value-type="float">
            <text:p>0.959503</text:p>
          </table:table-cell>
          <table:table-cell office:value-type="float" office:value="0.920708" calcext:value-type="float">
            <text:p>0.920708</text:p>
          </table:table-cell>
          <table:table-cell office:value-type="float" office:value="0.0407634" calcext:value-type="float">
            <text:p>0.0407634</text:p>
          </table:table-cell>
          <table:table-cell office:value-type="float" office:value="1931.66" calcext:value-type="float">
            <text:p>1931.66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7018" calcext:value-type="float">
            <text:p>0.327018</text:p>
          </table:table-cell>
          <table:table-cell office:value-type="float" office:value="0.108216" calcext:value-type="float">
            <text:p>0.108216</text:p>
          </table:table-cell>
          <table:table-cell office:value-type="float" office:value="0.0122546" calcext:value-type="float">
            <text:p>0.0122546</text:p>
          </table:table-cell>
          <table:table-cell office:value-type="float" office:value="3.09424" calcext:value-type="float">
            <text:p>3.09424</text:p>
          </table:table-cell>
          <table:table-cell office:value-type="float" office:value="74.0314" calcext:value-type="float">
            <text:p>74.0314</text:p>
          </table:table-cell>
          <table:table-cell office:value-type="float" office:value="0.651182" calcext:value-type="float">
            <text:p>0.65118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7957" calcext:value-type="float">
            <text:p>0.97957</text:p>
          </table:table-cell>
          <table:table-cell office:value-type="float" office:value="0.959574" calcext:value-type="float">
            <text:p>0.959574</text:p>
          </table:table-cell>
          <table:table-cell office:value-type="float" office:value="0.920844" calcext:value-type="float">
            <text:p>0.920844</text:p>
          </table:table-cell>
          <table:table-cell office:value-type="float" office:value="0.0407583" calcext:value-type="float">
            <text:p>0.0407583</text:p>
          </table:table-cell>
          <table:table-cell office:value-type="float" office:value="1931.85" calcext:value-type="float">
            <text:p>1931.85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016" calcext:value-type="float">
            <text:p>0.310016</text:p>
          </table:table-cell>
          <table:table-cell office:value-type="float" office:value="0.0972523" calcext:value-type="float">
            <text:p>0.0972523</text:p>
          </table:table-cell>
          <table:table-cell office:value-type="float" office:value="0.00989664" calcext:value-type="float">
            <text:p>0.00989664</text:p>
          </table:table-cell>
          <table:table-cell office:value-type="float" office:value="2.83275" calcext:value-type="float">
            <text:p>2.83275</text:p>
          </table:table-cell>
          <table:table-cell office:value-type="float" office:value="73.341" calcext:value-type="float">
            <text:p>73.341</text:p>
          </table:table-cell>
          <table:table-cell office:value-type="float" office:value="0.651208" calcext:value-type="float">
            <text:p>0.6512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79564" calcext:value-type="float">
            <text:p>0.979564</text:p>
          </table:table-cell>
          <table:table-cell office:value-type="float" office:value="0.959562" calcext:value-type="float">
            <text:p>0.959562</text:p>
          </table:table-cell>
          <table:table-cell office:value-type="float" office:value="0.920821" calcext:value-type="float">
            <text:p>0.920821</text:p>
          </table:table-cell>
          <table:table-cell office:value-type="float" office:value="0.040521" calcext:value-type="float">
            <text:p>0.040521</text:p>
          </table:table-cell>
          <table:table-cell office:value-type="float" office:value="1937.49" calcext:value-type="float">
            <text:p>1937.49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851" calcext:value-type="float">
            <text:p>0.297851</text:p>
          </table:table-cell>
          <table:table-cell office:value-type="float" office:value="0.0897537" calcext:value-type="float">
            <text:p>0.0897537</text:p>
          </table:table-cell>
          <table:table-cell office:value-type="float" office:value="0.00842439" calcext:value-type="float">
            <text:p>0.00842439</text:p>
          </table:table-cell>
          <table:table-cell office:value-type="float" office:value="2.57538" calcext:value-type="float">
            <text:p>2.57538</text:p>
          </table:table-cell>
          <table:table-cell office:value-type="float" office:value="73.9001" calcext:value-type="float">
            <text:p>73.9001</text:p>
          </table:table-cell>
          <table:table-cell office:value-type="float" office:value="0.651412" calcext:value-type="float">
            <text:p>0.6514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79554" calcext:value-type="float">
            <text:p>0.979554</text:p>
          </table:table-cell>
          <table:table-cell office:value-type="float" office:value="0.959543" calcext:value-type="float">
            <text:p>0.959543</text:p>
          </table:table-cell>
          <table:table-cell office:value-type="float" office:value="0.920786" calcext:value-type="float">
            <text:p>0.920786</text:p>
          </table:table-cell>
          <table:table-cell office:value-type="float" office:value="0.0406406" calcext:value-type="float">
            <text:p>0.0406406</text:p>
          </table:table-cell>
          <table:table-cell office:value-type="float" office:value="1934.62" calcext:value-type="float">
            <text:p>1934.62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09" calcext:value-type="float">
            <text:p>0.28909</text:p>
          </table:table-cell>
          <table:table-cell office:value-type="float" office:value="0.0845325" calcext:value-type="float">
            <text:p>0.0845325</text:p>
          </table:table-cell>
          <table:table-cell office:value-type="float" office:value="0.00746693" calcext:value-type="float">
            <text:p>0.00746693</text:p>
          </table:table-cell>
          <table:table-cell office:value-type="float" office:value="2.37387" calcext:value-type="float">
            <text:p>2.37387</text:p>
          </table:table-cell>
          <table:table-cell office:value-type="float" office:value="74.7095" calcext:value-type="float">
            <text:p>74.7095</text:p>
          </table:table-cell>
          <table:table-cell office:value-type="float" office:value="0.651684" calcext:value-type="float">
            <text:p>0.65168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79573" calcext:value-type="float">
            <text:p>0.979573</text:p>
          </table:table-cell>
          <table:table-cell office:value-type="float" office:value="0.95958" calcext:value-type="float">
            <text:p>0.95958</text:p>
          </table:table-cell>
          <table:table-cell office:value-type="float" office:value="0.920855" calcext:value-type="float">
            <text:p>0.920855</text:p>
          </table:table-cell>
          <table:table-cell office:value-type="float" office:value="0.0404531" calcext:value-type="float">
            <text:p>0.0404531</text:p>
          </table:table-cell>
          <table:table-cell office:value-type="float" office:value="1939.13" calcext:value-type="float">
            <text:p>1939.13</text:p>
          </table:table-cell>
          <table:table-cell office:value-type="float" office:value="0.666644" calcext:value-type="float">
            <text:p>0.66664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131" calcext:value-type="float">
            <text:p>0.283131</text:p>
          </table:table-cell>
          <table:table-cell office:value-type="float" office:value="0.081054" calcext:value-type="float">
            <text:p>0.081054</text:p>
          </table:table-cell>
          <table:table-cell office:value-type="float" office:value="0.00685548" calcext:value-type="float">
            <text:p>0.00685548</text:p>
          </table:table-cell>
          <table:table-cell office:value-type="float" office:value="2.20915" calcext:value-type="float">
            <text:p>2.20915</text:p>
          </table:table-cell>
          <table:table-cell office:value-type="float" office:value="75.8474" calcext:value-type="float">
            <text:p>75.8474</text:p>
          </table:table-cell>
          <table:table-cell office:value-type="float" office:value="0.65217" calcext:value-type="float">
            <text:p>0.652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79562" calcext:value-type="float">
            <text:p>0.979562</text:p>
          </table:table-cell>
          <table:table-cell office:value-type="float" office:value="0.959558" calcext:value-type="float">
            <text:p>0.959558</text:p>
          </table:table-cell>
          <table:table-cell office:value-type="float" office:value="0.920814" calcext:value-type="float">
            <text:p>0.920814</text:p>
          </table:table-cell>
          <table:table-cell office:value-type="float" office:value="0.0405863" calcext:value-type="float">
            <text:p>0.0405863</text:p>
          </table:table-cell>
          <table:table-cell office:value-type="float" office:value="1935.92" calcext:value-type="float">
            <text:p>1935.92</text:p>
          </table:table-cell>
          <table:table-cell office:value-type="float" office:value="0.666644" calcext:value-type="float">
            <text:p>0.666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000000533795" calcext:value-type="float">
            <text:p>5.33795E-08</text:p>
          </table:table-cell>
          <table:table-cell office:value-type="float" office:value="0.219514" calcext:value-type="float">
            <text:p>0.219514</text:p>
          </table:table-cell>
          <table:table-cell office:value-type="float" office:value="10.1704" calcext:value-type="float">
            <text:p>10.1704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2384" calcext:value-type="float">
            <text:p>0.0002384</text:p>
          </table:table-cell>
          <table:table-cell office:value-type="float" office:value="0.000000073797" calcext:value-type="float">
            <text:p>7.3797E-08</text:p>
          </table:table-cell>
          <table:table-cell office:value-type="float" office:value="0.375109" calcext:value-type="float">
            <text:p>0.375109</text:p>
          </table:table-cell>
          <table:table-cell office:value-type="float" office:value="6.11063" calcext:value-type="float">
            <text:p>6.11063</text:p>
          </table:table-cell>
          <table:table-cell office:value-type="float" office:value="0.567182" calcext:value-type="float">
            <text:p>0.56718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5568" calcext:value-type="float">
            <text:p>5.568E-05</text:p>
          </table:table-cell>
          <table:table-cell office:value-type="float" office:value="0.00000000880681" calcext:value-type="float">
            <text:p>8.80681E-09</text:p>
          </table:table-cell>
          <table:table-cell office:value-type="float" office:value="0.329064" calcext:value-type="float">
            <text:p>0.329064</text:p>
          </table:table-cell>
          <table:table-cell office:value-type="string" calcext:value-type="string">
            <text:p>-nan</text:p>
          </table:table-cell>
          <table:table-cell office:value-type="float" office:value="0.0531114" calcext:value-type="float">
            <text:p>0.0531114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282496" calcext:value-type="float">
            <text:p>0.00282496</text:p>
          </table:table-cell>
          <table:table-cell office:value-type="float" office:value="0.0000130085" calcext:value-type="float">
            <text:p>1.30085E-05</text:p>
          </table:table-cell>
          <table:table-cell office:value-type="float" office:value="8.31131" calcext:value-type="float">
            <text:p>8.31131</text:p>
          </table:table-cell>
          <table:table-cell office:value-type="string" calcext:value-type="string">
            <text:p>-nan</text:p>
          </table:table-cell>
          <table:table-cell office:value-type="float" office:value="0.456647" calcext:value-type="float">
            <text:p>0.45664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594776" calcext:value-type="float">
            <text:p>0.00594776</text:p>
          </table:table-cell>
          <table:table-cell office:value-type="float" office:value="0.0000397628" calcext:value-type="float">
            <text:p>3.97628E-05</text:p>
          </table:table-cell>
          <table:table-cell office:value-type="float" office:value="37.0883" calcext:value-type="float">
            <text:p>37.0883</text:p>
          </table:table-cell>
          <table:table-cell office:value-type="string" calcext:value-type="string">
            <text:p>-nan</text:p>
          </table:table-cell>
          <table:table-cell office:value-type="float" office:value="0.62533" calcext:value-type="float">
            <text:p>0.6253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-0.1383" calcext:value-type="float">
            <text:p>-0.1383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221874" calcext:value-type="float">
            <text:p>0.0221874</text:p>
          </table:table-cell>
          <table:table-cell office:value-type="float" office:value="0.000729922" calcext:value-type="float">
            <text:p>0.000729922</text:p>
          </table:table-cell>
          <table:table-cell office:value-type="float" office:value="55.9298" calcext:value-type="float">
            <text:p>55.9298</text:p>
          </table:table-cell>
          <table:table-cell office:value-type="string" calcext:value-type="string">
            <text:p>-nan</text:p>
          </table:table-cell>
          <table:table-cell office:value-type="float" office:value="0.505755" calcext:value-type="float">
            <text:p>0.505755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-0.353663" calcext:value-type="float">
            <text:p>-0.353663</text:p>
          </table:table-cell>
          <table:table-cell office:value-type="float" office:value="0.353663" calcext:value-type="float">
            <text:p>0.353663</text:p>
          </table:table-cell>
          <table:table-cell office:value-type="float" office:value="0.136753" calcext:value-type="float">
            <text:p>0.136753</text:p>
          </table:table-cell>
          <table:table-cell office:value-type="float" office:value="0.0262206" calcext:value-type="float">
            <text:p>0.0262206</text:p>
          </table:table-cell>
          <table:table-cell office:value-type="float" office:value="196.146" calcext:value-type="float">
            <text:p>196.146</text:p>
          </table:table-cell>
          <table:table-cell office:value-type="float" office:value="6.86389" calcext:value-type="float">
            <text:p>6.86389</text:p>
          </table:table-cell>
          <table:table-cell office:value-type="float" office:value="0.532643" calcext:value-type="float">
            <text:p>0.532643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-0.908075" calcext:value-type="float">
            <text:p>-0.908075</text:p>
          </table:table-cell>
          <table:table-cell office:value-type="float" office:value="0.908075" calcext:value-type="float">
            <text:p>0.908075</text:p>
          </table:table-cell>
          <table:table-cell office:value-type="float" office:value="0.83263" calcext:value-type="float">
            <text:p>0.83263</text:p>
          </table:table-cell>
          <table:table-cell office:value-type="float" office:value="0.715206" calcext:value-type="float">
            <text:p>0.715206</text:p>
          </table:table-cell>
          <table:table-cell office:value-type="float" office:value="15.633" calcext:value-type="float">
            <text:p>15.633</text:p>
          </table:table-cell>
          <table:table-cell office:value-type="float" office:value="91.5406" calcext:value-type="float">
            <text:p>91.5406</text:p>
          </table:table-cell>
          <table:table-cell office:value-type="float" office:value="0.65612" calcext:value-type="float">
            <text:p>0.6561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office:value-type="float" office:value="-0.956494" calcext:value-type="float">
            <text:p>-0.956494</text:p>
          </table:table-cell>
          <table:table-cell office:value-type="float" office:value="0.956494" calcext:value-type="float">
            <text:p>0.956494</text:p>
          </table:table-cell>
          <table:table-cell office:value-type="float" office:value="0.914912" calcext:value-type="float">
            <text:p>0.914912</text:p>
          </table:table-cell>
          <table:table-cell office:value-type="float" office:value="0.837181" calcext:value-type="float">
            <text:p>0.837181</text:p>
          </table:table-cell>
          <table:table-cell office:value-type="float" office:value="0.0878092" calcext:value-type="float">
            <text:p>0.0878092</text:p>
          </table:table-cell>
          <table:table-cell office:value-type="float" office:value="1285.16" calcext:value-type="float">
            <text:p>1285.16</text:p>
          </table:table-cell>
          <table:table-cell office:value-type="float" office:value="0.66662" calcext:value-type="float">
            <text:p>0.66662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office:value-type="float" office:value="-0.957033" calcext:value-type="float">
            <text:p>-0.957033</text:p>
          </table:table-cell>
          <table:table-cell office:value-type="float" office:value="0.957033" calcext:value-type="float">
            <text:p>0.957033</text:p>
          </table:table-cell>
          <table:table-cell office:value-type="float" office:value="0.915945" calcext:value-type="float">
            <text:p>0.915945</text:p>
          </table:table-cell>
          <table:table-cell office:value-type="float" office:value="0.839076" calcext:value-type="float">
            <text:p>0.839076</text:p>
          </table:table-cell>
          <table:table-cell office:value-type="float" office:value="0.0847618" calcext:value-type="float">
            <text:p>0.0847618</text:p>
          </table:table-cell>
          <table:table-cell office:value-type="float" office:value="1308.8" calcext:value-type="float">
            <text:p>1308.8</text:p>
          </table:table-cell>
          <table:table-cell office:value-type="float" office:value="0.666619" calcext:value-type="float">
            <text:p>0.66661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-0.95693" calcext:value-type="float">
            <text:p>-0.95693</text:p>
          </table:table-cell>
          <table:table-cell office:value-type="float" office:value="0.95693" calcext:value-type="float">
            <text:p>0.95693</text:p>
          </table:table-cell>
          <table:table-cell office:value-type="float" office:value="0.91575" calcext:value-type="float">
            <text:p>0.91575</text:p>
          </table:table-cell>
          <table:table-cell office:value-type="float" office:value="0.838722" calcext:value-type="float">
            <text:p>0.838722</text:p>
          </table:table-cell>
          <table:table-cell office:value-type="float" office:value="0.0799836" calcext:value-type="float">
            <text:p>0.0799836</text:p>
          </table:table-cell>
          <table:table-cell office:value-type="float" office:value="1347.18" calcext:value-type="float">
            <text:p>1347.18</text:p>
          </table:table-cell>
          <table:table-cell office:value-type="float" office:value="0.666617" calcext:value-type="float">
            <text:p>0.66661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-0.957133" calcext:value-type="float">
            <text:p>-0.957133</text:p>
          </table:table-cell>
          <table:table-cell office:value-type="float" office:value="0.957133" calcext:value-type="float">
            <text:p>0.957133</text:p>
          </table:table-cell>
          <table:table-cell office:value-type="float" office:value="0.916137" calcext:value-type="float">
            <text:p>0.916137</text:p>
          </table:table-cell>
          <table:table-cell office:value-type="float" office:value="0.839429" calcext:value-type="float">
            <text:p>0.839429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1299.95" calcext:value-type="float">
            <text:p>1299.95</text:p>
          </table:table-cell>
          <table:table-cell office:value-type="float" office:value="0.666618" calcext:value-type="float">
            <text:p>0.66661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office:value-type="float" office:value="-0.957235" calcext:value-type="float">
            <text:p>-0.957235</text:p>
          </table:table-cell>
          <table:table-cell office:value-type="float" office:value="0.957235" calcext:value-type="float">
            <text:p>0.957235</text:p>
          </table:table-cell>
          <table:table-cell office:value-type="float" office:value="0.916332" calcext:value-type="float">
            <text:p>0.916332</text:p>
          </table:table-cell>
          <table:table-cell office:value-type="float" office:value="0.839785" calcext:value-type="float">
            <text:p>0.839785</text:p>
          </table:table-cell>
          <table:table-cell office:value-type="float" office:value="0.085313" calcext:value-type="float">
            <text:p>0.085313</text:p>
          </table:table-cell>
          <table:table-cell office:value-type="float" office:value="1304.84" calcext:value-type="float">
            <text:p>1304.84</text:p>
          </table:table-cell>
          <table:table-cell office:value-type="float" office:value="0.666619" calcext:value-type="float">
            <text:p>0.666619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-0.957111" calcext:value-type="float">
            <text:p>-0.957111</text:p>
          </table:table-cell>
          <table:table-cell office:value-type="float" office:value="0.957111" calcext:value-type="float">
            <text:p>0.957111</text:p>
          </table:table-cell>
          <table:table-cell office:value-type="float" office:value="0.916097" calcext:value-type="float">
            <text:p>0.916097</text:p>
          </table:table-cell>
          <table:table-cell office:value-type="float" office:value="0.83936" calcext:value-type="float">
            <text:p>0.83936</text:p>
          </table:table-cell>
          <table:table-cell office:value-type="float" office:value="0.0864181" calcext:value-type="float">
            <text:p>0.0864181</text:p>
          </table:table-cell>
          <table:table-cell office:value-type="float" office:value="1296.3" calcext:value-type="float">
            <text:p>1296.3</text:p>
          </table:table-cell>
          <table:table-cell office:value-type="float" office:value="0.666616" calcext:value-type="float">
            <text:p>0.666616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office:value-type="float" office:value="-0.957209" calcext:value-type="float">
            <text:p>-0.957209</text:p>
          </table:table-cell>
          <table:table-cell office:value-type="float" office:value="0.957209" calcext:value-type="float">
            <text:p>0.957209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839699" calcext:value-type="float">
            <text:p>0.839699</text:p>
          </table:table-cell>
          <table:table-cell office:value-type="float" office:value="0.08457" calcext:value-type="float">
            <text:p>0.08457</text:p>
          </table:table-cell>
          <table:table-cell office:value-type="float" office:value="1310.52" calcext:value-type="float">
            <text:p>1310.52</text:p>
          </table:table-cell>
          <table:table-cell office:value-type="float" office:value="0.666617" calcext:value-type="float">
            <text:p>0.66661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office:value-type="float" office:value="-0.957214" calcext:value-type="float">
            <text:p>-0.957214</text:p>
          </table:table-cell>
          <table:table-cell office:value-type="float" office:value="0.957214" calcext:value-type="float">
            <text:p>0.957214</text:p>
          </table:table-cell>
          <table:table-cell office:value-type="float" office:value="0.916292" calcext:value-type="float">
            <text:p>0.916292</text:p>
          </table:table-cell>
          <table:table-cell office:value-type="float" office:value="0.839714" calcext:value-type="float">
            <text:p>0.839714</text:p>
          </table:table-cell>
          <table:table-cell office:value-type="float" office:value="0.0845972" calcext:value-type="float">
            <text:p>0.0845972</text:p>
          </table:table-cell>
          <table:table-cell office:value-type="float" office:value="1310.32" calcext:value-type="float">
            <text:p>1310.32</text:p>
          </table:table-cell>
          <table:table-cell office:value-type="float" office:value="0.666618" calcext:value-type="float">
            <text:p>0.66661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float" office:value="-0.957215" calcext:value-type="float">
            <text:p>-0.957215</text:p>
          </table:table-cell>
          <table:table-cell office:value-type="float" office:value="0.957215" calcext:value-type="float">
            <text:p>0.957215</text:p>
          </table:table-cell>
          <table:table-cell office:value-type="float" office:value="0.916295" calcext:value-type="float">
            <text:p>0.916295</text:p>
          </table:table-cell>
          <table:table-cell office:value-type="float" office:value="0.83972" calcext:value-type="float">
            <text:p>0.83972</text:p>
          </table:table-cell>
          <table:table-cell office:value-type="float" office:value="0.084852" calcext:value-type="float">
            <text:p>0.084852</text:p>
          </table:table-cell>
          <table:table-cell office:value-type="float" office:value="1308.35" calcext:value-type="float">
            <text:p>1308.35</text:p>
          </table:table-cell>
          <table:table-cell office:value-type="float" office:value="0.666618" calcext:value-type="float">
            <text:p>0.66661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office:value-type="float" office:value="-0.957188" calcext:value-type="float">
            <text:p>-0.957188</text:p>
          </table:table-cell>
          <table:table-cell office:value-type="float" office:value="0.957188" calcext:value-type="float">
            <text:p>0.957188</text:p>
          </table:table-cell>
          <table:table-cell office:value-type="float" office:value="0.916242" calcext:value-type="float">
            <text:p>0.916242</text:p>
          </table:table-cell>
          <table:table-cell office:value-type="float" office:value="0.839623" calcext:value-type="float">
            <text:p>0.839623</text:p>
          </table:table-cell>
          <table:table-cell office:value-type="float" office:value="0.0848571" calcext:value-type="float">
            <text:p>0.0848571</text:p>
          </table:table-cell>
          <table:table-cell office:value-type="float" office:value="1308.27" calcext:value-type="float">
            <text:p>1308.27</text:p>
          </table:table-cell>
          <table:table-cell office:value-type="float" office:value="0.666617" calcext:value-type="float">
            <text:p>0.666617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office:value-type="float" office:value="-0.957214" calcext:value-type="float">
            <text:p>-0.957214</text:p>
          </table:table-cell>
          <table:table-cell office:value-type="float" office:value="0.957214" calcext:value-type="float">
            <text:p>0.957214</text:p>
          </table:table-cell>
          <table:table-cell office:value-type="float" office:value="0.916292" calcext:value-type="float">
            <text:p>0.916292</text:p>
          </table:table-cell>
          <table:table-cell office:value-type="float" office:value="0.839714" calcext:value-type="float">
            <text:p>0.839714</text:p>
          </table:table-cell>
          <table:table-cell office:value-type="float" office:value="0.0850528" calcext:value-type="float">
            <text:p>0.0850528</text:p>
          </table:table-cell>
          <table:table-cell office:value-type="float" office:value="1306.8" calcext:value-type="float">
            <text:p>1306.8</text:p>
          </table:table-cell>
          <table:table-cell office:value-type="float" office:value="0.666618" calcext:value-type="float">
            <text:p>0.666618</text:p>
          </table:table-cell>
          <table:table-cell table:number-columns-repeated="1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-0.957211" calcext:value-type="float">
            <text:p>-0.957211</text:p>
          </table:table-cell>
          <table:table-cell office:value-type="float" office:value="0.957211" calcext:value-type="float">
            <text:p>0.957211</text:p>
          </table:table-cell>
          <table:table-cell office:value-type="float" office:value="0.916287" calcext:value-type="float">
            <text:p>0.916287</text:p>
          </table:table-cell>
          <table:table-cell office:value-type="float" office:value="0.839705" calcext:value-type="float">
            <text:p>0.839705</text:p>
          </table:table-cell>
          <table:table-cell office:value-type="float" office:value="0.0848964" calcext:value-type="float">
            <text:p>0.0848964</text:p>
          </table:table-cell>
          <table:table-cell office:value-type="float" office:value="1308" calcext:value-type="float">
            <text:p>1308</text:p>
          </table:table-cell>
          <table:table-cell office:value-type="float" office:value="0.666617" calcext:value-type="float">
            <text:p>0.666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0000256" calcext:value-type="float">
            <text:p>2.56E-10</text:p>
          </table:table-cell>
          <table:table-cell office:value-type="float" office:value="0.426114" calcext:value-type="float">
            <text:p>0.42611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0029248" calcext:value-type="float">
            <text:p>0.00029248</text:p>
          </table:table-cell>
          <table:table-cell office:value-type="float" office:value="0.0000000971051" calcext:value-type="float">
            <text:p>9.71051E-08</text:p>
          </table:table-cell>
          <table:table-cell office:value-type="float" office:value="0.775358" calcext:value-type="float">
            <text:p>0.775358</text:p>
          </table:table-cell>
          <table:table-cell office:value-type="string" calcext:value-type="string">
            <text:p>-nan</text:p>
          </table:table-cell>
          <table:table-cell office:value-type="float" office:value="0.62162" calcext:value-type="float">
            <text:p>0.62162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134688" calcext:value-type="float">
            <text:p>0.00134688</text:p>
          </table:table-cell>
          <table:table-cell office:value-type="float" office:value="0.00000208882" calcext:value-type="float">
            <text:p>2.08882E-06</text:p>
          </table:table-cell>
          <table:table-cell office:value-type="float" office:value="2.29965" calcext:value-type="float">
            <text:p>2.29965</text:p>
          </table:table-cell>
          <table:table-cell office:value-type="float" office:value="5.4255" calcext:value-type="float">
            <text:p>5.4255</text:p>
          </table:table-cell>
          <table:table-cell office:value-type="float" office:value="0.616184" calcext:value-type="float">
            <text:p>0.61618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58" calcext:value-type="float">
            <text:p>0.0058</text:p>
          </table:table-cell>
          <table:table-cell office:value-type="float" office:value="0.00100416" calcext:value-type="float">
            <text:p>0.00100416</text:p>
          </table:table-cell>
          <table:table-cell office:value-type="float" office:value="0.0000016447" calcext:value-type="float">
            <text:p>1.6447E-06</text:p>
          </table:table-cell>
          <table:table-cell office:value-type="float" office:value="7.56686" calcext:value-type="float">
            <text:p>7.56686</text:p>
          </table:table-cell>
          <table:table-cell office:value-type="string" calcext:value-type="string">
            <text:p>-nan</text:p>
          </table:table-cell>
          <table:table-cell office:value-type="float" office:value="0.456299" calcext:value-type="float">
            <text:p>0.45629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502" calcext:value-type="float">
            <text:p>0.0502</text:p>
          </table:table-cell>
          <table:table-cell office:value-type="float" office:value="0.00273928" calcext:value-type="float">
            <text:p>0.00273928</text:p>
          </table:table-cell>
          <table:table-cell office:value-type="float" office:value="0.000010536" calcext:value-type="float">
            <text:p>1.0536E-05</text:p>
          </table:table-cell>
          <table:table-cell office:value-type="float" office:value="8.1913" calcext:value-type="float">
            <text:p>8.1913</text:p>
          </table:table-cell>
          <table:table-cell office:value-type="string" calcext:value-type="string">
            <text:p>-nan</text:p>
          </table:table-cell>
          <table:table-cell office:value-type="float" office:value="0.53196" calcext:value-type="float">
            <text:p>0.5319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75425" calcext:value-type="float">
            <text:p>0.075425</text:p>
          </table:table-cell>
          <table:table-cell office:value-type="float" office:value="0.00607826" calcext:value-type="float">
            <text:p>0.00607826</text:p>
          </table:table-cell>
          <table:table-cell office:value-type="float" office:value="0.0000447821" calcext:value-type="float">
            <text:p>4.47821E-05</text:p>
          </table:table-cell>
          <table:table-cell office:value-type="float" office:value="23.2437" calcext:value-type="float">
            <text:p>23.2437</text:p>
          </table:table-cell>
          <table:table-cell office:value-type="string" calcext:value-type="string">
            <text:p>-nan</text:p>
          </table:table-cell>
          <table:table-cell office:value-type="float" office:value="0.59596" calcext:value-type="float">
            <text:p>0.5959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13913" calcext:value-type="float">
            <text:p>0.113913</text:p>
          </table:table-cell>
          <table:table-cell office:value-type="float" office:value="0.0166974" calcext:value-type="float">
            <text:p>0.0166974</text:p>
          </table:table-cell>
          <table:table-cell office:value-type="float" office:value="0.000507197" calcext:value-type="float">
            <text:p>0.000507197</text:p>
          </table:table-cell>
          <table:table-cell office:value-type="float" office:value="30.3774" calcext:value-type="float">
            <text:p>30.3774</text:p>
          </table:table-cell>
          <table:table-cell office:value-type="float" office:value="4.87086" calcext:value-type="float">
            <text:p>4.87086</text:p>
          </table:table-cell>
          <table:table-cell office:value-type="float" office:value="0.3936" calcext:value-type="float">
            <text:p>0.393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33356" calcext:value-type="float">
            <text:p>0.233356</text:p>
          </table:table-cell>
          <table:table-cell office:value-type="float" office:value="0.056431" calcext:value-type="float">
            <text:p>0.056431</text:p>
          </table:table-cell>
          <table:table-cell office:value-type="float" office:value="0.0036521" calcext:value-type="float">
            <text:p>0.0036521</text:p>
          </table:table-cell>
          <table:table-cell office:value-type="float" office:value="1.83792" calcext:value-type="float">
            <text:p>1.83792</text:p>
          </table:table-cell>
          <table:table-cell office:value-type="float" office:value="69.3097" calcext:value-type="float">
            <text:p>69.3097</text:p>
          </table:table-cell>
          <table:table-cell office:value-type="float" office:value="0.617716" calcext:value-type="float">
            <text:p>0.617716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62069" calcext:value-type="float">
            <text:p>0.162069</text:p>
          </table:table-cell>
          <table:table-cell office:value-type="float" office:value="0.0294998" calcext:value-type="float">
            <text:p>0.0294998</text:p>
          </table:table-cell>
          <table:table-cell office:value-type="float" office:value="0.00112235" calcext:value-type="float">
            <text:p>0.00112235</text:p>
          </table:table-cell>
          <table:table-cell office:value-type="float" office:value="4.84443" calcext:value-type="float">
            <text:p>4.84443</text:p>
          </table:table-cell>
          <table:table-cell office:value-type="float" office:value="30.0317" calcext:value-type="float">
            <text:p>30.0317</text:p>
          </table:table-cell>
          <table:table-cell office:value-type="float" office:value="0.570101" calcext:value-type="float">
            <text:p>0.570101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847766" calcext:value-type="float">
            <text:p>0.0847766</text:p>
          </table:table-cell>
          <table:table-cell office:value-type="float" office:value="0.0128218" calcext:value-type="float">
            <text:p>0.0128218</text:p>
          </table:table-cell>
          <table:table-cell office:value-type="float" office:value="0.000336237" calcext:value-type="float">
            <text:p>0.000336237</text:p>
          </table:table-cell>
          <table:table-cell office:value-type="float" office:value="11.8799" calcext:value-type="float">
            <text:p>11.8799</text:p>
          </table:table-cell>
          <table:table-cell office:value-type="float" office:value="10.377" calcext:value-type="float">
            <text:p>10.377</text:p>
          </table:table-cell>
          <table:table-cell office:value-type="float" office:value="0.318254" calcext:value-type="float">
            <text:p>0.31825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101962" calcext:value-type="float">
            <text:p>0.101962</text:p>
          </table:table-cell>
          <table:table-cell office:value-type="float" office:value="0.0146327" calcext:value-type="float">
            <text:p>0.0146327</text:p>
          </table:table-cell>
          <table:table-cell office:value-type="float" office:value="0.000416392" calcext:value-type="float">
            <text:p>0.000416392</text:p>
          </table:table-cell>
          <table:table-cell office:value-type="float" office:value="2.84721" calcext:value-type="float">
            <text:p>2.84721</text:p>
          </table:table-cell>
          <table:table-cell office:value-type="float" office:value="27.4096" calcext:value-type="float">
            <text:p>27.4096</text:p>
          </table:table-cell>
          <table:table-cell office:value-type="float" office:value="0.351764" calcext:value-type="float">
            <text:p>0.351764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33461" calcext:value-type="float">
            <text:p>0.433461</text:p>
          </table:table-cell>
          <table:table-cell office:value-type="float" office:value="0.302826" calcext:value-type="float">
            <text:p>0.302826</text:p>
          </table:table-cell>
          <table:table-cell office:value-type="float" office:value="0.202955" calcext:value-type="float">
            <text:p>0.202955</text:p>
          </table:table-cell>
          <table:table-cell office:value-type="float" office:value="5.04248" calcext:value-type="float">
            <text:p>5.04248</text:p>
          </table:table-cell>
          <table:table-cell office:value-type="float" office:value="97.2455" calcext:value-type="float">
            <text:p>97.2455</text:p>
          </table:table-cell>
          <table:table-cell office:value-type="float" office:value="0.262278" calcext:value-type="float">
            <text:p>0.26227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35564" calcext:value-type="float">
            <text:p>0.935564</text:p>
          </table:table-cell>
          <table:table-cell office:value-type="float" office:value="0.87533" calcext:value-type="float">
            <text:p>0.87533</text:p>
          </table:table-cell>
          <table:table-cell office:value-type="float" office:value="0.766382" calcext:value-type="float">
            <text:p>0.766382</text:p>
          </table:table-cell>
          <table:table-cell office:value-type="float" office:value="0.131492" calcext:value-type="float">
            <text:p>0.131492</text:p>
          </table:table-cell>
          <table:table-cell office:value-type="float" office:value="1027.23" calcext:value-type="float">
            <text:p>1027.23</text:p>
          </table:table-cell>
          <table:table-cell office:value-type="float" office:value="0.666589" calcext:value-type="float">
            <text:p>0.66658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35483" calcext:value-type="float">
            <text:p>0.935483</text:p>
          </table:table-cell>
          <table:table-cell office:value-type="float" office:value="0.87518" calcext:value-type="float">
            <text:p>0.87518</text:p>
          </table:table-cell>
          <table:table-cell office:value-type="float" office:value="0.766119" calcext:value-type="float">
            <text:p>0.766119</text:p>
          </table:table-cell>
          <table:table-cell office:value-type="float" office:value="0.130165" calcext:value-type="float">
            <text:p>0.130165</text:p>
          </table:table-cell>
          <table:table-cell office:value-type="float" office:value="1032.37" calcext:value-type="float">
            <text:p>1032.37</text:p>
          </table:table-cell>
          <table:table-cell office:value-type="float" office:value="0.666589" calcext:value-type="float">
            <text:p>0.666589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35435" calcext:value-type="float">
            <text:p>0.935435</text:p>
          </table:table-cell>
          <table:table-cell office:value-type="float" office:value="0.87509" calcext:value-type="float">
            <text:p>0.87509</text:p>
          </table:table-cell>
          <table:table-cell office:value-type="float" office:value="0.765964" calcext:value-type="float">
            <text:p>0.765964</text:p>
          </table:table-cell>
          <table:table-cell office:value-type="float" office:value="0.128148" calcext:value-type="float">
            <text:p>0.128148</text:p>
          </table:table-cell>
          <table:table-cell office:value-type="float" office:value="1040.41" calcext:value-type="float">
            <text:p>1040.41</text:p>
          </table:table-cell>
          <table:table-cell office:value-type="float" office:value="0.666588" calcext:value-type="float">
            <text:p>0.66658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3545" calcext:value-type="float">
            <text:p>0.93545</text:p>
          </table:table-cell>
          <table:table-cell office:value-type="float" office:value="0.875119" calcext:value-type="float">
            <text:p>0.875119</text:p>
          </table:table-cell>
          <table:table-cell office:value-type="float" office:value="0.766015" calcext:value-type="float">
            <text:p>0.766015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1040.67" calcext:value-type="float">
            <text:p>1040.67</text:p>
          </table:table-cell>
          <table:table-cell office:value-type="float" office:value="0.666588" calcext:value-type="float">
            <text:p>0.66658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35406" calcext:value-type="float">
            <text:p>0.935406</text:p>
          </table:table-cell>
          <table:table-cell office:value-type="float" office:value="0.875036" calcext:value-type="float">
            <text:p>0.875036</text:p>
          </table:table-cell>
          <table:table-cell office:value-type="float" office:value="0.76587" calcext:value-type="float">
            <text:p>0.76587</text:p>
          </table:table-cell>
          <table:table-cell office:value-type="float" office:value="0.129266" calcext:value-type="float">
            <text:p>0.129266</text:p>
          </table:table-cell>
          <table:table-cell office:value-type="float" office:value="1035.87" calcext:value-type="float">
            <text:p>1035.87</text:p>
          </table:table-cell>
          <table:table-cell office:value-type="float" office:value="0.666587" calcext:value-type="float">
            <text:p>0.666587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35392" calcext:value-type="float">
            <text:p>0.935392</text:p>
          </table:table-cell>
          <table:table-cell office:value-type="float" office:value="0.875011" calcext:value-type="float">
            <text:p>0.875011</text:p>
          </table:table-cell>
          <table:table-cell office:value-type="float" office:value="0.765824" calcext:value-type="float">
            <text:p>0.765824</text:p>
          </table:table-cell>
          <table:table-cell office:value-type="float" office:value="0.128854" calcext:value-type="float">
            <text:p>0.128854</text:p>
          </table:table-cell>
          <table:table-cell office:value-type="float" office:value="1037.51" calcext:value-type="float">
            <text:p>1037.51</text:p>
          </table:table-cell>
          <table:table-cell office:value-type="float" office:value="0.666588" calcext:value-type="float">
            <text:p>0.66658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35425" calcext:value-type="float">
            <text:p>0.935425</text:p>
          </table:table-cell>
          <table:table-cell office:value-type="float" office:value="0.875071" calcext:value-type="float">
            <text:p>0.875071</text:p>
          </table:table-cell>
          <table:table-cell office:value-type="float" office:value="0.765929" calcext:value-type="float">
            <text:p>0.765929</text:p>
          </table:table-cell>
          <table:table-cell office:value-type="float" office:value="0.128858" calcext:value-type="float">
            <text:p>0.128858</text:p>
          </table:table-cell>
          <table:table-cell office:value-type="float" office:value="1037.53" calcext:value-type="float">
            <text:p>1037.53</text:p>
          </table:table-cell>
          <table:table-cell office:value-type="float" office:value="0.666588" calcext:value-type="float">
            <text:p>0.666588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35405" calcext:value-type="float">
            <text:p>0.935405</text:p>
          </table:table-cell>
          <table:table-cell office:value-type="float" office:value="0.875034" calcext:value-type="float">
            <text:p>0.875034</text:p>
          </table:table-cell>
          <table:table-cell office:value-type="float" office:value="0.765865" calcext:value-type="float">
            <text:p>0.765865</text:p>
          </table:table-cell>
          <table:table-cell office:value-type="float" office:value="0.129186" calcext:value-type="float">
            <text:p>0.129186</text:p>
          </table:table-cell>
          <table:table-cell office:value-type="float" office:value="1036.19" calcext:value-type="float">
            <text:p>1036.19</text:p>
          </table:table-cell>
          <table:table-cell office:value-type="float" office:value="0.666588" calcext:value-type="float">
            <text:p>0.6665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96" calcext:value-type="float">
            <text:p>0.0296</text:p>
          </table:table-cell>
          <table:table-cell office:value-type="float" office:value="0.00087616" calcext:value-type="float">
            <text:p>0.00087616</text:p>
          </table:table-cell>
          <table:table-cell office:value-type="float" office:value="0.000000767656" calcext:value-type="float">
            <text:p>7.67656E-07</text:p>
          </table:table-cell>
          <table:table-cell office:value-type="float" office:value="1.50245" calcext:value-type="float">
            <text:p>1.50245</text:p>
          </table:table-cell>
          <table:table-cell office:value-type="float" office:value="5.38832" calcext:value-type="float">
            <text:p>5.3883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000245888" calcext:value-type="float">
            <text:p>2.45888E-07</text:p>
          </table:table-cell>
          <table:table-cell office:value-type="float" office:value="6.3408" calcext:value-type="float">
            <text:p>6.3408</text:p>
          </table:table-cell>
          <table:table-cell office:value-type="string" calcext:value-type="string">
            <text:p>-nan</text:p>
          </table:table-cell>
          <table:table-cell office:value-type="float" office:value="0.655827" calcext:value-type="float">
            <text:p>0.65582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34" calcext:value-type="float">
            <text:p>0.0034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0000000687811" calcext:value-type="float">
            <text:p>6.87811E-09</text:p>
          </table:table-cell>
          <table:table-cell office:value-type="float" office:value="25.5552" calcext:value-type="float">
            <text:p>25.5552</text:p>
          </table:table-cell>
          <table:table-cell office:value-type="string" calcext:value-type="string">
            <text:p>-nan</text:p>
          </table:table-cell>
          <table:table-cell office:value-type="float" office:value="0.108771" calcext:value-type="float">
            <text:p>0.10877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044944" calcext:value-type="float">
            <text:p>0.00044944</text:p>
          </table:table-cell>
          <table:table-cell office:value-type="float" office:value="0.000000473796" calcext:value-type="float">
            <text:p>4.73796E-07</text:p>
          </table:table-cell>
          <table:table-cell office:value-type="float" office:value="56.6808" calcext:value-type="float">
            <text:p>56.6808</text:p>
          </table:table-cell>
          <table:table-cell office:value-type="string" calcext:value-type="string">
            <text:p>-nan</text:p>
          </table:table-cell>
          <table:table-cell office:value-type="float" office:value="0.218144" calcext:value-type="float">
            <text:p>0.218144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0107568" calcext:value-type="float">
            <text:p>0.00107568</text:p>
          </table:table-cell>
          <table:table-cell office:value-type="float" office:value="0.00000217993" calcext:value-type="float">
            <text:p>2.17993E-06</text:p>
          </table:table-cell>
          <table:table-cell office:value-type="float" office:value="69.6997" calcext:value-type="float">
            <text:p>69.6997</text:p>
          </table:table-cell>
          <table:table-cell office:value-type="string" calcext:value-type="string">
            <text:p>-nan</text:p>
          </table:table-cell>
          <table:table-cell office:value-type="float" office:value="0.372005" calcext:value-type="float">
            <text:p>0.37200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0325" calcext:value-type="float">
            <text:p>0.030325</text:p>
          </table:table-cell>
          <table:table-cell office:value-type="float" office:value="0.00182086" calcext:value-type="float">
            <text:p>0.00182086</text:p>
          </table:table-cell>
          <table:table-cell office:value-type="float" office:value="0.00000881728" calcext:value-type="float">
            <text:p>8.81728E-06</text:p>
          </table:table-cell>
          <table:table-cell office:value-type="float" office:value="79.5812" calcext:value-type="float">
            <text:p>79.5812</text:p>
          </table:table-cell>
          <table:table-cell office:value-type="string" calcext:value-type="string">
            <text:p>-nan</text:p>
          </table:table-cell>
          <table:table-cell office:value-type="float" office:value="0.113537" calcext:value-type="float">
            <text:p>0.11353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39825" calcext:value-type="float">
            <text:p>0.139825</text:p>
          </table:table-cell>
          <table:table-cell office:value-type="float" office:value="0.0222247" calcext:value-type="float">
            <text:p>0.0222247</text:p>
          </table:table-cell>
          <table:table-cell office:value-type="float" office:value="0.000710117" calcext:value-type="float">
            <text:p>0.000710117</text:p>
          </table:table-cell>
          <table:table-cell office:value-type="float" office:value="130.236" calcext:value-type="float">
            <text:p>130.236</text:p>
          </table:table-cell>
          <table:table-cell office:value-type="string" calcext:value-type="string">
            <text:p>-nan</text:p>
          </table:table-cell>
          <table:table-cell office:value-type="float" office:value="0.520776" calcext:value-type="float">
            <text:p>0.520776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3706" calcext:value-type="float">
            <text:p>0.283706</text:p>
          </table:table-cell>
          <table:table-cell office:value-type="float" office:value="0.0819993" calcext:value-type="float">
            <text:p>0.0819993</text:p>
          </table:table-cell>
          <table:table-cell office:value-type="float" office:value="0.00718449" calcext:value-type="float">
            <text:p>0.00718449</text:p>
          </table:table-cell>
          <table:table-cell office:value-type="float" office:value="21.2573" calcext:value-type="float">
            <text:p>21.2573</text:p>
          </table:table-cell>
          <table:table-cell office:value-type="float" office:value="23.4113" calcext:value-type="float">
            <text:p>23.4113</text:p>
          </table:table-cell>
          <table:table-cell office:value-type="float" office:value="0.643833" calcext:value-type="float">
            <text:p>0.64383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51884" calcext:value-type="float">
            <text:p>0.451884</text:p>
          </table:table-cell>
          <table:table-cell office:value-type="float" office:value="0.207471" calcext:value-type="float">
            <text:p>0.207471</text:p>
          </table:table-cell>
          <table:table-cell office:value-type="float" office:value="0.0456575" calcext:value-type="float">
            <text:p>0.0456575</text:p>
          </table:table-cell>
          <table:table-cell office:value-type="float" office:value="7.54368" calcext:value-type="float">
            <text:p>7.54368</text:p>
          </table:table-cell>
          <table:table-cell office:value-type="float" office:value="65.5467" calcext:value-type="float">
            <text:p>65.5467</text:p>
          </table:table-cell>
          <table:table-cell office:value-type="float" office:value="0.646428" calcext:value-type="float">
            <text:p>0.64642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35534" calcext:value-type="float">
            <text:p>0.435534</text:p>
          </table:table-cell>
          <table:table-cell office:value-type="float" office:value="0.196879" calcext:value-type="float">
            <text:p>0.196879</text:p>
          </table:table-cell>
          <table:table-cell office:value-type="float" office:value="0.0439305" calcext:value-type="float">
            <text:p>0.0439305</text:p>
          </table:table-cell>
          <table:table-cell office:value-type="float" office:value="5.95026" calcext:value-type="float">
            <text:p>5.95026</text:p>
          </table:table-cell>
          <table:table-cell office:value-type="float" office:value="71.984" calcext:value-type="float">
            <text:p>71.984</text:p>
          </table:table-cell>
          <table:table-cell office:value-type="float" office:value="0.622212" calcext:value-type="float">
            <text:p>0.622212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0044" calcext:value-type="float">
            <text:p>0.40044</text:p>
          </table:table-cell>
          <table:table-cell office:value-type="float" office:value="0.166358" calcext:value-type="float">
            <text:p>0.166358</text:p>
          </table:table-cell>
          <table:table-cell office:value-type="float" office:value="0.0318153" calcext:value-type="float">
            <text:p>0.0318153</text:p>
          </table:table-cell>
          <table:table-cell office:value-type="float" office:value="5.40205" calcext:value-type="float">
            <text:p>5.40205</text:p>
          </table:table-cell>
          <table:table-cell office:value-type="float" office:value="69.4143" calcext:value-type="float">
            <text:p>69.4143</text:p>
          </table:table-cell>
          <table:table-cell office:value-type="float" office:value="0.616797" calcext:value-type="float">
            <text:p>0.616797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65091" calcext:value-type="float">
            <text:p>0.465091</text:p>
          </table:table-cell>
          <table:table-cell office:value-type="float" office:value="0.261472" calcext:value-type="float">
            <text:p>0.261472</text:p>
          </table:table-cell>
          <table:table-cell office:value-type="float" office:value="0.125748" calcext:value-type="float">
            <text:p>0.125748</text:p>
          </table:table-cell>
          <table:table-cell office:value-type="float" office:value="7.13521" calcext:value-type="float">
            <text:p>7.13521</text:p>
          </table:table-cell>
          <table:table-cell office:value-type="float" office:value="75.8004" calcext:value-type="float">
            <text:p>75.8004</text:p>
          </table:table-cell>
          <table:table-cell office:value-type="float" office:value="0.386903" calcext:value-type="float">
            <text:p>0.386903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11085" calcext:value-type="float">
            <text:p>0.911085</text:p>
          </table:table-cell>
          <table:table-cell office:value-type="float" office:value="0.830147" calcext:value-type="float">
            <text:p>0.830147</text:p>
          </table:table-cell>
          <table:table-cell office:value-type="float" office:value="0.689383" calcext:value-type="float">
            <text:p>0.689383</text:p>
          </table:table-cell>
          <table:table-cell office:value-type="float" office:value="0.181089" calcext:value-type="float">
            <text:p>0.181089</text:p>
          </table:table-cell>
          <table:table-cell office:value-type="float" office:value="852.431" calcext:value-type="float">
            <text:p>852.431</text:p>
          </table:table-cell>
          <table:table-cell office:value-type="float" office:value="0.666551" calcext:value-type="float">
            <text:p>0.66655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11096" calcext:value-type="float">
            <text:p>0.911096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0.689427" calcext:value-type="float">
            <text:p>0.689427</text:p>
          </table:table-cell>
          <table:table-cell office:value-type="float" office:value="0.179065" calcext:value-type="float">
            <text:p>0.179065</text:p>
          </table:table-cell>
          <table:table-cell office:value-type="float" office:value="857.245" calcext:value-type="float">
            <text:p>857.245</text:p>
          </table:table-cell>
          <table:table-cell office:value-type="float" office:value="0.666548" calcext:value-type="float">
            <text:p>0.666548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11036" calcext:value-type="float">
            <text:p>0.911036</text:p>
          </table:table-cell>
          <table:table-cell office:value-type="float" office:value="0.83006" calcext:value-type="float">
            <text:p>0.83006</text:p>
          </table:table-cell>
          <table:table-cell office:value-type="float" office:value="0.689238" calcext:value-type="float">
            <text:p>0.689238</text:p>
          </table:table-cell>
          <table:table-cell office:value-type="float" office:value="0.181166" calcext:value-type="float">
            <text:p>0.181166</text:p>
          </table:table-cell>
          <table:table-cell office:value-type="float" office:value="852.203" calcext:value-type="float">
            <text:p>852.203</text:p>
          </table:table-cell>
          <table:table-cell office:value-type="float" office:value="0.666551" calcext:value-type="float">
            <text:p>0.666551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11022" calcext:value-type="float">
            <text:p>0.911022</text:p>
          </table:table-cell>
          <table:table-cell office:value-type="float" office:value="0.830033" calcext:value-type="float">
            <text:p>0.830033</text:p>
          </table:table-cell>
          <table:table-cell office:value-type="float" office:value="0.689196" calcext:value-type="float">
            <text:p>0.689196</text:p>
          </table:table-cell>
          <table:table-cell office:value-type="float" office:value="0.181838" calcext:value-type="float">
            <text:p>0.181838</text:p>
          </table:table-cell>
          <table:table-cell office:value-type="float" office:value="850.615" calcext:value-type="float">
            <text:p>850.615</text:p>
          </table:table-cell>
          <table:table-cell office:value-type="float" office:value="0.66655" calcext:value-type="float">
            <text:p>0.6665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1002" calcext:value-type="float">
            <text:p>0.911002</text:p>
          </table:table-cell>
          <table:table-cell office:value-type="float" office:value="0.829998" calcext:value-type="float">
            <text:p>0.829998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181837" calcext:value-type="float">
            <text:p>0.181837</text:p>
          </table:table-cell>
          <table:table-cell office:value-type="float" office:value="850.597" calcext:value-type="float">
            <text:p>850.597</text:p>
          </table:table-cell>
          <table:table-cell office:value-type="float" office:value="0.66655" calcext:value-type="float">
            <text:p>0.6665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11019" calcext:value-type="float">
            <text:p>0.911019</text:p>
          </table:table-cell>
          <table:table-cell office:value-type="float" office:value="0.830029" calcext:value-type="float">
            <text:p>0.830029</text:p>
          </table:table-cell>
          <table:table-cell office:value-type="float" office:value="0.68919" calcext:value-type="float">
            <text:p>0.68919</text:p>
          </table:table-cell>
          <table:table-cell office:value-type="float" office:value="0.180978" calcext:value-type="float">
            <text:p>0.180978</text:p>
          </table:table-cell>
          <table:table-cell office:value-type="float" office:value="852.631" calcext:value-type="float">
            <text:p>852.631</text:p>
          </table:table-cell>
          <table:table-cell office:value-type="float" office:value="0.66655" calcext:value-type="float">
            <text:p>0.6665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1" calcext:value-type="float">
            <text:p>0.911</text:p>
          </table:table-cell>
          <table:table-cell office:value-type="float" office:value="0.829994" calcext:value-type="float">
            <text:p>0.829994</text:p>
          </table:table-cell>
          <table:table-cell office:value-type="float" office:value="0.689131" calcext:value-type="float">
            <text:p>0.689131</text:p>
          </table:table-cell>
          <table:table-cell office:value-type="float" office:value="0.181373" calcext:value-type="float">
            <text:p>0.181373</text:p>
          </table:table-cell>
          <table:table-cell office:value-type="float" office:value="851.683" calcext:value-type="float">
            <text:p>851.683</text:p>
          </table:table-cell>
          <table:table-cell office:value-type="float" office:value="0.66655" calcext:value-type="float">
            <text:p>0.66655</text:p>
          </table:table-cell>
          <table:table-cell table:number-columns-repeated="10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10992" calcext:value-type="float">
            <text:p>0.910992</text:p>
          </table:table-cell>
          <table:table-cell office:value-type="float" office:value="0.829979" calcext:value-type="float">
            <text:p>0.829979</text:p>
          </table:table-cell>
          <table:table-cell office:value-type="float" office:value="0.689105" calcext:value-type="float">
            <text:p>0.689105</text:p>
          </table:table-cell>
          <table:table-cell office:value-type="float" office:value="0.181278" calcext:value-type="float">
            <text:p>0.181278</text:p>
          </table:table-cell>
          <table:table-cell office:value-type="float" office:value="851.899" calcext:value-type="float">
            <text:p>851.899</text:p>
          </table:table-cell>
          <table:table-cell office:value-type="float" office:value="0.666551" calcext:value-type="float">
            <text:p>0.666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36" calcext:value-type="float">
            <text:p>0.0136</text:p>
          </table:table-cell>
          <table:table-cell office:value-type="float" office:value="0.00018496" calcext:value-type="float">
            <text:p>0.00018496</text:p>
          </table:table-cell>
          <table:table-cell office:value-type="float" office:value="0.0000000342102" calcext:value-type="float">
            <text:p>3.42102E-08</text:p>
          </table:table-cell>
          <table:table-cell office:value-type="float" office:value="0.0473963" calcext:value-type="float">
            <text:p>0.0473963</text:p>
          </table:table-cell>
          <table:table-cell office:value-type="float" office:value="23.5629" calcext:value-type="float">
            <text:p>23.562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08" calcext:value-type="float">
            <text:p>0.0308</text:p>
          </table:table-cell>
          <table:table-cell office:value-type="float" office:value="0.00095264" calcext:value-type="float">
            <text:p>0.00095264</text:p>
          </table:table-cell>
          <table:table-cell office:value-type="float" office:value="0.000000922701" calcext:value-type="float">
            <text:p>9.22701E-07</text:p>
          </table:table-cell>
          <table:table-cell office:value-type="float" office:value="1.39681" calcext:value-type="float">
            <text:p>1.39681</text:p>
          </table:table-cell>
          <table:table-cell office:value-type="float" office:value="6.68621" calcext:value-type="float">
            <text:p>6.68621</text:p>
          </table:table-cell>
          <table:table-cell office:value-type="float" office:value="0.661092" calcext:value-type="float">
            <text:p>0.66109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292" calcext:value-type="float">
            <text:p>0.0292</text:p>
          </table:table-cell>
          <table:table-cell office:value-type="float" office:value="0.00085536" calcext:value-type="float">
            <text:p>0.00085536</text:p>
          </table:table-cell>
          <table:table-cell office:value-type="float" office:value="0.000000740919" calcext:value-type="float">
            <text:p>7.40919E-07</text:p>
          </table:table-cell>
          <table:table-cell office:value-type="float" office:value="2.49392" calcext:value-type="float">
            <text:p>2.49392</text:p>
          </table:table-cell>
          <table:table-cell office:value-type="string" calcext:value-type="string">
            <text:p>-nan</text:p>
          </table:table-cell>
          <table:table-cell office:value-type="float" office:value="0.662439" calcext:value-type="float">
            <text:p>0.66243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561" calcext:value-type="float">
            <text:p>0.0561</text:p>
          </table:table-cell>
          <table:table-cell office:value-type="float" office:value="0.00337816" calcext:value-type="float">
            <text:p>0.00337816</text:p>
          </table:table-cell>
          <table:table-cell office:value-type="float" office:value="0.000014182" calcext:value-type="float">
            <text:p>1.4182E-05</text:p>
          </table:table-cell>
          <table:table-cell office:value-type="float" office:value="10.8791" calcext:value-type="float">
            <text:p>10.8791</text:p>
          </table:table-cell>
          <table:table-cell office:value-type="string" calcext:value-type="string">
            <text:p>-nan</text:p>
          </table:table-cell>
          <table:table-cell office:value-type="float" office:value="0.585756" calcext:value-type="float">
            <text:p>0.585756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024" calcext:value-type="float">
            <text:p>0.1024</text:p>
          </table:table-cell>
          <table:table-cell office:value-type="float" office:value="0.0108779" calcext:value-type="float">
            <text:p>0.0108779</text:p>
          </table:table-cell>
          <table:table-cell office:value-type="float" office:value="0.000136633" calcext:value-type="float">
            <text:p>0.000136633</text:p>
          </table:table-cell>
          <table:table-cell office:value-type="float" office:value="58.9563" calcext:value-type="float">
            <text:p>58.9563</text:p>
          </table:table-cell>
          <table:table-cell office:value-type="string" calcext:value-type="string">
            <text:p>-nan</text:p>
          </table:table-cell>
          <table:table-cell office:value-type="float" office:value="0.615105" calcext:value-type="float">
            <text:p>0.61510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2325" calcext:value-type="float">
            <text:p>0.262325</text:p>
          </table:table-cell>
          <table:table-cell office:value-type="float" office:value="0.0726055" calcext:value-type="float">
            <text:p>0.0726055</text:p>
          </table:table-cell>
          <table:table-cell office:value-type="float" office:value="0.00632075" calcext:value-type="float">
            <text:p>0.00632075</text:p>
          </table:table-cell>
          <table:table-cell office:value-type="float" office:value="103.479" calcext:value-type="float">
            <text:p>103.479</text:p>
          </table:table-cell>
          <table:table-cell office:value-type="float" office:value="6.91505" calcext:value-type="float">
            <text:p>6.91505</text:p>
          </table:table-cell>
          <table:table-cell office:value-type="float" office:value="0.600324" calcext:value-type="float">
            <text:p>0.60032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22137" calcext:value-type="float">
            <text:p>0.522137</text:p>
          </table:table-cell>
          <table:table-cell office:value-type="float" office:value="0.275532" calcext:value-type="float">
            <text:p>0.275532</text:p>
          </table:table-cell>
          <table:table-cell office:value-type="float" office:value="0.0787597" calcext:value-type="float">
            <text:p>0.0787597</text:p>
          </table:table-cell>
          <table:table-cell office:value-type="float" office:value="98.5361" calcext:value-type="float">
            <text:p>98.5361</text:p>
          </table:table-cell>
          <table:table-cell office:value-type="float" office:value="19.49" calcext:value-type="float">
            <text:p>19.49</text:p>
          </table:table-cell>
          <table:table-cell office:value-type="float" office:value="0.65419" calcext:value-type="float">
            <text:p>0.6541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29881" calcext:value-type="float">
            <text:p>0.729881</text:p>
          </table:table-cell>
          <table:table-cell office:value-type="float" office:value="0.540825" calcext:value-type="float">
            <text:p>0.540825</text:p>
          </table:table-cell>
          <table:table-cell office:value-type="float" office:value="0.310009" calcext:value-type="float">
            <text:p>0.310009</text:p>
          </table:table-cell>
          <table:table-cell office:value-type="float" office:value="50.5329" calcext:value-type="float">
            <text:p>50.5329</text:p>
          </table:table-cell>
          <table:table-cell office:value-type="float" office:value="40.4125" calcext:value-type="float">
            <text:p>40.4125</text:p>
          </table:table-cell>
          <table:table-cell office:value-type="float" office:value="0.646703" calcext:value-type="float">
            <text:p>0.646703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86041" calcext:value-type="float">
            <text:p>0.886041</text:p>
          </table:table-cell>
          <table:table-cell office:value-type="float" office:value="0.785168" calcext:value-type="float">
            <text:p>0.785168</text:p>
          </table:table-cell>
          <table:table-cell office:value-type="float" office:value="0.616803" calcext:value-type="float">
            <text:p>0.616803</text:p>
          </table:table-cell>
          <table:table-cell office:value-type="float" office:value="0.271133" calcext:value-type="float">
            <text:p>0.271133</text:p>
          </table:table-cell>
          <table:table-cell office:value-type="float" office:value="677.495" calcext:value-type="float">
            <text:p>677.495</text:p>
          </table:table-cell>
          <table:table-cell office:value-type="float" office:value="0.666497" calcext:value-type="float">
            <text:p>0.66649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3742" calcext:value-type="float">
            <text:p>0.883742</text:p>
          </table:table-cell>
          <table:table-cell office:value-type="float" office:value="0.781099" calcext:value-type="float">
            <text:p>0.781099</text:p>
          </table:table-cell>
          <table:table-cell office:value-type="float" office:value="0.610424" calcext:value-type="float">
            <text:p>0.610424</text:p>
          </table:table-cell>
          <table:table-cell office:value-type="float" office:value="0.235936" calcext:value-type="float">
            <text:p>0.235936</text:p>
          </table:table-cell>
          <table:table-cell office:value-type="float" office:value="724.396" calcext:value-type="float">
            <text:p>724.396</text:p>
          </table:table-cell>
          <table:table-cell office:value-type="float" office:value="0.666498" calcext:value-type="float">
            <text:p>0.666498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83374" calcext:value-type="float">
            <text:p>0.883374</text:p>
          </table:table-cell>
          <table:table-cell office:value-type="float" office:value="0.780441" calcext:value-type="float">
            <text:p>0.780441</text:p>
          </table:table-cell>
          <table:table-cell office:value-type="float" office:value="0.609372" calcext:value-type="float">
            <text:p>0.609372</text:p>
          </table:table-cell>
          <table:table-cell office:value-type="float" office:value="0.243137" calcext:value-type="float">
            <text:p>0.243137</text:p>
          </table:table-cell>
          <table:table-cell office:value-type="float" office:value="713.286" calcext:value-type="float">
            <text:p>713.286</text:p>
          </table:table-cell>
          <table:table-cell office:value-type="float" office:value="0.666511" calcext:value-type="float">
            <text:p>0.666511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84333" calcext:value-type="float">
            <text:p>0.884333</text:p>
          </table:table-cell>
          <table:table-cell office:value-type="float" office:value="0.782146" calcext:value-type="float">
            <text:p>0.782146</text:p>
          </table:table-cell>
          <table:table-cell office:value-type="float" office:value="0.612068" calcext:value-type="float">
            <text:p>0.612068</text:p>
          </table:table-cell>
          <table:table-cell office:value-type="float" office:value="0.245833" calcext:value-type="float">
            <text:p>0.245833</text:p>
          </table:table-cell>
          <table:table-cell office:value-type="float" office:value="710.138" calcext:value-type="float">
            <text:p>710.138</text:p>
          </table:table-cell>
          <table:table-cell office:value-type="float" office:value="0.666494" calcext:value-type="float">
            <text:p>0.666494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84378" calcext:value-type="float">
            <text:p>0.884378</text:p>
          </table:table-cell>
          <table:table-cell office:value-type="float" office:value="0.782225" calcext:value-type="float">
            <text:p>0.782225</text:p>
          </table:table-cell>
          <table:table-cell office:value-type="float" office:value="0.61219" calcext:value-type="float">
            <text:p>0.61219</text:p>
          </table:table-cell>
          <table:table-cell office:value-type="float" office:value="0.246276" calcext:value-type="float">
            <text:p>0.246276</text:p>
          </table:table-cell>
          <table:table-cell office:value-type="float" office:value="709.534" calcext:value-type="float">
            <text:p>709.534</text:p>
          </table:table-cell>
          <table:table-cell office:value-type="float" office:value="0.666496" calcext:value-type="float">
            <text:p>0.666496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84697" calcext:value-type="float">
            <text:p>0.884697</text:p>
          </table:table-cell>
          <table:table-cell office:value-type="float" office:value="0.782786" calcext:value-type="float">
            <text:p>0.782786</text:p>
          </table:table-cell>
          <table:table-cell office:value-type="float" office:value="0.613058" calcext:value-type="float">
            <text:p>0.613058</text:p>
          </table:table-cell>
          <table:table-cell office:value-type="float" office:value="0.24792" calcext:value-type="float">
            <text:p>0.24792</text:p>
          </table:table-cell>
          <table:table-cell office:value-type="float" office:value="707.432" calcext:value-type="float">
            <text:p>707.432</text:p>
          </table:table-cell>
          <table:table-cell office:value-type="float" office:value="0.666502" calcext:value-type="float">
            <text:p>0.66650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84415" calcext:value-type="float">
            <text:p>0.884415</text:p>
          </table:table-cell>
          <table:table-cell office:value-type="float" office:value="0.78229" calcext:value-type="float">
            <text:p>0.78229</text:p>
          </table:table-cell>
          <table:table-cell office:value-type="float" office:value="0.61229" calcext:value-type="float">
            <text:p>0.61229</text:p>
          </table:table-cell>
          <table:table-cell office:value-type="float" office:value="0.24633" calcext:value-type="float">
            <text:p>0.24633</text:p>
          </table:table-cell>
          <table:table-cell office:value-type="float" office:value="709.486" calcext:value-type="float">
            <text:p>709.486</text:p>
          </table:table-cell>
          <table:table-cell office:value-type="float" office:value="0.666497" calcext:value-type="float">
            <text:p>0.666497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84393" calcext:value-type="float">
            <text:p>0.884393</text:p>
          </table:table-cell>
          <table:table-cell office:value-type="float" office:value="0.782249" calcext:value-type="float">
            <text:p>0.782249</text:p>
          </table:table-cell>
          <table:table-cell office:value-type="float" office:value="0.612221" calcext:value-type="float">
            <text:p>0.612221</text:p>
          </table:table-cell>
          <table:table-cell office:value-type="float" office:value="0.246641" calcext:value-type="float">
            <text:p>0.246641</text:p>
          </table:table-cell>
          <table:table-cell office:value-type="float" office:value="709.02" calcext:value-type="float">
            <text:p>709.02</text:p>
          </table:table-cell>
          <table:table-cell office:value-type="float" office:value="0.666499" calcext:value-type="float">
            <text:p>0.666499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84269" calcext:value-type="float">
            <text:p>0.884269</text:p>
          </table:table-cell>
          <table:table-cell office:value-type="float" office:value="0.78203" calcext:value-type="float">
            <text:p>0.78203</text:p>
          </table:table-cell>
          <table:table-cell office:value-type="float" office:value="0.61188" calcext:value-type="float">
            <text:p>0.61188</text:p>
          </table:table-cell>
          <table:table-cell office:value-type="float" office:value="0.246943" calcext:value-type="float">
            <text:p>0.246943</text:p>
          </table:table-cell>
          <table:table-cell office:value-type="float" office:value="708.487" calcext:value-type="float">
            <text:p>708.487</text:p>
          </table:table-cell>
          <table:table-cell office:value-type="float" office:value="0.666498" calcext:value-type="float">
            <text:p>0.666498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84275" calcext:value-type="float">
            <text:p>0.884275</text:p>
          </table:table-cell>
          <table:table-cell office:value-type="float" office:value="0.78204" calcext:value-type="float">
            <text:p>0.78204</text:p>
          </table:table-cell>
          <table:table-cell office:value-type="float" office:value="0.611892" calcext:value-type="float">
            <text:p>0.611892</text:p>
          </table:table-cell>
          <table:table-cell office:value-type="float" office:value="0.247413" calcext:value-type="float">
            <text:p>0.247413</text:p>
          </table:table-cell>
          <table:table-cell office:value-type="float" office:value="707.819" calcext:value-type="float">
            <text:p>707.819</text:p>
          </table:table-cell>
          <table:table-cell office:value-type="float" office:value="0.6665" calcext:value-type="float">
            <text:p>0.666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84282" calcext:value-type="float">
            <text:p>0.884282</text:p>
          </table:table-cell>
          <table:table-cell office:value-type="float" office:value="0.782053" calcext:value-type="float">
            <text:p>0.782053</text:p>
          </table:table-cell>
          <table:table-cell office:value-type="float" office:value="0.611912" calcext:value-type="float">
            <text:p>0.611912</text:p>
          </table:table-cell>
          <table:table-cell office:value-type="float" office:value="0.244844" calcext:value-type="float">
            <text:p>0.244844</text:p>
          </table:table-cell>
          <table:table-cell office:value-type="float" office:value="711.527" calcext:value-type="float">
            <text:p>711.527</text:p>
          </table:table-cell>
          <table:table-cell office:value-type="float" office:value="0.6665" calcext:value-type="float">
            <text:p>0.6665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284" calcext:value-type="float">
            <text:p>0.884284</text:p>
          </table:table-cell>
          <table:table-cell office:value-type="float" office:value="0.782056" calcext:value-type="float">
            <text:p>0.782056</text:p>
          </table:table-cell>
          <table:table-cell office:value-type="float" office:value="0.611919" calcext:value-type="float">
            <text:p>0.611919</text:p>
          </table:table-cell>
          <table:table-cell office:value-type="float" office:value="0.246106" calcext:value-type="float">
            <text:p>0.246106</text:p>
          </table:table-cell>
          <table:table-cell office:value-type="float" office:value="709.703" calcext:value-type="float">
            <text:p>709.703</text:p>
          </table:table-cell>
          <table:table-cell office:value-type="float" office:value="0.666499" calcext:value-type="float">
            <text:p>0.6664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16384" calcext:value-type="float">
            <text:p>0.00016384</text:p>
          </table:table-cell>
          <table:table-cell office:value-type="float" office:value="0.0000000268435" calcext:value-type="float">
            <text:p>2.68435E-08</text:p>
          </table:table-cell>
          <table:table-cell office:value-type="float" office:value="1.95615" calcext:value-type="float">
            <text:p>1.956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0016" calcext:value-type="float">
            <text:p>0.00010016</text:p>
          </table:table-cell>
          <table:table-cell office:value-type="float" office:value="0.000000010096" calcext:value-type="float">
            <text:p>1.0096E-08</text:p>
          </table:table-cell>
          <table:table-cell office:value-type="float" office:value="5.15456" calcext:value-type="float">
            <text:p>5.15456</text:p>
          </table:table-cell>
          <table:table-cell office:value-type="string" calcext:value-type="string">
            <text:p>-nan</text:p>
          </table:table-cell>
          <table:table-cell office:value-type="float" office:value="0.66454" calcext:value-type="float">
            <text:p>0.6645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01416" calcext:value-type="float">
            <text:p>0.0001416</text:p>
          </table:table-cell>
          <table:table-cell office:value-type="float" office:value="0.0000000498533" calcext:value-type="float">
            <text:p>4.98533E-08</text:p>
          </table:table-cell>
          <table:table-cell office:value-type="float" office:value="8.53997" calcext:value-type="float">
            <text:p>8.53997</text:p>
          </table:table-cell>
          <table:table-cell office:value-type="string" calcext:value-type="string">
            <text:p>-nan</text:p>
          </table:table-cell>
          <table:table-cell office:value-type="float" office:value="0.171206" calcext:value-type="float">
            <text:p>0.171206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0218352" calcext:value-type="float">
            <text:p>0.00218352</text:p>
          </table:table-cell>
          <table:table-cell office:value-type="float" office:value="0.00000648193" calcext:value-type="float">
            <text:p>6.48193E-06</text:p>
          </table:table-cell>
          <table:table-cell office:value-type="float" office:value="11.6977" calcext:value-type="float">
            <text:p>11.6977</text:p>
          </table:table-cell>
          <table:table-cell office:value-type="string" calcext:value-type="string">
            <text:p>-nan</text:p>
          </table:table-cell>
          <table:table-cell office:value-type="float" office:value="0.546822" calcext:value-type="float">
            <text:p>0.54682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5495" calcext:value-type="float">
            <text:p>0.15495</text:p>
          </table:table-cell>
          <table:table-cell office:value-type="float" office:value="0.0252926" calcext:value-type="float">
            <text:p>0.0252926</text:p>
          </table:table-cell>
          <table:table-cell office:value-type="float" office:value="0.000747767" calcext:value-type="float">
            <text:p>0.000747767</text:p>
          </table:table-cell>
          <table:table-cell office:value-type="float" office:value="24.3782" calcext:value-type="float">
            <text:p>24.3782</text:p>
          </table:table-cell>
          <table:table-cell office:value-type="float" office:value="10.0528" calcext:value-type="float">
            <text:p>10.0528</text:p>
          </table:table-cell>
          <table:table-cell office:value-type="float" office:value="0.610365" calcext:value-type="float">
            <text:p>0.61036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215" calcext:value-type="float">
            <text:p>0.24215</text:p>
          </table:table-cell>
          <table:table-cell office:value-type="float" office:value="0.0594905" calcext:value-type="float">
            <text:p>0.0594905</text:p>
          </table:table-cell>
          <table:table-cell office:value-type="float" office:value="0.00372561" calcext:value-type="float">
            <text:p>0.00372561</text:p>
          </table:table-cell>
          <table:table-cell office:value-type="float" office:value="25.2026" calcext:value-type="float">
            <text:p>25.2026</text:p>
          </table:table-cell>
          <table:table-cell office:value-type="float" office:value="17.629" calcext:value-type="float">
            <text:p>17.629</text:p>
          </table:table-cell>
          <table:table-cell office:value-type="float" office:value="0.649101" calcext:value-type="float">
            <text:p>0.649101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4575" calcext:value-type="float">
            <text:p>0.294575</text:p>
          </table:table-cell>
          <table:table-cell office:value-type="float" office:value="0.0879745" calcext:value-type="float">
            <text:p>0.0879745</text:p>
          </table:table-cell>
          <table:table-cell office:value-type="float" office:value="0.00816598" calcext:value-type="float">
            <text:p>0.00816598</text:p>
          </table:table-cell>
          <table:table-cell office:value-type="float" office:value="24.5732" calcext:value-type="float">
            <text:p>24.5732</text:p>
          </table:table-cell>
          <table:table-cell office:value-type="float" office:value="22.4526" calcext:value-type="float">
            <text:p>22.4526</text:p>
          </table:table-cell>
          <table:table-cell office:value-type="float" office:value="0.648299" calcext:value-type="float">
            <text:p>0.64829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28537" calcext:value-type="float">
            <text:p>0.528537</text:p>
          </table:table-cell>
          <table:table-cell office:value-type="float" office:value="0.288123" calcext:value-type="float">
            <text:p>0.288123</text:p>
          </table:table-cell>
          <table:table-cell office:value-type="float" office:value="0.0929551" calcext:value-type="float">
            <text:p>0.0929551</text:p>
          </table:table-cell>
          <table:table-cell office:value-type="float" office:value="25.5419" calcext:value-type="float">
            <text:p>25.5419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0.626753" calcext:value-type="float">
            <text:p>0.62675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22069" calcext:value-type="float">
            <text:p>0.822069</text:p>
          </table:table-cell>
          <table:table-cell office:value-type="float" office:value="0.678518" calcext:value-type="float">
            <text:p>0.678518</text:p>
          </table:table-cell>
          <table:table-cell office:value-type="float" office:value="0.467195" calcext:value-type="float">
            <text:p>0.467195</text:p>
          </table:table-cell>
          <table:table-cell office:value-type="float" office:value="5.15677" calcext:value-type="float">
            <text:p>5.15677</text:p>
          </table:table-cell>
          <table:table-cell office:value-type="float" office:value="144.204" calcext:value-type="float">
            <text:p>144.204</text:p>
          </table:table-cell>
          <table:table-cell office:value-type="float" office:value="0.661737" calcext:value-type="float">
            <text:p>0.661737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53816" calcext:value-type="float">
            <text:p>0.853816</text:p>
          </table:table-cell>
          <table:table-cell office:value-type="float" office:value="0.729123" calcext:value-type="float">
            <text:p>0.729123</text:p>
          </table:table-cell>
          <table:table-cell office:value-type="float" office:value="0.531974" calcext:value-type="float">
            <text:p>0.531974</text:p>
          </table:table-cell>
          <table:table-cell office:value-type="float" office:value="0.352108" calcext:value-type="float">
            <text:p>0.352108</text:p>
          </table:table-cell>
          <table:table-cell office:value-type="float" office:value="572.883" calcext:value-type="float">
            <text:p>572.883</text:p>
          </table:table-cell>
          <table:table-cell office:value-type="float" office:value="0.666445" calcext:value-type="float">
            <text:p>0.66644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55312" calcext:value-type="float">
            <text:p>0.855312</text:p>
          </table:table-cell>
          <table:table-cell office:value-type="float" office:value="0.731686" calcext:value-type="float">
            <text:p>0.731686</text:p>
          </table:table-cell>
          <table:table-cell office:value-type="float" office:value="0.535738" calcext:value-type="float">
            <text:p>0.535738</text:p>
          </table:table-cell>
          <table:table-cell office:value-type="float" office:value="0.332553" calcext:value-type="float">
            <text:p>0.332553</text:p>
          </table:table-cell>
          <table:table-cell office:value-type="float" office:value="590.525" calcext:value-type="float">
            <text:p>590.525</text:p>
          </table:table-cell>
          <table:table-cell office:value-type="float" office:value="0.666434" calcext:value-type="float">
            <text:p>0.666434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55277" calcext:value-type="float">
            <text:p>0.855277</text:p>
          </table:table-cell>
          <table:table-cell office:value-type="float" office:value="0.73163" calcext:value-type="float">
            <text:p>0.73163</text:p>
          </table:table-cell>
          <table:table-cell office:value-type="float" office:value="0.53567" calcext:value-type="float">
            <text:p>0.53567</text:p>
          </table:table-cell>
          <table:table-cell office:value-type="float" office:value="0.31825" calcext:value-type="float">
            <text:p>0.31825</text:p>
          </table:table-cell>
          <table:table-cell office:value-type="float" office:value="603.629" calcext:value-type="float">
            <text:p>603.629</text:p>
          </table:table-cell>
          <table:table-cell office:value-type="float" office:value="0.666425" calcext:value-type="float">
            <text:p>0.66642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54067" calcext:value-type="float">
            <text:p>0.854067</text:p>
          </table:table-cell>
          <table:table-cell office:value-type="float" office:value="0.729561" calcext:value-type="float">
            <text:p>0.729561</text:p>
          </table:table-cell>
          <table:table-cell office:value-type="float" office:value="0.532637" calcext:value-type="float">
            <text:p>0.532637</text:p>
          </table:table-cell>
          <table:table-cell office:value-type="float" office:value="0.340225" calcext:value-type="float">
            <text:p>0.340225</text:p>
          </table:table-cell>
          <table:table-cell office:value-type="float" office:value="582.979" calcext:value-type="float">
            <text:p>582.979</text:p>
          </table:table-cell>
          <table:table-cell office:value-type="float" office:value="0.66643" calcext:value-type="float">
            <text:p>0.6664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54609" calcext:value-type="float">
            <text:p>0.854609</text:p>
          </table:table-cell>
          <table:table-cell office:value-type="float" office:value="0.730494" calcext:value-type="float">
            <text:p>0.730494</text:p>
          </table:table-cell>
          <table:table-cell office:value-type="float" office:value="0.534024" calcext:value-type="float">
            <text:p>0.534024</text:p>
          </table:table-cell>
          <table:table-cell office:value-type="float" office:value="0.339587" calcext:value-type="float">
            <text:p>0.339587</text:p>
          </table:table-cell>
          <table:table-cell office:value-type="float" office:value="583.9" calcext:value-type="float">
            <text:p>583.9</text:p>
          </table:table-cell>
          <table:table-cell office:value-type="float" office:value="0.666415" calcext:value-type="float">
            <text:p>0.666415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54137" calcext:value-type="float">
            <text:p>0.854137</text:p>
          </table:table-cell>
          <table:table-cell office:value-type="float" office:value="0.729685" calcext:value-type="float">
            <text:p>0.729685</text:p>
          </table:table-cell>
          <table:table-cell office:value-type="float" office:value="0.532831" calcext:value-type="float">
            <text:p>0.532831</text:p>
          </table:table-cell>
          <table:table-cell office:value-type="float" office:value="0.331461" calcext:value-type="float">
            <text:p>0.331461</text:p>
          </table:table-cell>
          <table:table-cell office:value-type="float" office:value="590.688" calcext:value-type="float">
            <text:p>590.688</text:p>
          </table:table-cell>
          <table:table-cell office:value-type="float" office:value="0.666422" calcext:value-type="float">
            <text:p>0.66642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54304" calcext:value-type="float">
            <text:p>0.854304</text:p>
          </table:table-cell>
          <table:table-cell office:value-type="float" office:value="0.729972" calcext:value-type="float">
            <text:p>0.729972</text:p>
          </table:table-cell>
          <table:table-cell office:value-type="float" office:value="0.533255" calcext:value-type="float">
            <text:p>0.533255</text:p>
          </table:table-cell>
          <table:table-cell office:value-type="float" office:value="0.33577" calcext:value-type="float">
            <text:p>0.33577</text:p>
          </table:table-cell>
          <table:table-cell office:value-type="float" office:value="587" calcext:value-type="float">
            <text:p>587</text:p>
          </table:table-cell>
          <table:table-cell office:value-type="float" office:value="0.666419" calcext:value-type="float">
            <text:p>0.666419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54415" calcext:value-type="float">
            <text:p>0.854415</text:p>
          </table:table-cell>
          <table:table-cell office:value-type="float" office:value="0.730158" calcext:value-type="float">
            <text:p>0.730158</text:p>
          </table:table-cell>
          <table:table-cell office:value-type="float" office:value="0.533521" calcext:value-type="float">
            <text:p>0.533521</text:p>
          </table:table-cell>
          <table:table-cell office:value-type="float" office:value="0.334265" calcext:value-type="float">
            <text:p>0.334265</text:p>
          </table:table-cell>
          <table:table-cell office:value-type="float" office:value="588.396" calcext:value-type="float">
            <text:p>588.396</text:p>
          </table:table-cell>
          <table:table-cell office:value-type="float" office:value="0.666423" calcext:value-type="float">
            <text:p>0.666423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54214" calcext:value-type="float">
            <text:p>0.854214</text:p>
          </table:table-cell>
          <table:table-cell office:value-type="float" office:value="0.729818" calcext:value-type="float">
            <text:p>0.729818</text:p>
          </table:table-cell>
          <table:table-cell office:value-type="float" office:value="0.533028" calcext:value-type="float">
            <text:p>0.533028</text:p>
          </table:table-cell>
          <table:table-cell office:value-type="float" office:value="0.336101" calcext:value-type="float">
            <text:p>0.336101</text:p>
          </table:table-cell>
          <table:table-cell office:value-type="float" office:value="586.648" calcext:value-type="float">
            <text:p>586.648</text:p>
          </table:table-cell>
          <table:table-cell office:value-type="float" office:value="0.66642" calcext:value-type="float">
            <text:p>0.6664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54343" calcext:value-type="float">
            <text:p>0.854343</text:p>
          </table:table-cell>
          <table:table-cell office:value-type="float" office:value="0.730037" calcext:value-type="float">
            <text:p>0.730037</text:p>
          </table:table-cell>
          <table:table-cell office:value-type="float" office:value="0.533346" calcext:value-type="float">
            <text:p>0.533346</text:p>
          </table:table-cell>
          <table:table-cell office:value-type="float" office:value="0.335269" calcext:value-type="float">
            <text:p>0.335269</text:p>
          </table:table-cell>
          <table:table-cell office:value-type="float" office:value="587.465" calcext:value-type="float">
            <text:p>587.465</text:p>
          </table:table-cell>
          <table:table-cell office:value-type="float" office:value="0.666422" calcext:value-type="float">
            <text:p>0.66642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34" calcext:value-type="float">
            <text:p>0.854234</text:p>
          </table:table-cell>
          <table:table-cell office:value-type="float" office:value="0.72985" calcext:value-type="float">
            <text:p>0.72985</text:p>
          </table:table-cell>
          <table:table-cell office:value-type="float" office:value="0.533072" calcext:value-type="float">
            <text:p>0.533072</text:p>
          </table:table-cell>
          <table:table-cell office:value-type="float" office:value="0.334195" calcext:value-type="float">
            <text:p>0.334195</text:p>
          </table:table-cell>
          <table:table-cell office:value-type="float" office:value="588.332" calcext:value-type="float">
            <text:p>588.332</text:p>
          </table:table-cell>
          <table:table-cell office:value-type="float" office:value="0.666422" calcext:value-type="float">
            <text:p>0.666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12544" calcext:value-type="float">
            <text:p>0.00012544</text:p>
          </table:table-cell>
          <table:table-cell office:value-type="float" office:value="0.0000000157352" calcext:value-type="float">
            <text:p>1.57352E-08</text:p>
          </table:table-cell>
          <table:table-cell office:value-type="float" office:value="0.345787" calcext:value-type="float">
            <text:p>0.34578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64" calcext:value-type="float">
            <text:p>0.0164</text:p>
          </table:table-cell>
          <table:table-cell office:value-type="float" office:value="0.0003856" calcext:value-type="float">
            <text:p>0.0003856</text:p>
          </table:table-cell>
          <table:table-cell office:value-type="float" office:value="0.000000274173" calcext:value-type="float">
            <text:p>2.74173E-07</text:p>
          </table:table-cell>
          <table:table-cell office:value-type="float" office:value="2.59906" calcext:value-type="float">
            <text:p>2.59906</text:p>
          </table:table-cell>
          <table:table-cell office:value-type="string" calcext:value-type="string">
            <text:p>-nan</text:p>
          </table:table-cell>
          <table:table-cell office:value-type="float" office:value="0.385347" calcext:value-type="float">
            <text:p>0.38534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051856" calcext:value-type="float">
            <text:p>0.0051856</text:p>
          </table:table-cell>
          <table:table-cell office:value-type="float" office:value="0.000032418" calcext:value-type="float">
            <text:p>3.2418E-05</text:p>
          </table:table-cell>
          <table:table-cell office:value-type="float" office:value="10.2926" calcext:value-type="float">
            <text:p>10.2926</text:p>
          </table:table-cell>
          <table:table-cell office:value-type="float" office:value="4.05678" calcext:value-type="float">
            <text:p>4.05678</text:p>
          </table:table-cell>
          <table:table-cell office:value-type="float" office:value="0.598147" calcext:value-type="float">
            <text:p>0.59814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0183419" calcext:value-type="float">
            <text:p>0.0183419</text:p>
          </table:table-cell>
          <table:table-cell office:value-type="float" office:value="0.000344755" calcext:value-type="float">
            <text:p>0.000344755</text:p>
          </table:table-cell>
          <table:table-cell office:value-type="float" office:value="20.5678" calcext:value-type="float">
            <text:p>20.5678</text:p>
          </table:table-cell>
          <table:table-cell office:value-type="float" office:value="8.82939" calcext:value-type="float">
            <text:p>8.82939</text:p>
          </table:table-cell>
          <table:table-cell office:value-type="float" office:value="0.658414" calcext:value-type="float">
            <text:p>0.658414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9425" calcext:value-type="float">
            <text:p>0.19425</text:p>
          </table:table-cell>
          <table:table-cell office:value-type="float" office:value="0.0381482" calcext:value-type="float">
            <text:p>0.0381482</text:p>
          </table:table-cell>
          <table:table-cell office:value-type="float" office:value="0.00151833" calcext:value-type="float">
            <text:p>0.00151833</text:p>
          </table:table-cell>
          <table:table-cell office:value-type="float" office:value="41.4944" calcext:value-type="float">
            <text:p>41.4944</text:p>
          </table:table-cell>
          <table:table-cell office:value-type="float" office:value="9.07359" calcext:value-type="float">
            <text:p>9.07359</text:p>
          </table:table-cell>
          <table:table-cell office:value-type="float" office:value="0.652226" calcext:value-type="float">
            <text:p>0.652226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3275" calcext:value-type="float">
            <text:p>0.243275</text:p>
          </table:table-cell>
          <table:table-cell office:value-type="float" office:value="0.0594421" calcext:value-type="float">
            <text:p>0.0594421</text:p>
          </table:table-cell>
          <table:table-cell office:value-type="float" office:value="0.00359205" calcext:value-type="float">
            <text:p>0.00359205</text:p>
          </table:table-cell>
          <table:table-cell office:value-type="float" office:value="31.1933" calcext:value-type="float">
            <text:p>31.1933</text:p>
          </table:table-cell>
          <table:table-cell office:value-type="float" office:value="15.4491" calcext:value-type="float">
            <text:p>15.4491</text:p>
          </table:table-cell>
          <table:table-cell office:value-type="float" office:value="0.66113" calcext:value-type="float">
            <text:p>0.6611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6713" calcext:value-type="float">
            <text:p>0.346713</text:p>
          </table:table-cell>
          <table:table-cell office:value-type="float" office:value="0.122112" calcext:value-type="float">
            <text:p>0.122112</text:p>
          </table:table-cell>
          <table:table-cell office:value-type="float" office:value="0.015935" calcext:value-type="float">
            <text:p>0.015935</text:p>
          </table:table-cell>
          <table:table-cell office:value-type="float" office:value="10.638" calcext:value-type="float">
            <text:p>10.638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0.643783" calcext:value-type="float">
            <text:p>0.643783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1125" calcext:value-type="float">
            <text:p>0.491125</text:p>
          </table:table-cell>
          <table:table-cell office:value-type="float" office:value="0.243067" calcext:value-type="float">
            <text:p>0.243067</text:p>
          </table:table-cell>
          <table:table-cell office:value-type="float" office:value="0.0609977" calcext:value-type="float">
            <text:p>0.0609977</text:p>
          </table:table-cell>
          <table:table-cell office:value-type="float" office:value="24.0224" calcext:value-type="float">
            <text:p>24.0224</text:p>
          </table:table-cell>
          <table:table-cell office:value-type="float" office:value="39.2502" calcext:value-type="float">
            <text:p>39.2502</text:p>
          </table:table-cell>
          <table:table-cell office:value-type="float" office:value="0.655855" calcext:value-type="float">
            <text:p>0.655855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39491" calcext:value-type="float">
            <text:p>0.739491</text:p>
          </table:table-cell>
          <table:table-cell office:value-type="float" office:value="0.553641" calcext:value-type="float">
            <text:p>0.553641</text:p>
          </table:table-cell>
          <table:table-cell office:value-type="float" office:value="0.320495" calcext:value-type="float">
            <text:p>0.320495</text:p>
          </table:table-cell>
          <table:table-cell office:value-type="float" office:value="4.04883" calcext:value-type="float">
            <text:p>4.04883</text:p>
          </table:table-cell>
          <table:table-cell office:value-type="float" office:value="147.014" calcext:value-type="float">
            <text:p>147.014</text:p>
          </table:table-cell>
          <table:table-cell office:value-type="float" office:value="0.651467" calcext:value-type="float">
            <text:p>0.6514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18983" calcext:value-type="float">
            <text:p>0.818983</text:p>
          </table:table-cell>
          <table:table-cell office:value-type="float" office:value="0.670905" calcext:value-type="float">
            <text:p>0.670905</text:p>
          </table:table-cell>
          <table:table-cell office:value-type="float" office:value="0.450573" calcext:value-type="float">
            <text:p>0.450573</text:p>
          </table:table-cell>
          <table:table-cell office:value-type="float" office:value="0.513783" calcext:value-type="float">
            <text:p>0.513783</text:p>
          </table:table-cell>
          <table:table-cell office:value-type="float" office:value="454.904" calcext:value-type="float">
            <text:p>454.904</text:p>
          </table:table-cell>
          <table:table-cell office:value-type="float" office:value="0.666326" calcext:value-type="float">
            <text:p>0.666326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20683" calcext:value-type="float">
            <text:p>0.820683</text:p>
          </table:table-cell>
          <table:table-cell office:value-type="float" office:value="0.673706" calcext:value-type="float">
            <text:p>0.673706</text:p>
          </table:table-cell>
          <table:table-cell office:value-type="float" office:value="0.454378" calcext:value-type="float">
            <text:p>0.454378</text:p>
          </table:table-cell>
          <table:table-cell office:value-type="float" office:value="0.420395" calcext:value-type="float">
            <text:p>0.420395</text:p>
          </table:table-cell>
          <table:table-cell office:value-type="float" office:value="503.962" calcext:value-type="float">
            <text:p>503.962</text:p>
          </table:table-cell>
          <table:table-cell office:value-type="float" office:value="0.666301" calcext:value-type="float">
            <text:p>0.666301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17971" calcext:value-type="float">
            <text:p>0.817971</text:p>
          </table:table-cell>
          <table:table-cell office:value-type="float" office:value="0.669278" calcext:value-type="float">
            <text:p>0.669278</text:p>
          </table:table-cell>
          <table:table-cell office:value-type="float" office:value="0.44847" calcext:value-type="float">
            <text:p>0.44847</text:p>
          </table:table-cell>
          <table:table-cell office:value-type="float" office:value="0.467026" calcext:value-type="float">
            <text:p>0.467026</text:p>
          </table:table-cell>
          <table:table-cell office:value-type="float" office:value="476.56" calcext:value-type="float">
            <text:p>476.56</text:p>
          </table:table-cell>
          <table:table-cell office:value-type="float" office:value="0.666267" calcext:value-type="float">
            <text:p>0.66626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19037" calcext:value-type="float">
            <text:p>0.819037</text:p>
          </table:table-cell>
          <table:table-cell office:value-type="float" office:value="0.671007" calcext:value-type="float">
            <text:p>0.671007</text:p>
          </table:table-cell>
          <table:table-cell office:value-type="float" office:value="0.45075" calcext:value-type="float">
            <text:p>0.45075</text:p>
          </table:table-cell>
          <table:table-cell office:value-type="float" office:value="0.48042" calcext:value-type="float">
            <text:p>0.48042</text:p>
          </table:table-cell>
          <table:table-cell office:value-type="float" office:value="470.475" calcext:value-type="float">
            <text:p>470.475</text:p>
          </table:table-cell>
          <table:table-cell office:value-type="float" office:value="0.666297" calcext:value-type="float">
            <text:p>0.66629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19035" calcext:value-type="float">
            <text:p>0.819035</text:p>
          </table:table-cell>
          <table:table-cell office:value-type="float" office:value="0.67101" calcext:value-type="float">
            <text:p>0.67101</text:p>
          </table:table-cell>
          <table:table-cell office:value-type="float" office:value="0.450767" calcext:value-type="float">
            <text:p>0.450767</text:p>
          </table:table-cell>
          <table:table-cell office:value-type="float" office:value="0.463516" calcext:value-type="float">
            <text:p>0.463516</text:p>
          </table:table-cell>
          <table:table-cell office:value-type="float" office:value="478.98" calcext:value-type="float">
            <text:p>478.98</text:p>
          </table:table-cell>
          <table:table-cell office:value-type="float" office:value="0.666286" calcext:value-type="float">
            <text:p>0.666286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19175" calcext:value-type="float">
            <text:p>0.819175</text:p>
          </table:table-cell>
          <table:table-cell office:value-type="float" office:value="0.671231" calcext:value-type="float">
            <text:p>0.671231</text:p>
          </table:table-cell>
          <table:table-cell office:value-type="float" office:value="0.451046" calcext:value-type="float">
            <text:p>0.451046</text:p>
          </table:table-cell>
          <table:table-cell office:value-type="float" office:value="0.475119" calcext:value-type="float">
            <text:p>0.475119</text:p>
          </table:table-cell>
          <table:table-cell office:value-type="float" office:value="473.172" calcext:value-type="float">
            <text:p>473.172</text:p>
          </table:table-cell>
          <table:table-cell office:value-type="float" office:value="0.666301" calcext:value-type="float">
            <text:p>0.666301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19575" calcext:value-type="float">
            <text:p>0.819575</text:p>
          </table:table-cell>
          <table:table-cell office:value-type="float" office:value="0.67189" calcext:value-type="float">
            <text:p>0.67189</text:p>
          </table:table-cell>
          <table:table-cell office:value-type="float" office:value="0.451936" calcext:value-type="float">
            <text:p>0.451936</text:p>
          </table:table-cell>
          <table:table-cell office:value-type="float" office:value="0.473878" calcext:value-type="float">
            <text:p>0.473878</text:p>
          </table:table-cell>
          <table:table-cell office:value-type="float" office:value="474.024" calcext:value-type="float">
            <text:p>474.024</text:p>
          </table:table-cell>
          <table:table-cell office:value-type="float" office:value="0.666297" calcext:value-type="float">
            <text:p>0.66629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19372" calcext:value-type="float">
            <text:p>0.819372</text:p>
          </table:table-cell>
          <table:table-cell office:value-type="float" office:value="0.671557" calcext:value-type="float">
            <text:p>0.671557</text:p>
          </table:table-cell>
          <table:table-cell office:value-type="float" office:value="0.451489" calcext:value-type="float">
            <text:p>0.451489</text:p>
          </table:table-cell>
          <table:table-cell office:value-type="float" office:value="0.472528" calcext:value-type="float">
            <text:p>0.472528</text:p>
          </table:table-cell>
          <table:table-cell office:value-type="float" office:value="474.583" calcext:value-type="float">
            <text:p>474.583</text:p>
          </table:table-cell>
          <table:table-cell office:value-type="float" office:value="0.666297" calcext:value-type="float">
            <text:p>0.66629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19464" calcext:value-type="float">
            <text:p>0.819464</text:p>
          </table:table-cell>
          <table:table-cell office:value-type="float" office:value="0.671713" calcext:value-type="float">
            <text:p>0.671713</text:p>
          </table:table-cell>
          <table:table-cell office:value-type="float" office:value="0.451711" calcext:value-type="float">
            <text:p>0.451711</text:p>
          </table:table-cell>
          <table:table-cell office:value-type="float" office:value="0.471543" calcext:value-type="float">
            <text:p>0.471543</text:p>
          </table:table-cell>
          <table:table-cell office:value-type="float" office:value="475.134" calcext:value-type="float">
            <text:p>475.134</text:p>
          </table:table-cell>
          <table:table-cell office:value-type="float" office:value="0.666288" calcext:value-type="float">
            <text:p>0.666288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19192" calcext:value-type="float">
            <text:p>0.819192</text:p>
          </table:table-cell>
          <table:table-cell office:value-type="float" office:value="0.671268" calcext:value-type="float">
            <text:p>0.671268</text:p>
          </table:table-cell>
          <table:table-cell office:value-type="float" office:value="0.451113" calcext:value-type="float">
            <text:p>0.451113</text:p>
          </table:table-cell>
          <table:table-cell office:value-type="float" office:value="0.476177" calcext:value-type="float">
            <text:p>0.476177</text:p>
          </table:table-cell>
          <table:table-cell office:value-type="float" office:value="472.659" calcext:value-type="float">
            <text:p>472.659</text:p>
          </table:table-cell>
          <table:table-cell office:value-type="float" office:value="0.666287" calcext:value-type="float">
            <text:p>0.666287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435" calcext:value-type="float">
            <text:p>0.819435</text:p>
          </table:table-cell>
          <table:table-cell office:value-type="float" office:value="0.671663" calcext:value-type="float">
            <text:p>0.671663</text:p>
          </table:table-cell>
          <table:table-cell office:value-type="float" office:value="0.451639" calcext:value-type="float">
            <text:p>0.451639</text:p>
          </table:table-cell>
          <table:table-cell office:value-type="float" office:value="0.473857" calcext:value-type="float">
            <text:p>0.473857</text:p>
          </table:table-cell>
          <table:table-cell office:value-type="float" office:value="473.955" calcext:value-type="float">
            <text:p>473.955</text:p>
          </table:table-cell>
          <table:table-cell office:value-type="float" office:value="0.666291" calcext:value-type="float">
            <text:p>0.666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0004096" calcext:value-type="float">
            <text:p>4.096E-09</text:p>
          </table:table-cell>
          <table:table-cell office:value-type="float" office:value="0.168937" calcext:value-type="float">
            <text:p>0.16893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84" calcext:value-type="float">
            <text:p>0.0284</text:p>
          </table:table-cell>
          <table:table-cell office:value-type="float" office:value="0.00094112" calcext:value-type="float">
            <text:p>0.00094112</text:p>
          </table:table-cell>
          <table:table-cell office:value-type="float" office:value="0.00000131983" calcext:value-type="float">
            <text:p>1.31983E-06</text:p>
          </table:table-cell>
          <table:table-cell office:value-type="float" office:value="0.193653" calcext:value-type="float">
            <text:p>0.193653</text:p>
          </table:table-cell>
          <table:table-cell office:value-type="float" office:value="26.5892" calcext:value-type="float">
            <text:p>26.5892</text:p>
          </table:table-cell>
          <table:table-cell office:value-type="float" office:value="0.503286" calcext:value-type="float">
            <text:p>0.503286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552" calcext:value-type="float">
            <text:p>0.0552</text:p>
          </table:table-cell>
          <table:table-cell office:value-type="float" office:value="0.0030592" calcext:value-type="float">
            <text:p>0.0030592</text:p>
          </table:table-cell>
          <table:table-cell office:value-type="float" office:value="0.00000950097" calcext:value-type="float">
            <text:p>9.50097E-06</text:p>
          </table:table-cell>
          <table:table-cell office:value-type="float" office:value="1.08544" calcext:value-type="float">
            <text:p>1.08544</text:p>
          </table:table-cell>
          <table:table-cell office:value-type="float" office:value="19.5798" calcext:value-type="float">
            <text:p>19.5798</text:p>
          </table:table-cell>
          <table:table-cell office:value-type="float" office:value="0.6616" calcext:value-type="float">
            <text:p>0.6616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19" calcext:value-type="float">
            <text:p>0.0619</text:p>
          </table:table-cell>
          <table:table-cell office:value-type="float" office:value="0.00386088" calcext:value-type="float">
            <text:p>0.00386088</text:p>
          </table:table-cell>
          <table:table-cell office:value-type="float" office:value="0.0000153803" calcext:value-type="float">
            <text:p>1.53803E-05</text:p>
          </table:table-cell>
          <table:table-cell office:value-type="float" office:value="3.65927" calcext:value-type="float">
            <text:p>3.65927</text:p>
          </table:table-cell>
          <table:table-cell office:value-type="float" office:value="10.1906" calcext:value-type="float">
            <text:p>10.1906</text:p>
          </table:table-cell>
          <table:table-cell office:value-type="float" office:value="0.65607" calcext:value-type="float">
            <text:p>0.6560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999" calcext:value-type="float">
            <text:p>0.0999</text:p>
          </table:table-cell>
          <table:table-cell office:value-type="float" office:value="0.010177" calcext:value-type="float">
            <text:p>0.010177</text:p>
          </table:table-cell>
          <table:table-cell office:value-type="float" office:value="0.0001115" calcext:value-type="float">
            <text:p>0.0001115</text:p>
          </table:table-cell>
          <table:table-cell office:value-type="float" office:value="12.7304" calcext:value-type="float">
            <text:p>12.7304</text:p>
          </table:table-cell>
          <table:table-cell office:value-type="float" office:value="7.95727" calcext:value-type="float">
            <text:p>7.95727</text:p>
          </table:table-cell>
          <table:table-cell office:value-type="float" office:value="0.641151" calcext:value-type="float">
            <text:p>0.641151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2945" calcext:value-type="float">
            <text:p>0.22945</text:p>
          </table:table-cell>
          <table:table-cell office:value-type="float" office:value="0.0560359" calcext:value-type="float">
            <text:p>0.0560359</text:p>
          </table:table-cell>
          <table:table-cell office:value-type="float" office:value="0.00374195" calcext:value-type="float">
            <text:p>0.00374195</text:p>
          </table:table-cell>
          <table:table-cell office:value-type="float" office:value="13.5881" calcext:value-type="float">
            <text:p>13.5881</text:p>
          </table:table-cell>
          <table:table-cell office:value-type="float" office:value="24.2966" calcext:value-type="float">
            <text:p>24.2966</text:p>
          </table:table-cell>
          <table:table-cell office:value-type="float" office:value="0.602768" calcext:value-type="float">
            <text:p>0.60276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90625" calcext:value-type="float">
            <text:p>0.490625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0767665" calcext:value-type="float">
            <text:p>0.0767665</text:p>
          </table:table-cell>
          <table:table-cell office:value-type="float" office:value="5.72178" calcext:value-type="float">
            <text:p>5.72178</text:p>
          </table:table-cell>
          <table:table-cell office:value-type="float" office:value="83.4954" calcext:value-type="float">
            <text:p>83.4954</text:p>
          </table:table-cell>
          <table:table-cell office:value-type="float" office:value="0.603121" calcext:value-type="float">
            <text:p>0.603121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2488" calcext:value-type="float">
            <text:p>0.762488</text:p>
          </table:table-cell>
          <table:table-cell office:value-type="float" office:value="0.582507" calcext:value-type="float">
            <text:p>0.582507</text:p>
          </table:table-cell>
          <table:table-cell office:value-type="float" office:value="0.341725" calcext:value-type="float">
            <text:p>0.341725</text:p>
          </table:table-cell>
          <table:table-cell office:value-type="float" office:value="1.70332" calcext:value-type="float">
            <text:p>1.70332</text:p>
          </table:table-cell>
          <table:table-cell office:value-type="float" office:value="232.699" calcext:value-type="float">
            <text:p>232.699</text:p>
          </table:table-cell>
          <table:table-cell office:value-type="float" office:value="0.664299" calcext:value-type="float">
            <text:p>0.66429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75213" calcext:value-type="float">
            <text:p>0.775213</text:p>
          </table:table-cell>
          <table:table-cell office:value-type="float" office:value="0.60113" calcext:value-type="float">
            <text:p>0.60113</text:p>
          </table:table-cell>
          <table:table-cell office:value-type="float" office:value="0.361778" calcext:value-type="float">
            <text:p>0.361778</text:p>
          </table:table-cell>
          <table:table-cell office:value-type="float" office:value="0.619811" calcext:value-type="float">
            <text:p>0.619811</text:p>
          </table:table-cell>
          <table:table-cell office:value-type="float" office:value="392.022" calcext:value-type="float">
            <text:p>392.022</text:p>
          </table:table-cell>
          <table:table-cell office:value-type="float" office:value="0.666278" calcext:value-type="float">
            <text:p>0.66627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80042" calcext:value-type="float">
            <text:p>0.780042</text:p>
          </table:table-cell>
          <table:table-cell office:value-type="float" office:value="0.608712" calcext:value-type="float">
            <text:p>0.608712</text:p>
          </table:table-cell>
          <table:table-cell office:value-type="float" office:value="0.371129" calcext:value-type="float">
            <text:p>0.371129</text:p>
          </table:table-cell>
          <table:table-cell office:value-type="float" office:value="0.600109" calcext:value-type="float">
            <text:p>0.600109</text:p>
          </table:table-cell>
          <table:table-cell office:value-type="float" office:value="400.914" calcext:value-type="float">
            <text:p>400.914</text:p>
          </table:table-cell>
          <table:table-cell office:value-type="float" office:value="0.666128" calcext:value-type="float">
            <text:p>0.66612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77996" calcext:value-type="float">
            <text:p>0.777996</text:p>
          </table:table-cell>
          <table:table-cell office:value-type="float" office:value="0.605551" calcext:value-type="float">
            <text:p>0.605551</text:p>
          </table:table-cell>
          <table:table-cell office:value-type="float" office:value="0.367349" calcext:value-type="float">
            <text:p>0.367349</text:p>
          </table:table-cell>
          <table:table-cell office:value-type="float" office:value="0.744877" calcext:value-type="float">
            <text:p>0.744877</text:p>
          </table:table-cell>
          <table:table-cell office:value-type="float" office:value="358.899" calcext:value-type="float">
            <text:p>358.899</text:p>
          </table:table-cell>
          <table:table-cell office:value-type="float" office:value="0.666069" calcext:value-type="float">
            <text:p>0.66606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76132" calcext:value-type="float">
            <text:p>0.776132</text:p>
          </table:table-cell>
          <table:table-cell office:value-type="float" office:value="0.602651" calcext:value-type="float">
            <text:p>0.602651</text:p>
          </table:table-cell>
          <table:table-cell office:value-type="float" office:value="0.363838" calcext:value-type="float">
            <text:p>0.363838</text:p>
          </table:table-cell>
          <table:table-cell office:value-type="float" office:value="0.740343" calcext:value-type="float">
            <text:p>0.740343</text:p>
          </table:table-cell>
          <table:table-cell office:value-type="float" office:value="359.133" calcext:value-type="float">
            <text:p>359.133</text:p>
          </table:table-cell>
          <table:table-cell office:value-type="float" office:value="0.66607" calcext:value-type="float">
            <text:p>0.6660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78169" calcext:value-type="float">
            <text:p>0.778169</text:p>
          </table:table-cell>
          <table:table-cell office:value-type="float" office:value="0.605841" calcext:value-type="float">
            <text:p>0.605841</text:p>
          </table:table-cell>
          <table:table-cell office:value-type="float" office:value="0.367754" calcext:value-type="float">
            <text:p>0.367754</text:p>
          </table:table-cell>
          <table:table-cell office:value-type="float" office:value="0.653688" calcext:value-type="float">
            <text:p>0.653688</text:p>
          </table:table-cell>
          <table:table-cell office:value-type="float" office:value="383.218" calcext:value-type="float">
            <text:p>383.218</text:p>
          </table:table-cell>
          <table:table-cell office:value-type="float" office:value="0.666022" calcext:value-type="float">
            <text:p>0.66602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77382" calcext:value-type="float">
            <text:p>0.777382</text:p>
          </table:table-cell>
          <table:table-cell office:value-type="float" office:value="0.604597" calcext:value-type="float">
            <text:p>0.604597</text:p>
          </table:table-cell>
          <table:table-cell office:value-type="float" office:value="0.366198" calcext:value-type="float">
            <text:p>0.366198</text:p>
          </table:table-cell>
          <table:table-cell office:value-type="float" office:value="0.718726" calcext:value-type="float">
            <text:p>0.718726</text:p>
          </table:table-cell>
          <table:table-cell office:value-type="float" office:value="365.085" calcext:value-type="float">
            <text:p>365.085</text:p>
          </table:table-cell>
          <table:table-cell office:value-type="float" office:value="0.666064" calcext:value-type="float">
            <text:p>0.666064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77166" calcext:value-type="float">
            <text:p>0.777166</text:p>
          </table:table-cell>
          <table:table-cell office:value-type="float" office:value="0.604273" calcext:value-type="float">
            <text:p>0.604273</text:p>
          </table:table-cell>
          <table:table-cell office:value-type="float" office:value="0.365834" calcext:value-type="float">
            <text:p>0.365834</text:p>
          </table:table-cell>
          <table:table-cell office:value-type="float" office:value="0.721381" calcext:value-type="float">
            <text:p>0.721381</text:p>
          </table:table-cell>
          <table:table-cell office:value-type="float" office:value="364.314" calcext:value-type="float">
            <text:p>364.314</text:p>
          </table:table-cell>
          <table:table-cell office:value-type="float" office:value="0.666038" calcext:value-type="float">
            <text:p>0.66603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77189" calcext:value-type="float">
            <text:p>0.777189</text:p>
          </table:table-cell>
          <table:table-cell office:value-type="float" office:value="0.604313" calcext:value-type="float">
            <text:p>0.604313</text:p>
          </table:table-cell>
          <table:table-cell office:value-type="float" office:value="0.365893" calcext:value-type="float">
            <text:p>0.365893</text:p>
          </table:table-cell>
          <table:table-cell office:value-type="float" office:value="0.709181" calcext:value-type="float">
            <text:p>0.709181</text:p>
          </table:table-cell>
          <table:table-cell office:value-type="float" office:value="367.448" calcext:value-type="float">
            <text:p>367.448</text:p>
          </table:table-cell>
          <table:table-cell office:value-type="float" office:value="0.666029" calcext:value-type="float">
            <text:p>0.666029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7638" calcext:value-type="float">
            <text:p>0.77638</text:p>
          </table:table-cell>
          <table:table-cell office:value-type="float" office:value="0.603065" calcext:value-type="float">
            <text:p>0.603065</text:p>
          </table:table-cell>
          <table:table-cell office:value-type="float" office:value="0.364402" calcext:value-type="float">
            <text:p>0.364402</text:p>
          </table:table-cell>
          <table:table-cell office:value-type="float" office:value="0.739953" calcext:value-type="float">
            <text:p>0.739953</text:p>
          </table:table-cell>
          <table:table-cell office:value-type="float" office:value="359.351" calcext:value-type="float">
            <text:p>359.351</text:p>
          </table:table-cell>
          <table:table-cell office:value-type="float" office:value="0.666011" calcext:value-type="float">
            <text:p>0.666011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76318" calcext:value-type="float">
            <text:p>0.776318</text:p>
          </table:table-cell>
          <table:table-cell office:value-type="float" office:value="0.602965" calcext:value-type="float">
            <text:p>0.602965</text:p>
          </table:table-cell>
          <table:table-cell office:value-type="float" office:value="0.364273" calcext:value-type="float">
            <text:p>0.364273</text:p>
          </table:table-cell>
          <table:table-cell office:value-type="float" office:value="0.741735" calcext:value-type="float">
            <text:p>0.741735</text:p>
          </table:table-cell>
          <table:table-cell office:value-type="float" office:value="358.889" calcext:value-type="float">
            <text:p>358.889</text:p>
          </table:table-cell>
          <table:table-cell office:value-type="float" office:value="0.666018" calcext:value-type="float">
            <text:p>0.666018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76738" calcext:value-type="float">
            <text:p>0.776738</text:p>
          </table:table-cell>
          <table:table-cell office:value-type="float" office:value="0.603617" calcext:value-type="float">
            <text:p>0.603617</text:p>
          </table:table-cell>
          <table:table-cell office:value-type="float" office:value="0.365064" calcext:value-type="float">
            <text:p>0.365064</text:p>
          </table:table-cell>
          <table:table-cell office:value-type="float" office:value="0.730569" calcext:value-type="float">
            <text:p>0.730569</text:p>
          </table:table-cell>
          <table:table-cell office:value-type="float" office:value="361.819" calcext:value-type="float">
            <text:p>361.819</text:p>
          </table:table-cell>
          <table:table-cell office:value-type="float" office:value="0.666017" calcext:value-type="float">
            <text:p>0.666017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804" calcext:value-type="float">
            <text:p>0.776804</text:p>
          </table:table-cell>
          <table:table-cell office:value-type="float" office:value="0.603718" calcext:value-type="float">
            <text:p>0.603718</text:p>
          </table:table-cell>
          <table:table-cell office:value-type="float" office:value="0.365181" calcext:value-type="float">
            <text:p>0.365181</text:p>
          </table:table-cell>
          <table:table-cell office:value-type="float" office:value="0.728628" calcext:value-type="float">
            <text:p>0.728628</text:p>
          </table:table-cell>
          <table:table-cell office:value-type="float" office:value="362.331" calcext:value-type="float">
            <text:p>362.331</text:p>
          </table:table-cell>
          <table:table-cell office:value-type="float" office:value="0.666021" calcext:value-type="float">
            <text:p>0.6660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0200704" calcext:value-type="float">
            <text:p>0.00200704</text:p>
          </table:table-cell>
          <table:table-cell office:value-type="float" office:value="0.00000402821" calcext:value-type="float">
            <text:p>4.02821E-06</text:p>
          </table:table-cell>
          <table:table-cell office:value-type="float" office:value="0.0717148" calcext:value-type="float">
            <text:p>0.0717148</text:p>
          </table:table-cell>
          <table:table-cell office:value-type="float" office:value="66.1292" calcext:value-type="float">
            <text:p>66.1292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-0.0544" calcext:value-type="float">
            <text:p>-0.0544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000876918" calcext:value-type="float">
            <text:p>8.76918E-06</text:p>
          </table:table-cell>
          <table:table-cell office:value-type="float" office:value="2.04047" calcext:value-type="float">
            <text:p>2.04047</text:p>
          </table:table-cell>
          <table:table-cell office:value-type="float" office:value="12.9055" calcext:value-type="float">
            <text:p>12.9055</text:p>
          </table:table-cell>
          <table:table-cell office:value-type="float" office:value="0.666378" calcext:value-type="float">
            <text:p>0.666378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045024" calcext:value-type="float">
            <text:p>0.00045024</text:p>
          </table:table-cell>
          <table:table-cell office:value-type="float" office:value="0.000000439494" calcext:value-type="float">
            <text:p>4.39494E-07</text:p>
          </table:table-cell>
          <table:table-cell office:value-type="float" office:value="2.62344" calcext:value-type="float">
            <text:p>2.62344</text:p>
          </table:table-cell>
          <table:table-cell office:value-type="string" calcext:value-type="string">
            <text:p>-nan</text:p>
          </table:table-cell>
          <table:table-cell office:value-type="float" office:value="0.277323" calcext:value-type="float">
            <text:p>0.27732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78" calcext:value-type="float">
            <text:p>0.0378</text:p>
          </table:table-cell>
          <table:table-cell office:value-type="float" office:value="0.00178592" calcext:value-type="float">
            <text:p>0.00178592</text:p>
          </table:table-cell>
          <table:table-cell office:value-type="float" office:value="0.00000484034" calcext:value-type="float">
            <text:p>4.84034E-06</text:p>
          </table:table-cell>
          <table:table-cell office:value-type="float" office:value="3.65018" calcext:value-type="float">
            <text:p>3.65018</text:p>
          </table:table-cell>
          <table:table-cell office:value-type="float" office:value="3.7618" calcext:value-type="float">
            <text:p>3.7618</text:p>
          </table:table-cell>
          <table:table-cell office:value-type="float" office:value="0.494139" calcext:value-type="float">
            <text:p>0.49413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212" calcext:value-type="float">
            <text:p>0.1212</text:p>
          </table:table-cell>
          <table:table-cell office:value-type="float" office:value="0.0162242" calcext:value-type="float">
            <text:p>0.0162242</text:p>
          </table:table-cell>
          <table:table-cell office:value-type="float" office:value="0.000370402" calcext:value-type="float">
            <text:p>0.000370402</text:p>
          </table:table-cell>
          <table:table-cell office:value-type="float" office:value="13.7515" calcext:value-type="float">
            <text:p>13.7515</text:p>
          </table:table-cell>
          <table:table-cell office:value-type="float" office:value="11.1184" calcext:value-type="float">
            <text:p>11.1184</text:p>
          </table:table-cell>
          <table:table-cell office:value-type="float" office:value="0.530945" calcext:value-type="float">
            <text:p>0.53094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24825" calcext:value-type="float">
            <text:p>0.224825</text:p>
          </table:table-cell>
          <table:table-cell office:value-type="float" office:value="0.0513483" calcext:value-type="float">
            <text:p>0.0513483</text:p>
          </table:table-cell>
          <table:table-cell office:value-type="float" office:value="0.00280795" calcext:value-type="float">
            <text:p>0.00280795</text:p>
          </table:table-cell>
          <table:table-cell office:value-type="float" office:value="35.6708" calcext:value-type="float">
            <text:p>35.6708</text:p>
          </table:table-cell>
          <table:table-cell office:value-type="float" office:value="12.8369" calcext:value-type="float">
            <text:p>12.8369</text:p>
          </table:table-cell>
          <table:table-cell office:value-type="float" office:value="0.645011" calcext:value-type="float">
            <text:p>0.64501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925" calcext:value-type="float">
            <text:p>0.3925</text:p>
          </table:table-cell>
          <table:table-cell office:value-type="float" office:value="0.158616" calcext:value-type="float">
            <text:p>0.158616</text:p>
          </table:table-cell>
          <table:table-cell office:value-type="float" office:value="0.028013" calcext:value-type="float">
            <text:p>0.028013</text:p>
          </table:table-cell>
          <table:table-cell office:value-type="float" office:value="51.8185" calcext:value-type="float">
            <text:p>51.8185</text:p>
          </table:table-cell>
          <table:table-cell office:value-type="float" office:value="20.5385" calcext:value-type="float">
            <text:p>20.5385</text:p>
          </table:table-cell>
          <table:table-cell office:value-type="float" office:value="0.628855" calcext:value-type="float">
            <text:p>0.628855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92075" calcext:value-type="float">
            <text:p>0.592075</text:p>
          </table:table-cell>
          <table:table-cell office:value-type="float" office:value="0.352867" calcext:value-type="float">
            <text:p>0.352867</text:p>
          </table:table-cell>
          <table:table-cell office:value-type="float" office:value="0.127794" calcext:value-type="float">
            <text:p>0.127794</text:p>
          </table:table-cell>
          <table:table-cell office:value-type="float" office:value="22.5303" calcext:value-type="float">
            <text:p>22.5303</text:p>
          </table:table-cell>
          <table:table-cell office:value-type="float" office:value="49.1869" calcext:value-type="float">
            <text:p>49.1869</text:p>
          </table:table-cell>
          <table:table-cell office:value-type="float" office:value="0.657889" calcext:value-type="float">
            <text:p>0.65788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11687" calcext:value-type="float">
            <text:p>0.711687</text:p>
          </table:table-cell>
          <table:table-cell office:value-type="float" office:value="0.507361" calcext:value-type="float">
            <text:p>0.507361</text:p>
          </table:table-cell>
          <table:table-cell office:value-type="float" office:value="0.259134" calcext:value-type="float">
            <text:p>0.259134</text:p>
          </table:table-cell>
          <table:table-cell office:value-type="float" office:value="1.18646" calcext:value-type="float">
            <text:p>1.18646</text:p>
          </table:table-cell>
          <table:table-cell office:value-type="float" office:value="260.241" calcext:value-type="float">
            <text:p>260.241</text:p>
          </table:table-cell>
          <table:table-cell office:value-type="float" office:value="0.664441" calcext:value-type="float">
            <text:p>0.66444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25295" calcext:value-type="float">
            <text:p>0.725295</text:p>
          </table:table-cell>
          <table:table-cell office:value-type="float" office:value="0.526718" calcext:value-type="float">
            <text:p>0.526718</text:p>
          </table:table-cell>
          <table:table-cell office:value-type="float" office:value="0.278787" calcext:value-type="float">
            <text:p>0.278787</text:p>
          </table:table-cell>
          <table:table-cell office:value-type="float" office:value="1.17365" calcext:value-type="float">
            <text:p>1.17365</text:p>
          </table:table-cell>
          <table:table-cell office:value-type="float" office:value="266.607" calcext:value-type="float">
            <text:p>266.607</text:p>
          </table:table-cell>
          <table:table-cell office:value-type="float" office:value="0.665039" calcext:value-type="float">
            <text:p>0.66503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24623" calcext:value-type="float">
            <text:p>0.724623</text:p>
          </table:table-cell>
          <table:table-cell office:value-type="float" office:value="0.525508" calcext:value-type="float">
            <text:p>0.525508</text:p>
          </table:table-cell>
          <table:table-cell office:value-type="float" office:value="0.277054" calcext:value-type="float">
            <text:p>0.277054</text:p>
          </table:table-cell>
          <table:table-cell office:value-type="float" office:value="1.11042" calcext:value-type="float">
            <text:p>1.11042</text:p>
          </table:table-cell>
          <table:table-cell office:value-type="float" office:value="273.785" calcext:value-type="float">
            <text:p>273.785</text:p>
          </table:table-cell>
          <table:table-cell office:value-type="float" office:value="0.665587" calcext:value-type="float">
            <text:p>0.665587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23118" calcext:value-type="float">
            <text:p>0.723118</text:p>
          </table:table-cell>
          <table:table-cell office:value-type="float" office:value="0.523415" calcext:value-type="float">
            <text:p>0.523415</text:p>
          </table:table-cell>
          <table:table-cell office:value-type="float" office:value="0.275025" calcext:value-type="float">
            <text:p>0.275025</text:p>
          </table:table-cell>
          <table:table-cell office:value-type="float" office:value="1.11671" calcext:value-type="float">
            <text:p>1.11671</text:p>
          </table:table-cell>
          <table:table-cell office:value-type="float" office:value="272.466" calcext:value-type="float">
            <text:p>272.466</text:p>
          </table:table-cell>
          <table:table-cell office:value-type="float" office:value="0.665374" calcext:value-type="float">
            <text:p>0.66537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26516" calcext:value-type="float">
            <text:p>0.726516</text:p>
          </table:table-cell>
          <table:table-cell office:value-type="float" office:value="0.528275" calcext:value-type="float">
            <text:p>0.528275</text:p>
          </table:table-cell>
          <table:table-cell office:value-type="float" office:value="0.280016" calcext:value-type="float">
            <text:p>0.280016</text:p>
          </table:table-cell>
          <table:table-cell office:value-type="float" office:value="1.07433" calcext:value-type="float">
            <text:p>1.07433</text:p>
          </table:table-cell>
          <table:table-cell office:value-type="float" office:value="279.081" calcext:value-type="float">
            <text:p>279.081</text:p>
          </table:table-cell>
          <table:table-cell office:value-type="float" office:value="0.665541" calcext:value-type="float">
            <text:p>0.66554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22454" calcext:value-type="float">
            <text:p>0.722454</text:p>
          </table:table-cell>
          <table:table-cell office:value-type="float" office:value="0.522451" calcext:value-type="float">
            <text:p>0.522451</text:p>
          </table:table-cell>
          <table:table-cell office:value-type="float" office:value="0.274009" calcext:value-type="float">
            <text:p>0.274009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259.912" calcext:value-type="float">
            <text:p>259.912</text:p>
          </table:table-cell>
          <table:table-cell office:value-type="float" office:value="0.665379" calcext:value-type="float">
            <text:p>0.665379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20906" calcext:value-type="float">
            <text:p>0.720906</text:p>
          </table:table-cell>
          <table:table-cell office:value-type="float" office:value="0.52025" calcext:value-type="float">
            <text:p>0.52025</text:p>
          </table:table-cell>
          <table:table-cell office:value-type="float" office:value="0.271777" calcext:value-type="float">
            <text:p>0.271777</text:p>
          </table:table-cell>
          <table:table-cell office:value-type="float" office:value="1.26234" calcext:value-type="float">
            <text:p>1.26234</text:p>
          </table:table-cell>
          <table:table-cell office:value-type="float" office:value="255.478" calcext:value-type="float">
            <text:p>255.478</text:p>
          </table:table-cell>
          <table:table-cell office:value-type="float" office:value="0.665291" calcext:value-type="float">
            <text:p>0.66529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22024" calcext:value-type="float">
            <text:p>0.722024</text:p>
          </table:table-cell>
          <table:table-cell office:value-type="float" office:value="0.521819" calcext:value-type="float">
            <text:p>0.521819</text:p>
          </table:table-cell>
          <table:table-cell office:value-type="float" office:value="0.273329" calcext:value-type="float">
            <text:p>0.273329</text:p>
          </table:table-cell>
          <table:table-cell office:value-type="float" office:value="1.27066" calcext:value-type="float">
            <text:p>1.27066</text:p>
          </table:table-cell>
          <table:table-cell office:value-type="float" office:value="255.023" calcext:value-type="float">
            <text:p>255.023</text:p>
          </table:table-cell>
          <table:table-cell office:value-type="float" office:value="0.665401" calcext:value-type="float">
            <text:p>0.665401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20935" calcext:value-type="float">
            <text:p>0.720935</text:p>
          </table:table-cell>
          <table:table-cell office:value-type="float" office:value="0.520266" calcext:value-type="float">
            <text:p>0.520266</text:p>
          </table:table-cell>
          <table:table-cell office:value-type="float" office:value="0.271744" calcext:value-type="float">
            <text:p>0.271744</text:p>
          </table:table-cell>
          <table:table-cell office:value-type="float" office:value="1.28901" calcext:value-type="float">
            <text:p>1.28901</text:p>
          </table:table-cell>
          <table:table-cell office:value-type="float" office:value="252.822" calcext:value-type="float">
            <text:p>252.822</text:p>
          </table:table-cell>
          <table:table-cell office:value-type="float" office:value="0.665353" calcext:value-type="float">
            <text:p>0.66535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22368" calcext:value-type="float">
            <text:p>0.722368</text:p>
          </table:table-cell>
          <table:table-cell office:value-type="float" office:value="0.522331" calcext:value-type="float">
            <text:p>0.522331</text:p>
          </table:table-cell>
          <table:table-cell office:value-type="float" office:value="0.273896" calcext:value-type="float">
            <text:p>0.273896</text:p>
          </table:table-cell>
          <table:table-cell office:value-type="float" office:value="1.24895" calcext:value-type="float">
            <text:p>1.24895</text:p>
          </table:table-cell>
          <table:table-cell office:value-type="float" office:value="257.359" calcext:value-type="float">
            <text:p>257.359</text:p>
          </table:table-cell>
          <table:table-cell office:value-type="float" office:value="0.665364" calcext:value-type="float">
            <text:p>0.665364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21794" calcext:value-type="float">
            <text:p>0.721794</text:p>
          </table:table-cell>
          <table:table-cell office:value-type="float" office:value="0.521498" calcext:value-type="float">
            <text:p>0.521498</text:p>
          </table:table-cell>
          <table:table-cell office:value-type="float" office:value="0.273015" calcext:value-type="float">
            <text:p>0.273015</text:p>
          </table:table-cell>
          <table:table-cell office:value-type="float" office:value="1.25237" calcext:value-type="float">
            <text:p>1.25237</text:p>
          </table:table-cell>
          <table:table-cell office:value-type="float" office:value="256.802" calcext:value-type="float">
            <text:p>256.802</text:p>
          </table:table-cell>
          <table:table-cell office:value-type="float" office:value="0.665373" calcext:value-type="float">
            <text:p>0.665373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716" calcext:value-type="float">
            <text:p>0.721716</text:p>
          </table:table-cell>
          <table:table-cell office:value-type="float" office:value="0.521393" calcext:value-type="float">
            <text:p>0.521393</text:p>
          </table:table-cell>
          <table:table-cell office:value-type="float" office:value="0.27292" calcext:value-type="float">
            <text:p>0.27292</text:p>
          </table:table-cell>
          <table:table-cell office:value-type="float" office:value="1.25738" calcext:value-type="float">
            <text:p>1.25738</text:p>
          </table:table-cell>
          <table:table-cell office:value-type="float" office:value="256.263" calcext:value-type="float">
            <text:p>256.263</text:p>
          </table:table-cell>
          <table:table-cell office:value-type="float" office:value="0.665355" calcext:value-type="float">
            <text:p>0.665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0004096" calcext:value-type="float">
            <text:p>4.096E-09</text:p>
          </table:table-cell>
          <table:table-cell office:value-type="float" office:value="0.378962" calcext:value-type="float">
            <text:p>0.37896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1168" calcext:value-type="float">
            <text:p>0.0001168</text:p>
          </table:table-cell>
          <table:table-cell office:value-type="float" office:value="0.0000000137169" calcext:value-type="float">
            <text:p>1.37169E-08</text:p>
          </table:table-cell>
          <table:table-cell office:value-type="float" office:value="2.16774" calcext:value-type="float">
            <text:p>2.16774</text:p>
          </table:table-cell>
          <table:table-cell office:value-type="string" calcext:value-type="string">
            <text:p>-nan</text:p>
          </table:table-cell>
          <table:table-cell office:value-type="float" office:value="0.664843" calcext:value-type="float">
            <text:p>0.66484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24" calcext:value-type="float">
            <text:p>0.0424</text:p>
          </table:table-cell>
          <table:table-cell office:value-type="float" office:value="0.00213472" calcext:value-type="float">
            <text:p>0.00213472</text:p>
          </table:table-cell>
          <table:table-cell office:value-type="float" office:value="0.00000652394" calcext:value-type="float">
            <text:p>6.52394E-06</text:p>
          </table:table-cell>
          <table:table-cell office:value-type="float" office:value="2.42141" calcext:value-type="float">
            <text:p>2.42141</text:p>
          </table:table-cell>
          <table:table-cell office:value-type="float" office:value="8.73756" calcext:value-type="float">
            <text:p>8.73756</text:p>
          </table:table-cell>
          <table:table-cell office:value-type="float" office:value="0.522793" calcext:value-type="float">
            <text:p>0.52279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08" calcext:value-type="float">
            <text:p>0.0808</text:p>
          </table:table-cell>
          <table:table-cell office:value-type="float" office:value="0.00698352" calcext:value-type="float">
            <text:p>0.00698352</text:p>
          </table:table-cell>
          <table:table-cell office:value-type="float" office:value="0.0000596907" calcext:value-type="float">
            <text:p>5.96907E-05</text:p>
          </table:table-cell>
          <table:table-cell office:value-type="float" office:value="5.4626" calcext:value-type="float">
            <text:p>5.4626</text:p>
          </table:table-cell>
          <table:table-cell office:value-type="float" office:value="11.8004" calcext:value-type="float">
            <text:p>11.8004</text:p>
          </table:table-cell>
          <table:table-cell office:value-type="float" office:value="0.592022" calcext:value-type="float">
            <text:p>0.59202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5045" calcext:value-type="float">
            <text:p>0.15045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00664617" calcext:value-type="float">
            <text:p>0.000664617</text:p>
          </table:table-cell>
          <table:table-cell office:value-type="float" office:value="5.52506" calcext:value-type="float">
            <text:p>5.52506</text:p>
          </table:table-cell>
          <table:table-cell office:value-type="float" office:value="24.8946" calcext:value-type="float">
            <text:p>24.8946</text:p>
          </table:table-cell>
          <table:table-cell office:value-type="float" office:value="0.609222" calcext:value-type="float">
            <text:p>0.60922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84" calcext:value-type="float">
            <text:p>0.3184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120904" calcext:value-type="float">
            <text:p>0.0120904</text:p>
          </table:table-cell>
          <table:table-cell office:value-type="float" office:value="10.2624" calcext:value-type="float">
            <text:p>10.2624</text:p>
          </table:table-cell>
          <table:table-cell office:value-type="float" office:value="39.3977" calcext:value-type="float">
            <text:p>39.3977</text:p>
          </table:table-cell>
          <table:table-cell office:value-type="float" office:value="0.631582" calcext:value-type="float">
            <text:p>0.63158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07913" calcext:value-type="float">
            <text:p>0.507913</text:p>
          </table:table-cell>
          <table:table-cell office:value-type="float" office:value="0.262167" calcext:value-type="float">
            <text:p>0.262167</text:p>
          </table:table-cell>
          <table:table-cell office:value-type="float" office:value="0.0725339" calcext:value-type="float">
            <text:p>0.0725339</text:p>
          </table:table-cell>
          <table:table-cell office:value-type="float" office:value="5.39728" calcext:value-type="float">
            <text:p>5.39728</text:p>
          </table:table-cell>
          <table:table-cell office:value-type="float" office:value="87.3879" calcext:value-type="float">
            <text:p>87.3879</text:p>
          </table:table-cell>
          <table:table-cell office:value-type="float" office:value="0.648225" calcext:value-type="float">
            <text:p>0.64822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45337" calcext:value-type="float">
            <text:p>0.645337</text:p>
          </table:table-cell>
          <table:table-cell office:value-type="float" office:value="0.418388" calcext:value-type="float">
            <text:p>0.418388</text:p>
          </table:table-cell>
          <table:table-cell office:value-type="float" office:value="0.178275" calcext:value-type="float">
            <text:p>0.178275</text:p>
          </table:table-cell>
          <table:table-cell office:value-type="float" office:value="2.9511" calcext:value-type="float">
            <text:p>2.9511</text:p>
          </table:table-cell>
          <table:table-cell office:value-type="float" office:value="149.703" calcext:value-type="float">
            <text:p>149.703</text:p>
          </table:table-cell>
          <table:table-cell office:value-type="float" office:value="0.660523" calcext:value-type="float">
            <text:p>0.66052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41538" calcext:value-type="float">
            <text:p>0.641538</text:p>
          </table:table-cell>
          <table:table-cell office:value-type="float" office:value="0.412354" calcext:value-type="float">
            <text:p>0.412354</text:p>
          </table:table-cell>
          <table:table-cell office:value-type="float" office:value="0.171335" calcext:value-type="float">
            <text:p>0.171335</text:p>
          </table:table-cell>
          <table:table-cell office:value-type="float" office:value="2.59951" calcext:value-type="float">
            <text:p>2.59951</text:p>
          </table:table-cell>
          <table:table-cell office:value-type="float" office:value="158.375" calcext:value-type="float">
            <text:p>158.375</text:p>
          </table:table-cell>
          <table:table-cell office:value-type="float" office:value="0.664121" calcext:value-type="float">
            <text:p>0.664121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3967" calcext:value-type="float">
            <text:p>0.63967</text:p>
          </table:table-cell>
          <table:table-cell office:value-type="float" office:value="0.410705" calcext:value-type="float">
            <text:p>0.410705</text:p>
          </table:table-cell>
          <table:table-cell office:value-type="float" office:value="0.171185" calcext:value-type="float">
            <text:p>0.171185</text:p>
          </table:table-cell>
          <table:table-cell office:value-type="float" office:value="2.2943" calcext:value-type="float">
            <text:p>2.2943</text:p>
          </table:table-cell>
          <table:table-cell office:value-type="float" office:value="168.267" calcext:value-type="float">
            <text:p>168.267</text:p>
          </table:table-cell>
          <table:table-cell office:value-type="float" office:value="0.661713" calcext:value-type="float">
            <text:p>0.661713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53134" calcext:value-type="float">
            <text:p>0.653134</text:p>
          </table:table-cell>
          <table:table-cell office:value-type="float" office:value="0.427309" calcext:value-type="float">
            <text:p>0.427309</text:p>
          </table:table-cell>
          <table:table-cell office:value-type="float" office:value="0.183831" calcext:value-type="float">
            <text:p>0.183831</text:p>
          </table:table-cell>
          <table:table-cell office:value-type="float" office:value="1.9505" calcext:value-type="float">
            <text:p>1.9505</text:p>
          </table:table-cell>
          <table:table-cell office:value-type="float" office:value="186.186" calcext:value-type="float">
            <text:p>186.186</text:p>
          </table:table-cell>
          <table:table-cell office:value-type="float" office:value="0.664406" calcext:value-type="float">
            <text:p>0.664406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6555" calcext:value-type="float">
            <text:p>0.6555</text:p>
          </table:table-cell>
          <table:table-cell office:value-type="float" office:value="0.430515" calcext:value-type="float">
            <text:p>0.430515</text:p>
          </table:table-cell>
          <table:table-cell office:value-type="float" office:value="0.186758" calcext:value-type="float">
            <text:p>0.186758</text:p>
          </table:table-cell>
          <table:table-cell office:value-type="float" office:value="2.02051" calcext:value-type="float">
            <text:p>2.02051</text:p>
          </table:table-cell>
          <table:table-cell office:value-type="float" office:value="183.612" calcext:value-type="float">
            <text:p>183.612</text:p>
          </table:table-cell>
          <table:table-cell office:value-type="float" office:value="0.664122" calcext:value-type="float">
            <text:p>0.664122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49119" calcext:value-type="float">
            <text:p>0.649119</text:p>
          </table:table-cell>
          <table:table-cell office:value-type="float" office:value="0.422413" calcext:value-type="float">
            <text:p>0.422413</text:p>
          </table:table-cell>
          <table:table-cell office:value-type="float" office:value="0.180184" calcext:value-type="float">
            <text:p>0.180184</text:p>
          </table:table-cell>
          <table:table-cell office:value-type="float" office:value="2.3641" calcext:value-type="float">
            <text:p>2.3641</text:p>
          </table:table-cell>
          <table:table-cell office:value-type="float" office:value="168.111" calcext:value-type="float">
            <text:p>168.111</text:p>
          </table:table-cell>
          <table:table-cell office:value-type="float" office:value="0.663395" calcext:value-type="float">
            <text:p>0.66339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45045" calcext:value-type="float">
            <text:p>0.645045</text:p>
          </table:table-cell>
          <table:table-cell office:value-type="float" office:value="0.417163" calcext:value-type="float">
            <text:p>0.417163</text:p>
          </table:table-cell>
          <table:table-cell office:value-type="float" office:value="0.175795" calcext:value-type="float">
            <text:p>0.175795</text:p>
          </table:table-cell>
          <table:table-cell office:value-type="float" office:value="2.55613" calcext:value-type="float">
            <text:p>2.55613</text:p>
          </table:table-cell>
          <table:table-cell office:value-type="float" office:value="160.648" calcext:value-type="float">
            <text:p>160.648</text:p>
          </table:table-cell>
          <table:table-cell office:value-type="float" office:value="0.663275" calcext:value-type="float">
            <text:p>0.66327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50737" calcext:value-type="float">
            <text:p>0.650737</text:p>
          </table:table-cell>
          <table:table-cell office:value-type="float" office:value="0.424355" calcext:value-type="float">
            <text:p>0.424355</text:p>
          </table:table-cell>
          <table:table-cell office:value-type="float" office:value="0.181577" calcext:value-type="float">
            <text:p>0.181577</text:p>
          </table:table-cell>
          <table:table-cell office:value-type="float" office:value="2.12539" calcext:value-type="float">
            <text:p>2.12539</text:p>
          </table:table-cell>
          <table:table-cell office:value-type="float" office:value="177.728" calcext:value-type="float">
            <text:p>177.728</text:p>
          </table:table-cell>
          <table:table-cell office:value-type="float" office:value="0.66389" calcext:value-type="float">
            <text:p>0.66389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652287" calcext:value-type="float">
            <text:p>0.652287</text:p>
          </table:table-cell>
          <table:table-cell office:value-type="float" office:value="0.426377" calcext:value-type="float">
            <text:p>0.426377</text:p>
          </table:table-cell>
          <table:table-cell office:value-type="float" office:value="0.183298" calcext:value-type="float">
            <text:p>0.183298</text:p>
          </table:table-cell>
          <table:table-cell office:value-type="float" office:value="2.20299" calcext:value-type="float">
            <text:p>2.20299</text:p>
          </table:table-cell>
          <table:table-cell office:value-type="float" office:value="174.98" calcext:value-type="float">
            <text:p>174.98</text:p>
          </table:table-cell>
          <table:table-cell office:value-type="float" office:value="0.663915" calcext:value-type="float">
            <text:p>0.663915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51328" calcext:value-type="float">
            <text:p>0.651328</text:p>
          </table:table-cell>
          <table:table-cell office:value-type="float" office:value="0.425114" calcext:value-type="float">
            <text:p>0.425114</text:p>
          </table:table-cell>
          <table:table-cell office:value-type="float" office:value="0.182201" calcext:value-type="float">
            <text:p>0.182201</text:p>
          </table:table-cell>
          <table:table-cell office:value-type="float" office:value="2.1344" calcext:value-type="float">
            <text:p>2.1344</text:p>
          </table:table-cell>
          <table:table-cell office:value-type="float" office:value="177.511" calcext:value-type="float">
            <text:p>177.511</text:p>
          </table:table-cell>
          <table:table-cell office:value-type="float" office:value="0.66394" calcext:value-type="float">
            <text:p>0.66394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51156" calcext:value-type="float">
            <text:p>0.651156</text:p>
          </table:table-cell>
          <table:table-cell office:value-type="float" office:value="0.424912" calcext:value-type="float">
            <text:p>0.424912</text:p>
          </table:table-cell>
          <table:table-cell office:value-type="float" office:value="0.182067" calcext:value-type="float">
            <text:p>0.182067</text:p>
          </table:table-cell>
          <table:table-cell office:value-type="float" office:value="2.19999" calcext:value-type="float">
            <text:p>2.19999</text:p>
          </table:table-cell>
          <table:table-cell office:value-type="float" office:value="174.797" calcext:value-type="float">
            <text:p>174.797</text:p>
          </table:table-cell>
          <table:table-cell office:value-type="float" office:value="0.663867" calcext:value-type="float">
            <text:p>0.663867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50378" calcext:value-type="float">
            <text:p>0.650378</text:p>
          </table:table-cell>
          <table:table-cell office:value-type="float" office:value="0.42392" calcext:value-type="float">
            <text:p>0.42392</text:p>
          </table:table-cell>
          <table:table-cell office:value-type="float" office:value="0.181254" calcext:value-type="float">
            <text:p>0.181254</text:p>
          </table:table-cell>
          <table:table-cell office:value-type="float" office:value="2.23318" calcext:value-type="float">
            <text:p>2.23318</text:p>
          </table:table-cell>
          <table:table-cell office:value-type="float" office:value="173.288" calcext:value-type="float">
            <text:p>173.288</text:p>
          </table:table-cell>
          <table:table-cell office:value-type="float" office:value="0.6638" calcext:value-type="float">
            <text:p>0.6638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50215" calcext:value-type="float">
            <text:p>0.650215</text:p>
          </table:table-cell>
          <table:table-cell office:value-type="float" office:value="0.423692" calcext:value-type="float">
            <text:p>0.423692</text:p>
          </table:table-cell>
          <table:table-cell office:value-type="float" office:value="0.181035" calcext:value-type="float">
            <text:p>0.181035</text:p>
          </table:table-cell>
          <table:table-cell office:value-type="float" office:value="2.22533" calcext:value-type="float">
            <text:p>2.22533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0.663843" calcext:value-type="float">
            <text:p>0.663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8" calcext:value-type="float">
            <text:p>0.0088</text:p>
          </table:table-cell>
          <table:table-cell office:value-type="float" office:value="0.00007744" calcext:value-type="float">
            <text:p>7.744E-05</text:p>
          </table:table-cell>
          <table:table-cell office:value-type="float" office:value="0.00000000599695" calcext:value-type="float">
            <text:p>5.99695E-09</text:p>
          </table:table-cell>
          <table:table-cell office:value-type="float" office:value="1.17434" calcext:value-type="float">
            <text:p>1.1743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08" calcext:value-type="float">
            <text:p>0.0508</text:p>
          </table:table-cell>
          <table:table-cell office:value-type="float" office:value="0.0027344" calcext:value-type="float">
            <text:p>0.0027344</text:p>
          </table:table-cell>
          <table:table-cell office:value-type="float" office:value="0.00000906414" calcext:value-type="float">
            <text:p>9.06414E-06</text:p>
          </table:table-cell>
          <table:table-cell office:value-type="float" office:value="4.31891" calcext:value-type="float">
            <text:p>4.31891</text:p>
          </table:table-cell>
          <table:table-cell office:value-type="float" office:value="6.07908" calcext:value-type="float">
            <text:p>6.07908</text:p>
          </table:table-cell>
          <table:table-cell office:value-type="float" office:value="0.595907" calcext:value-type="float">
            <text:p>0.595907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42" calcext:value-type="float">
            <text:p>0.1342</text:p>
          </table:table-cell>
          <table:table-cell office:value-type="float" office:value="0.0187563" calcext:value-type="float">
            <text:p>0.0187563</text:p>
          </table:table-cell>
          <table:table-cell office:value-type="float" office:value="0.000397446" calcext:value-type="float">
            <text:p>0.000397446</text:p>
          </table:table-cell>
          <table:table-cell office:value-type="float" office:value="4.6844" calcext:value-type="float">
            <text:p>4.6844</text:p>
          </table:table-cell>
          <table:table-cell office:value-type="float" office:value="23.9022" calcext:value-type="float">
            <text:p>23.9022</text:p>
          </table:table-cell>
          <table:table-cell office:value-type="float" office:value="0.623416" calcext:value-type="float">
            <text:p>0.62341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914" calcext:value-type="float">
            <text:p>0.1914</text:p>
          </table:table-cell>
          <table:table-cell office:value-type="float" office:value="0.0368016" calcext:value-type="float">
            <text:p>0.0368016</text:p>
          </table:table-cell>
          <table:table-cell office:value-type="float" office:value="0.00137834" calcext:value-type="float">
            <text:p>0.00137834</text:p>
          </table:table-cell>
          <table:table-cell office:value-type="float" office:value="10.3406" calcext:value-type="float">
            <text:p>10.3406</text:p>
          </table:table-cell>
          <table:table-cell office:value-type="float" office:value="22.3778" calcext:value-type="float">
            <text:p>22.3778</text:p>
          </table:table-cell>
          <table:table-cell office:value-type="float" office:value="0.660763" calcext:value-type="float">
            <text:p>0.66076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14" calcext:value-type="float">
            <text:p>0.3014</text:p>
          </table:table-cell>
          <table:table-cell office:value-type="float" office:value="0.0933262" calcext:value-type="float">
            <text:p>0.0933262</text:p>
          </table:table-cell>
          <table:table-cell office:value-type="float" office:value="0.00955038" calcext:value-type="float">
            <text:p>0.00955038</text:p>
          </table:table-cell>
          <table:table-cell office:value-type="float" office:value="18.3557" calcext:value-type="float">
            <text:p>18.3557</text:p>
          </table:table-cell>
          <table:table-cell office:value-type="float" office:value="27.2502" calcext:value-type="float">
            <text:p>27.2502</text:p>
          </table:table-cell>
          <table:table-cell office:value-type="float" office:value="0.634496" calcext:value-type="float">
            <text:p>0.63449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33225" calcext:value-type="float">
            <text:p>0.433225</text:p>
          </table:table-cell>
          <table:table-cell office:value-type="float" office:value="0.189572" calcext:value-type="float">
            <text:p>0.189572</text:p>
          </table:table-cell>
          <table:table-cell office:value-type="float" office:value="0.037347" calcext:value-type="float">
            <text:p>0.037347</text:p>
          </table:table-cell>
          <table:table-cell office:value-type="float" office:value="7.64069" calcext:value-type="float">
            <text:p>7.64069</text:p>
          </table:table-cell>
          <table:table-cell office:value-type="float" office:value="62.2068" calcext:value-type="float">
            <text:p>62.2068</text:p>
          </table:table-cell>
          <table:table-cell office:value-type="float" office:value="0.653595" calcext:value-type="float">
            <text:p>0.653595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9775" calcext:value-type="float">
            <text:p>0.49775</text:p>
          </table:table-cell>
          <table:table-cell office:value-type="float" office:value="0.248201" calcext:value-type="float">
            <text:p>0.248201</text:p>
          </table:table-cell>
          <table:table-cell office:value-type="float" office:value="0.0620427" calcext:value-type="float">
            <text:p>0.0620427</text:p>
          </table:table-cell>
          <table:table-cell office:value-type="float" office:value="4.17692" calcext:value-type="float">
            <text:p>4.17692</text:p>
          </table:table-cell>
          <table:table-cell office:value-type="float" office:value="96.7282" calcext:value-type="float">
            <text:p>96.7282</text:p>
          </table:table-cell>
          <table:table-cell office:value-type="float" office:value="0.664292" calcext:value-type="float">
            <text:p>0.66429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83619" calcext:value-type="float">
            <text:p>0.583619</text:p>
          </table:table-cell>
          <table:table-cell office:value-type="float" office:value="0.343419" calcext:value-type="float">
            <text:p>0.343419</text:p>
          </table:table-cell>
          <table:table-cell office:value-type="float" office:value="0.121562" calcext:value-type="float">
            <text:p>0.121562</text:p>
          </table:table-cell>
          <table:table-cell office:value-type="float" office:value="3.83134" calcext:value-type="float">
            <text:p>3.83134</text:p>
          </table:table-cell>
          <table:table-cell office:value-type="float" office:value="118.935" calcext:value-type="float">
            <text:p>118.935</text:p>
          </table:table-cell>
          <table:table-cell office:value-type="float" office:value="0.656419" calcext:value-type="float">
            <text:p>0.656419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73297" calcext:value-type="float">
            <text:p>0.573297</text:p>
          </table:table-cell>
          <table:table-cell office:value-type="float" office:value="0.329959" calcext:value-type="float">
            <text:p>0.329959</text:p>
          </table:table-cell>
          <table:table-cell office:value-type="float" office:value="0.110578" calcext:value-type="float">
            <text:p>0.110578</text:p>
          </table:table-cell>
          <table:table-cell office:value-type="float" office:value="2.68437" calcext:value-type="float">
            <text:p>2.68437</text:p>
          </table:table-cell>
          <table:table-cell office:value-type="float" office:value="139.363" calcext:value-type="float">
            <text:p>139.363</text:p>
          </table:table-cell>
          <table:table-cell office:value-type="float" office:value="0.661448" calcext:value-type="float">
            <text:p>0.66144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61636" calcext:value-type="float">
            <text:p>0.561636</text:p>
          </table:table-cell>
          <table:table-cell office:value-type="float" office:value="0.316932" calcext:value-type="float">
            <text:p>0.316932</text:p>
          </table:table-cell>
          <table:table-cell office:value-type="float" office:value="0.102291" calcext:value-type="float">
            <text:p>0.102291</text:p>
          </table:table-cell>
          <table:table-cell office:value-type="float" office:value="2.92103" calcext:value-type="float">
            <text:p>2.92103</text:p>
          </table:table-cell>
          <table:table-cell office:value-type="float" office:value="130.906" calcext:value-type="float">
            <text:p>130.906</text:p>
          </table:table-cell>
          <table:table-cell office:value-type="float" office:value="0.660543" calcext:value-type="float">
            <text:p>0.66054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4076" calcext:value-type="float">
            <text:p>0.564076</text:p>
          </table:table-cell>
          <table:table-cell office:value-type="float" office:value="0.319317" calcext:value-type="float">
            <text:p>0.319317</text:p>
          </table:table-cell>
          <table:table-cell office:value-type="float" office:value="0.10338" calcext:value-type="float">
            <text:p>0.10338</text:p>
          </table:table-cell>
          <table:table-cell office:value-type="float" office:value="3.0913" calcext:value-type="float">
            <text:p>3.0913</text:p>
          </table:table-cell>
          <table:table-cell office:value-type="float" office:value="127.716" calcext:value-type="float">
            <text:p>127.716</text:p>
          </table:table-cell>
          <table:table-cell office:value-type="float" office:value="0.662034" calcext:value-type="float">
            <text:p>0.662034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60756" calcext:value-type="float">
            <text:p>0.560756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101469" calcext:value-type="float">
            <text:p>0.101469</text:p>
          </table:table-cell>
          <table:table-cell office:value-type="float" office:value="3.13764" calcext:value-type="float">
            <text:p>3.13764</text:p>
          </table:table-cell>
          <table:table-cell office:value-type="float" office:value="126.067" calcext:value-type="float">
            <text:p>126.067</text:p>
          </table:table-cell>
          <table:table-cell office:value-type="float" office:value="0.660906" calcext:value-type="float">
            <text:p>0.66090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69646" calcext:value-type="float">
            <text:p>0.569646</text:p>
          </table:table-cell>
          <table:table-cell office:value-type="float" office:value="0.326007" calcext:value-type="float">
            <text:p>0.326007</text:p>
          </table:table-cell>
          <table:table-cell office:value-type="float" office:value="0.108203" calcext:value-type="float">
            <text:p>0.108203</text:p>
          </table:table-cell>
          <table:table-cell office:value-type="float" office:value="3.66773" calcext:value-type="float">
            <text:p>3.66773</text:p>
          </table:table-cell>
          <table:table-cell office:value-type="float" office:value="118.435" calcext:value-type="float">
            <text:p>118.435</text:p>
          </table:table-cell>
          <table:table-cell office:value-type="float" office:value="0.660638" calcext:value-type="float">
            <text:p>0.66063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6388" calcext:value-type="float">
            <text:p>0.56388</text:p>
          </table:table-cell>
          <table:table-cell office:value-type="float" office:value="0.319365" calcext:value-type="float">
            <text:p>0.319365</text:p>
          </table:table-cell>
          <table:table-cell office:value-type="float" office:value="0.103767" calcext:value-type="float">
            <text:p>0.103767</text:p>
          </table:table-cell>
          <table:table-cell office:value-type="float" office:value="3.47502" calcext:value-type="float">
            <text:p>3.47502</text:p>
          </table:table-cell>
          <table:table-cell office:value-type="float" office:value="120.438" calcext:value-type="float">
            <text:p>120.438</text:p>
          </table:table-cell>
          <table:table-cell office:value-type="float" office:value="0.660874" calcext:value-type="float">
            <text:p>0.660874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567585" calcext:value-type="float">
            <text:p>0.567585</text:p>
          </table:table-cell>
          <table:table-cell office:value-type="float" office:value="0.323607" calcext:value-type="float">
            <text:p>0.323607</text:p>
          </table:table-cell>
          <table:table-cell office:value-type="float" office:value="0.106559" calcext:value-type="float">
            <text:p>0.106559</text:p>
          </table:table-cell>
          <table:table-cell office:value-type="float" office:value="3.2967" calcext:value-type="float">
            <text:p>3.2967</text:p>
          </table:table-cell>
          <table:table-cell office:value-type="float" office:value="124.488" calcext:value-type="float">
            <text:p>124.488</text:p>
          </table:table-cell>
          <table:table-cell office:value-type="float" office:value="0.660818" calcext:value-type="float">
            <text:p>0.660818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6894" calcext:value-type="float">
            <text:p>0.56894</text:p>
          </table:table-cell>
          <table:table-cell office:value-type="float" office:value="0.325219" calcext:value-type="float">
            <text:p>0.325219</text:p>
          </table:table-cell>
          <table:table-cell office:value-type="float" office:value="0.107704" calcext:value-type="float">
            <text:p>0.107704</text:p>
          </table:table-cell>
          <table:table-cell office:value-type="float" office:value="3.47753" calcext:value-type="float">
            <text:p>3.47753</text:p>
          </table:table-cell>
          <table:table-cell office:value-type="float" office:value="121.498" calcext:value-type="float">
            <text:p>121.498</text:p>
          </table:table-cell>
          <table:table-cell office:value-type="float" office:value="0.660563" calcext:value-type="float">
            <text:p>0.660563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567441" calcext:value-type="float">
            <text:p>0.567441</text:p>
          </table:table-cell>
          <table:table-cell office:value-type="float" office:value="0.323456" calcext:value-type="float">
            <text:p>0.323456</text:p>
          </table:table-cell>
          <table:table-cell office:value-type="float" office:value="0.106474" calcext:value-type="float">
            <text:p>0.106474</text:p>
          </table:table-cell>
          <table:table-cell office:value-type="float" office:value="3.38637" calcext:value-type="float">
            <text:p>3.38637</text:p>
          </table:table-cell>
          <table:table-cell office:value-type="float" office:value="122.793" calcext:value-type="float">
            <text:p>122.793</text:p>
          </table:table-cell>
          <table:table-cell office:value-type="float" office:value="0.660772" calcext:value-type="float">
            <text:p>0.660772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568106" calcext:value-type="float">
            <text:p>0.568106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106882" calcext:value-type="float">
            <text:p>0.106882</text:p>
          </table:table-cell>
          <table:table-cell office:value-type="float" office:value="3.46745" calcext:value-type="float">
            <text:p>3.46745</text:p>
          </table:table-cell>
          <table:table-cell office:value-type="float" office:value="121.477" calcext:value-type="float">
            <text:p>121.477</text:p>
          </table:table-cell>
          <table:table-cell office:value-type="float" office:value="0.66096" calcext:value-type="float">
            <text:p>0.6609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8668" calcext:value-type="float">
            <text:p>0.568668</text:p>
          </table:table-cell>
          <table:table-cell office:value-type="float" office:value="0.324756" calcext:value-type="float">
            <text:p>0.324756</text:p>
          </table:table-cell>
          <table:table-cell office:value-type="float" office:value="0.10721" calcext:value-type="float">
            <text:p>0.10721</text:p>
          </table:table-cell>
          <table:table-cell office:value-type="float" office:value="3.29177" calcext:value-type="float">
            <text:p>3.29177</text:p>
          </table:table-cell>
          <table:table-cell office:value-type="float" office:value="124.804" calcext:value-type="float">
            <text:p>124.804</text:p>
          </table:table-cell>
          <table:table-cell office:value-type="float" office:value="0.661156" calcext:value-type="float">
            <text:p>0.661156</text:p>
          </table:table-cell>
          <table:table-cell table:number-columns-repeated="10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7722" calcext:value-type="float">
            <text:p>0.567722</text:p>
          </table:table-cell>
          <table:table-cell office:value-type="float" office:value="0.32371" calcext:value-type="float">
            <text:p>0.32371</text:p>
          </table:table-cell>
          <table:table-cell office:value-type="float" office:value="0.106562" calcext:value-type="float">
            <text:p>0.106562</text:p>
          </table:table-cell>
          <table:table-cell office:value-type="float" office:value="3.38063" calcext:value-type="float">
            <text:p>3.38063</text:p>
          </table:table-cell>
          <table:table-cell office:value-type="float" office:value="122.946" calcext:value-type="float">
            <text:p>122.946</text:p>
          </table:table-cell>
          <table:table-cell office:value-type="float" office:value="0.661023" calcext:value-type="float">
            <text:p>0.661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6" calcext:value-type="float">
            <text:p>0.0056</text:p>
          </table:table-cell>
          <table:table-cell office:value-type="float" office:value="0.00003136" calcext:value-type="float">
            <text:p>3.136E-05</text:p>
          </table:table-cell>
          <table:table-cell office:value-type="float" office:value="0.00000000098345" calcext:value-type="float">
            <text:p>9.8345E-10</text:p>
          </table:table-cell>
          <table:table-cell office:value-type="float" office:value="0.520235" calcext:value-type="float">
            <text:p>0.52023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6" calcext:value-type="float">
            <text:p>0.0436</text:p>
          </table:table-cell>
          <table:table-cell office:value-type="float" office:value="0.00216992" calcext:value-type="float">
            <text:p>0.00216992</text:p>
          </table:table-cell>
          <table:table-cell office:value-type="float" office:value="0.00000675368" calcext:value-type="float">
            <text:p>6.75368E-06</text:p>
          </table:table-cell>
          <table:table-cell office:value-type="float" office:value="0.876235" calcext:value-type="float">
            <text:p>0.876235</text:p>
          </table:table-cell>
          <table:table-cell office:value-type="float" office:value="18.1427" calcext:value-type="float">
            <text:p>18.1427</text:p>
          </table:table-cell>
          <table:table-cell office:value-type="float" office:value="0.521886" calcext:value-type="float">
            <text:p>0.521886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28" calcext:value-type="float">
            <text:p>0.0928</text:p>
          </table:table-cell>
          <table:table-cell office:value-type="float" office:value="0.00870816" calcext:value-type="float">
            <text:p>0.00870816</text:p>
          </table:table-cell>
          <table:table-cell office:value-type="float" office:value="0.0000794415" calcext:value-type="float">
            <text:p>7.94415E-05</text:p>
          </table:table-cell>
          <table:table-cell office:value-type="float" office:value="0.801545" calcext:value-type="float">
            <text:p>0.801545</text:p>
          </table:table-cell>
          <table:table-cell office:value-type="float" office:value="40.7286" calcext:value-type="float">
            <text:p>40.7286</text:p>
          </table:table-cell>
          <table:table-cell office:value-type="float" office:value="0.650801" calcext:value-type="float">
            <text:p>0.650801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51" calcext:value-type="float">
            <text:p>0.151</text:p>
          </table:table-cell>
          <table:table-cell office:value-type="float" office:value="0.0236083" calcext:value-type="float">
            <text:p>0.0236083</text:p>
          </table:table-cell>
          <table:table-cell office:value-type="float" office:value="0.000624899" calcext:value-type="float">
            <text:p>0.000624899</text:p>
          </table:table-cell>
          <table:table-cell office:value-type="float" office:value="1.09339" calcext:value-type="float">
            <text:p>1.09339</text:p>
          </table:table-cell>
          <table:table-cell office:value-type="float" office:value="57.9603" calcext:value-type="float">
            <text:p>57.9603</text:p>
          </table:table-cell>
          <table:table-cell office:value-type="float" office:value="0.626269" calcext:value-type="float">
            <text:p>0.62626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385" calcext:value-type="float">
            <text:p>0.25385</text:p>
          </table:table-cell>
          <table:table-cell office:value-type="float" office:value="0.0670119" calcext:value-type="float">
            <text:p>0.0670119</text:p>
          </table:table-cell>
          <table:table-cell office:value-type="float" office:value="0.00514424" calcext:value-type="float">
            <text:p>0.00514424</text:p>
          </table:table-cell>
          <table:table-cell office:value-type="float" office:value="1.92107" calcext:value-type="float">
            <text:p>1.92107</text:p>
          </table:table-cell>
          <table:table-cell office:value-type="float" office:value="73.9342" calcext:value-type="float">
            <text:p>73.9342</text:p>
          </table:table-cell>
          <table:table-cell office:value-type="float" office:value="0.618147" calcext:value-type="float">
            <text:p>0.61814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96" calcext:value-type="float">
            <text:p>0.4196</text:p>
          </table:table-cell>
          <table:table-cell office:value-type="float" office:value="0.177164" calcext:value-type="float">
            <text:p>0.177164</text:p>
          </table:table-cell>
          <table:table-cell office:value-type="float" office:value="0.0321325" calcext:value-type="float">
            <text:p>0.0321325</text:p>
          </table:table-cell>
          <table:table-cell office:value-type="float" office:value="3.98798" calcext:value-type="float">
            <text:p>3.98798</text:p>
          </table:table-cell>
          <table:table-cell office:value-type="float" office:value="83.5397" calcext:value-type="float">
            <text:p>83.5397</text:p>
          </table:table-cell>
          <table:table-cell office:value-type="float" office:value="0.65875" calcext:value-type="float">
            <text:p>0.65875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5705" calcext:value-type="float">
            <text:p>0.45705</text:p>
          </table:table-cell>
          <table:table-cell office:value-type="float" office:value="0.209454" calcext:value-type="float">
            <text:p>0.209454</text:p>
          </table:table-cell>
          <table:table-cell office:value-type="float" office:value="0.0443406" calcext:value-type="float">
            <text:p>0.0443406</text:p>
          </table:table-cell>
          <table:table-cell office:value-type="float" office:value="6.07404" calcext:value-type="float">
            <text:p>6.07404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0.663098" calcext:value-type="float">
            <text:p>0.66309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00025" calcext:value-type="float">
            <text:p>0.500025</text:p>
          </table:table-cell>
          <table:table-cell office:value-type="float" office:value="0.250691" calcext:value-type="float">
            <text:p>0.250691</text:p>
          </table:table-cell>
          <table:table-cell office:value-type="float" office:value="0.0635127" calcext:value-type="float">
            <text:p>0.0635127</text:p>
          </table:table-cell>
          <table:table-cell office:value-type="float" office:value="2.51991" calcext:value-type="float">
            <text:p>2.51991</text:p>
          </table:table-cell>
          <table:table-cell office:value-type="float" office:value="125.328" calcext:value-type="float">
            <text:p>125.328</text:p>
          </table:table-cell>
          <table:table-cell office:value-type="float" office:value="0.663129" calcext:value-type="float">
            <text:p>0.663129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72231" calcext:value-type="float">
            <text:p>0.472231</text:p>
          </table:table-cell>
          <table:table-cell office:value-type="float" office:value="0.224468" calcext:value-type="float">
            <text:p>0.224468</text:p>
          </table:table-cell>
          <table:table-cell office:value-type="float" office:value="0.0516331" calcext:value-type="float">
            <text:p>0.0516331</text:p>
          </table:table-cell>
          <table:table-cell office:value-type="float" office:value="4.34496" calcext:value-type="float">
            <text:p>4.34496</text:p>
          </table:table-cell>
          <table:table-cell office:value-type="float" office:value="90.1452" calcext:value-type="float">
            <text:p>90.1452</text:p>
          </table:table-cell>
          <table:table-cell office:value-type="float" office:value="0.658417" calcext:value-type="float">
            <text:p>0.65841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81378" calcext:value-type="float">
            <text:p>0.481378</text:p>
          </table:table-cell>
          <table:table-cell office:value-type="float" office:value="0.232849" calcext:value-type="float">
            <text:p>0.232849</text:p>
          </table:table-cell>
          <table:table-cell office:value-type="float" office:value="0.055262" calcext:value-type="float">
            <text:p>0.055262</text:p>
          </table:table-cell>
          <table:table-cell office:value-type="float" office:value="4.47361" calcext:value-type="float">
            <text:p>4.47361</text:p>
          </table:table-cell>
          <table:table-cell office:value-type="float" office:value="90.4855" calcext:value-type="float">
            <text:p>90.4855</text:p>
          </table:table-cell>
          <table:table-cell office:value-type="float" office:value="0.660253" calcext:value-type="float">
            <text:p>0.660253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86183" calcext:value-type="float">
            <text:p>0.486183</text:p>
          </table:table-cell>
          <table:table-cell office:value-type="float" office:value="0.237848" calcext:value-type="float">
            <text:p>0.237848</text:p>
          </table:table-cell>
          <table:table-cell office:value-type="float" office:value="0.0579613" calcext:value-type="float">
            <text:p>0.0579613</text:p>
          </table:table-cell>
          <table:table-cell office:value-type="float" office:value="3.35282" calcext:value-type="float">
            <text:p>3.35282</text:p>
          </table:table-cell>
          <table:table-cell office:value-type="float" office:value="105.746" calcext:value-type="float">
            <text:p>105.746</text:p>
          </table:table-cell>
          <table:table-cell office:value-type="float" office:value="0.658477" calcext:value-type="float">
            <text:p>0.65847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86634" calcext:value-type="float">
            <text:p>0.486634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0.0582304" calcext:value-type="float">
            <text:p>0.0582304</text:p>
          </table:table-cell>
          <table:table-cell office:value-type="float" office:value="3.98876" calcext:value-type="float">
            <text:p>3.98876</text:p>
          </table:table-cell>
          <table:table-cell office:value-type="float" office:value="97.0062" calcext:value-type="float">
            <text:p>97.0062</text:p>
          </table:table-cell>
          <table:table-cell office:value-type="float" office:value="0.65841" calcext:value-type="float">
            <text:p>0.65841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91463" calcext:value-type="float">
            <text:p>0.491463</text:p>
          </table:table-cell>
          <table:table-cell office:value-type="float" office:value="0.243135" calcext:value-type="float">
            <text:p>0.243135</text:p>
          </table:table-cell>
          <table:table-cell office:value-type="float" office:value="0.0606235" calcext:value-type="float">
            <text:p>0.0606235</text:p>
          </table:table-cell>
          <table:table-cell office:value-type="float" office:value="3.73415" calcext:value-type="float">
            <text:p>3.73415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0.658158" calcext:value-type="float">
            <text:p>0.65815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90346" calcext:value-type="float">
            <text:p>0.490346</text:p>
          </table:table-cell>
          <table:table-cell office:value-type="float" office:value="0.24206" calcext:value-type="float">
            <text:p>0.24206</text:p>
          </table:table-cell>
          <table:table-cell office:value-type="float" office:value="0.0601116" calcext:value-type="float">
            <text:p>0.0601116</text:p>
          </table:table-cell>
          <table:table-cell office:value-type="float" office:value="3.80728" calcext:value-type="float">
            <text:p>3.80728</text:p>
          </table:table-cell>
          <table:table-cell office:value-type="float" office:value="100.076" calcext:value-type="float">
            <text:p>100.076</text:p>
          </table:table-cell>
          <table:table-cell office:value-type="float" office:value="0.658027" calcext:value-type="float">
            <text:p>0.658027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8974" calcext:value-type="float">
            <text:p>0.48974</text:p>
          </table:table-cell>
          <table:table-cell office:value-type="float" office:value="0.241557" calcext:value-type="float">
            <text:p>0.241557</text:p>
          </table:table-cell>
          <table:table-cell office:value-type="float" office:value="0.0599527" calcext:value-type="float">
            <text:p>0.0599527</text:p>
          </table:table-cell>
          <table:table-cell office:value-type="float" office:value="4.11616" calcext:value-type="float">
            <text:p>4.11616</text:p>
          </table:table-cell>
          <table:table-cell office:value-type="float" office:value="96.1224" calcext:value-type="float">
            <text:p>96.1224</text:p>
          </table:table-cell>
          <table:table-cell office:value-type="float" office:value="0.65751" calcext:value-type="float">
            <text:p>0.65751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87871" calcext:value-type="float">
            <text:p>0.487871</text:p>
          </table:table-cell>
          <table:table-cell office:value-type="float" office:value="0.239632" calcext:value-type="float">
            <text:p>0.239632</text:p>
          </table:table-cell>
          <table:table-cell office:value-type="float" office:value="0.0589477" calcext:value-type="float">
            <text:p>0.0589477</text:p>
          </table:table-cell>
          <table:table-cell office:value-type="float" office:value="4.17404" calcext:value-type="float">
            <text:p>4.17404</text:p>
          </table:table-cell>
          <table:table-cell office:value-type="float" office:value="95.0651" calcext:value-type="float">
            <text:p>95.0651</text:p>
          </table:table-cell>
          <table:table-cell office:value-type="float" office:value="0.657818" calcext:value-type="float">
            <text:p>0.657818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8727" calcext:value-type="float">
            <text:p>0.48727</text:p>
          </table:table-cell>
          <table:table-cell office:value-type="float" office:value="0.239088" calcext:value-type="float">
            <text:p>0.239088</text:p>
          </table:table-cell>
          <table:table-cell office:value-type="float" office:value="0.0587034" calcext:value-type="float">
            <text:p>0.0587034</text:p>
          </table:table-cell>
          <table:table-cell office:value-type="float" office:value="3.99863" calcext:value-type="float">
            <text:p>3.99863</text:p>
          </table:table-cell>
          <table:table-cell office:value-type="float" office:value="97.0312" calcext:value-type="float">
            <text:p>97.0312</text:p>
          </table:table-cell>
          <table:table-cell office:value-type="float" office:value="0.657684" calcext:value-type="float">
            <text:p>0.657684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90741" calcext:value-type="float">
            <text:p>0.490741</text:p>
          </table:table-cell>
          <table:table-cell office:value-type="float" office:value="0.242525" calcext:value-type="float">
            <text:p>0.242525</text:p>
          </table:table-cell>
          <table:table-cell office:value-type="float" office:value="0.060419" calcext:value-type="float">
            <text:p>0.060419</text:p>
          </table:table-cell>
          <table:table-cell office:value-type="float" office:value="3.94667" calcext:value-type="float">
            <text:p>3.94667</text:p>
          </table:table-cell>
          <table:table-cell office:value-type="float" office:value="98.3762" calcext:value-type="float">
            <text:p>98.3762</text:p>
          </table:table-cell>
          <table:table-cell office:value-type="float" office:value="0.657595" calcext:value-type="float">
            <text:p>0.657595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8988" calcext:value-type="float">
            <text:p>0.48988</text:p>
          </table:table-cell>
          <table:table-cell office:value-type="float" office:value="0.241626" calcext:value-type="float">
            <text:p>0.241626</text:p>
          </table:table-cell>
          <table:table-cell office:value-type="float" office:value="0.059934" calcext:value-type="float">
            <text:p>0.059934</text:p>
          </table:table-cell>
          <table:table-cell office:value-type="float" office:value="3.95791" calcext:value-type="float">
            <text:p>3.95791</text:p>
          </table:table-cell>
          <table:table-cell office:value-type="float" office:value="98.0522" calcext:value-type="float">
            <text:p>98.0522</text:p>
          </table:table-cell>
          <table:table-cell office:value-type="float" office:value="0.657812" calcext:value-type="float">
            <text:p>0.657812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838" calcext:value-type="float">
            <text:p>0.489838</text:p>
          </table:table-cell>
          <table:table-cell office:value-type="float" office:value="0.241607" calcext:value-type="float">
            <text:p>0.241607</text:p>
          </table:table-cell>
          <table:table-cell office:value-type="float" office:value="0.059949" calcext:value-type="float">
            <text:p>0.059949</text:p>
          </table:table-cell>
          <table:table-cell office:value-type="float" office:value="3.97189" calcext:value-type="float">
            <text:p>3.97189</text:p>
          </table:table-cell>
          <table:table-cell office:value-type="float" office:value="97.8745" calcext:value-type="float">
            <text:p>97.8745</text:p>
          </table:table-cell>
          <table:table-cell office:value-type="float" office:value="0.657673" calcext:value-type="float">
            <text:p>0.6576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09216" calcext:value-type="float">
            <text:p>9.216E-05</text:p>
          </table:table-cell>
          <table:table-cell office:value-type="float" office:value="0.00000000849347" calcext:value-type="float">
            <text:p>8.49347E-09</text:p>
          </table:table-cell>
          <table:table-cell office:value-type="float" office:value="0.882054" calcext:value-type="float">
            <text:p>0.88205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8" calcext:value-type="float">
            <text:p>0.0108</text:p>
          </table:table-cell>
          <table:table-cell office:value-type="float" office:value="0.00011808" calcext:value-type="float">
            <text:p>0.00011808</text:p>
          </table:table-cell>
          <table:table-cell office:value-type="float" office:value="0.0000000146147" calcext:value-type="float">
            <text:p>1.46147E-08</text:p>
          </table:table-cell>
          <table:table-cell office:value-type="float" office:value="3.91186" calcext:value-type="float">
            <text:p>3.91186</text:p>
          </table:table-cell>
          <table:table-cell office:value-type="string" calcext:value-type="string">
            <text:p>-nan</text:p>
          </table:table-cell>
          <table:table-cell office:value-type="float" office:value="0.650605" calcext:value-type="float">
            <text:p>0.650605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86" calcext:value-type="float">
            <text:p>0.0786</text:p>
          </table:table-cell>
          <table:table-cell office:value-type="float" office:value="0.0068952" calcext:value-type="float">
            <text:p>0.0068952</text:p>
          </table:table-cell>
          <table:table-cell office:value-type="float" office:value="0.0000608639" calcext:value-type="float">
            <text:p>6.08639E-05</text:p>
          </table:table-cell>
          <table:table-cell office:value-type="float" office:value="2.12173" calcext:value-type="float">
            <text:p>2.12173</text:p>
          </table:table-cell>
          <table:table-cell office:value-type="float" office:value="21.2546" calcext:value-type="float">
            <text:p>21.2546</text:p>
          </table:table-cell>
          <table:table-cell office:value-type="float" office:value="0.573278" calcext:value-type="float">
            <text:p>0.57327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547" calcext:value-type="float">
            <text:p>0.1547</text:p>
          </table:table-cell>
          <table:table-cell office:value-type="float" office:value="0.0243868" calcext:value-type="float">
            <text:p>0.0243868</text:p>
          </table:table-cell>
          <table:table-cell office:value-type="float" office:value="0.000628794" calcext:value-type="float">
            <text:p>0.000628794</text:p>
          </table:table-cell>
          <table:table-cell office:value-type="float" office:value="6.31784" calcext:value-type="float">
            <text:p>6.31784</text:p>
          </table:table-cell>
          <table:table-cell office:value-type="float" office:value="23.4198" calcext:value-type="float">
            <text:p>23.4198</text:p>
          </table:table-cell>
          <table:table-cell office:value-type="float" office:value="0.647566" calcext:value-type="float">
            <text:p>0.647566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82" calcext:value-type="float">
            <text:p>0.2382</text:p>
          </table:table-cell>
          <table:table-cell office:value-type="float" office:value="0.0587194" calcext:value-type="float">
            <text:p>0.0587194</text:p>
          </table:table-cell>
          <table:table-cell office:value-type="float" office:value="0.00393241" calcext:value-type="float">
            <text:p>0.00393241</text:p>
          </table:table-cell>
          <table:table-cell office:value-type="float" office:value="5.22344" calcext:value-type="float">
            <text:p>5.22344</text:p>
          </table:table-cell>
          <table:table-cell office:value-type="float" office:value="41.4564" calcext:value-type="float">
            <text:p>41.4564</text:p>
          </table:table-cell>
          <table:table-cell office:value-type="float" office:value="0.619834" calcext:value-type="float">
            <text:p>0.61983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96" calcext:value-type="float">
            <text:p>0.3496</text:p>
          </table:table-cell>
          <table:table-cell office:value-type="float" office:value="0.122799" calcext:value-type="float">
            <text:p>0.122799</text:p>
          </table:table-cell>
          <table:table-cell office:value-type="float" office:value="0.0153666" calcext:value-type="float">
            <text:p>0.0153666</text:p>
          </table:table-cell>
          <table:table-cell office:value-type="float" office:value="3.64375" calcext:value-type="float">
            <text:p>3.64375</text:p>
          </table:table-cell>
          <table:table-cell office:value-type="float" office:value="72.6567" calcext:value-type="float">
            <text:p>72.6567</text:p>
          </table:table-cell>
          <table:table-cell office:value-type="float" office:value="0.660321" calcext:value-type="float">
            <text:p>0.660321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10188" calcext:value-type="float">
            <text:p>0.510188</text:p>
          </table:table-cell>
          <table:table-cell office:value-type="float" office:value="0.262924" calcext:value-type="float">
            <text:p>0.262924</text:p>
          </table:table-cell>
          <table:table-cell office:value-type="float" office:value="0.0715333" calcext:value-type="float">
            <text:p>0.0715333</text:p>
          </table:table-cell>
          <table:table-cell office:value-type="float" office:value="2.76032" calcext:value-type="float">
            <text:p>2.76032</text:p>
          </table:table-cell>
          <table:table-cell office:value-type="float" office:value="122.622" calcext:value-type="float">
            <text:p>122.622</text:p>
          </table:table-cell>
          <table:table-cell office:value-type="float" office:value="0.655074" calcext:value-type="float">
            <text:p>0.65507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31806" calcext:value-type="float">
            <text:p>0.431806</text:p>
          </table:table-cell>
          <table:table-cell office:value-type="float" office:value="0.188051" calcext:value-type="float">
            <text:p>0.188051</text:p>
          </table:table-cell>
          <table:table-cell office:value-type="float" office:value="0.0365495" calcext:value-type="float">
            <text:p>0.0365495</text:p>
          </table:table-cell>
          <table:table-cell office:value-type="float" office:value="2.78321" calcext:value-type="float">
            <text:p>2.78321</text:p>
          </table:table-cell>
          <table:table-cell office:value-type="float" office:value="103.186" calcext:value-type="float">
            <text:p>103.186</text:p>
          </table:table-cell>
          <table:table-cell office:value-type="float" office:value="0.655484" calcext:value-type="float">
            <text:p>0.65548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03047" calcext:value-type="float">
            <text:p>0.403047</text:p>
          </table:table-cell>
          <table:table-cell office:value-type="float" office:value="0.163485" calcext:value-type="float">
            <text:p>0.163485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.30133" calcext:value-type="float">
            <text:p>4.30133</text:p>
          </table:table-cell>
          <table:table-cell office:value-type="float" office:value="77.2122" calcext:value-type="float">
            <text:p>77.2122</text:p>
          </table:table-cell>
          <table:table-cell office:value-type="float" office:value="0.658088" calcext:value-type="float">
            <text:p>0.65808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30627" calcext:value-type="float">
            <text:p>0.430627</text:p>
          </table:table-cell>
          <table:table-cell office:value-type="float" office:value="0.186406" calcext:value-type="float">
            <text:p>0.186406</text:p>
          </table:table-cell>
          <table:table-cell office:value-type="float" office:value="0.0354663" calcext:value-type="float">
            <text:p>0.0354663</text:p>
          </table:table-cell>
          <table:table-cell office:value-type="float" office:value="4.43604" calcext:value-type="float">
            <text:p>4.43604</text:p>
          </table:table-cell>
          <table:table-cell office:value-type="float" office:value="81.2273" calcext:value-type="float">
            <text:p>81.2273</text:p>
          </table:table-cell>
          <table:table-cell office:value-type="float" office:value="0.65977" calcext:value-type="float">
            <text:p>0.6597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26198" calcext:value-type="float">
            <text:p>0.426198</text:p>
          </table:table-cell>
          <table:table-cell office:value-type="float" office:value="0.183674" calcext:value-type="float">
            <text:p>0.183674</text:p>
          </table:table-cell>
          <table:table-cell office:value-type="float" office:value="0.0352602" calcext:value-type="float">
            <text:p>0.0352602</text:p>
          </table:table-cell>
          <table:table-cell office:value-type="float" office:value="3.52966" calcext:value-type="float">
            <text:p>3.52966</text:p>
          </table:table-cell>
          <table:table-cell office:value-type="float" office:value="90.4749" calcext:value-type="float">
            <text:p>90.4749</text:p>
          </table:table-cell>
          <table:table-cell office:value-type="float" office:value="0.651608" calcext:value-type="float">
            <text:p>0.651608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25438" calcext:value-type="float">
            <text:p>0.425438</text:p>
          </table:table-cell>
          <table:table-cell office:value-type="float" office:value="0.182529" calcext:value-type="float">
            <text:p>0.182529</text:p>
          </table:table-cell>
          <table:table-cell office:value-type="float" office:value="0.0344406" calcext:value-type="float">
            <text:p>0.0344406</text:p>
          </table:table-cell>
          <table:table-cell office:value-type="float" office:value="4.61281" calcext:value-type="float">
            <text:p>4.61281</text:p>
          </table:table-cell>
          <table:table-cell office:value-type="float" office:value="78.7993" calcext:value-type="float">
            <text:p>78.7993</text:p>
          </table:table-cell>
          <table:table-cell office:value-type="float" office:value="0.655422" calcext:value-type="float">
            <text:p>0.655422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20606" calcext:value-type="float">
            <text:p>0.420606</text:p>
          </table:table-cell>
          <table:table-cell office:value-type="float" office:value="0.178832" calcext:value-type="float">
            <text:p>0.178832</text:p>
          </table:table-cell>
          <table:table-cell office:value-type="float" office:value="0.0333181" calcext:value-type="float">
            <text:p>0.0333181</text:p>
          </table:table-cell>
          <table:table-cell office:value-type="float" office:value="4.00873" calcext:value-type="float">
            <text:p>4.00873</text:p>
          </table:table-cell>
          <table:table-cell office:value-type="float" office:value="83.7162" calcext:value-type="float">
            <text:p>83.7162</text:p>
          </table:table-cell>
          <table:table-cell office:value-type="float" office:value="0.652731" calcext:value-type="float">
            <text:p>0.652731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32082" calcext:value-type="float">
            <text:p>0.432082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0366402" calcext:value-type="float">
            <text:p>0.0366402</text:p>
          </table:table-cell>
          <table:table-cell office:value-type="float" office:value="3.87094" calcext:value-type="float">
            <text:p>3.87094</text:p>
          </table:table-cell>
          <table:table-cell office:value-type="float" office:value="87.4498" calcext:value-type="float">
            <text:p>87.4498</text:p>
          </table:table-cell>
          <table:table-cell office:value-type="float" office:value="0.655507" calcext:value-type="float">
            <text:p>0.65550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26438" calcext:value-type="float">
            <text:p>0.426438</text:p>
          </table:table-cell>
          <table:table-cell office:value-type="float" office:value="0.183448" calcext:value-type="float">
            <text:p>0.183448</text:p>
          </table:table-cell>
          <table:table-cell office:value-type="float" office:value="0.0347987" calcext:value-type="float">
            <text:p>0.0347987</text:p>
          </table:table-cell>
          <table:table-cell office:value-type="float" office:value="3.89124" calcext:value-type="float">
            <text:p>3.89124</text:p>
          </table:table-cell>
          <table:table-cell office:value-type="float" office:value="86.0812" calcext:value-type="float">
            <text:p>86.0812</text:p>
          </table:table-cell>
          <table:table-cell office:value-type="float" office:value="0.655321" calcext:value-type="float">
            <text:p>0.655321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28535" calcext:value-type="float">
            <text:p>0.428535</text:p>
          </table:table-cell>
          <table:table-cell office:value-type="float" office:value="0.185178" calcext:value-type="float">
            <text:p>0.185178</text:p>
          </table:table-cell>
          <table:table-cell office:value-type="float" office:value="0.0354117" calcext:value-type="float">
            <text:p>0.0354117</text:p>
          </table:table-cell>
          <table:table-cell office:value-type="float" office:value="3.95777" calcext:value-type="float">
            <text:p>3.95777</text:p>
          </table:table-cell>
          <table:table-cell office:value-type="float" office:value="85.7534" calcext:value-type="float">
            <text:p>85.7534</text:p>
          </table:table-cell>
          <table:table-cell office:value-type="float" office:value="0.655773" calcext:value-type="float">
            <text:p>0.655773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26281" calcext:value-type="float">
            <text:p>0.426281</text:p>
          </table:table-cell>
          <table:table-cell office:value-type="float" office:value="0.183383" calcext:value-type="float">
            <text:p>0.183383</text:p>
          </table:table-cell>
          <table:table-cell office:value-type="float" office:value="0.034824" calcext:value-type="float">
            <text:p>0.034824</text:p>
          </table:table-cell>
          <table:table-cell office:value-type="float" office:value="4.04219" calcext:value-type="float">
            <text:p>4.04219</text:p>
          </table:table-cell>
          <table:table-cell office:value-type="float" office:value="84.4295" calcext:value-type="float">
            <text:p>84.4295</text:p>
          </table:table-cell>
          <table:table-cell office:value-type="float" office:value="0.654827" calcext:value-type="float">
            <text:p>0.654827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27612" calcext:value-type="float">
            <text:p>0.427612</text:p>
          </table:table-cell>
          <table:table-cell office:value-type="float" office:value="0.184552" calcext:value-type="float">
            <text:p>0.184552</text:p>
          </table:table-cell>
          <table:table-cell office:value-type="float" office:value="0.0352972" calcext:value-type="float">
            <text:p>0.0352972</text:p>
          </table:table-cell>
          <table:table-cell office:value-type="float" office:value="3.95878" calcext:value-type="float">
            <text:p>3.95878</text:p>
          </table:table-cell>
          <table:table-cell office:value-type="float" office:value="85.5961" calcext:value-type="float">
            <text:p>85.5961</text:p>
          </table:table-cell>
          <table:table-cell office:value-type="float" office:value="0.654554" calcext:value-type="float">
            <text:p>0.65455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27615" calcext:value-type="float">
            <text:p>0.427615</text:p>
          </table:table-cell>
          <table:table-cell office:value-type="float" office:value="0.184491" calcext:value-type="float">
            <text:p>0.184491</text:p>
          </table:table-cell>
          <table:table-cell office:value-type="float" office:value="0.0352236" calcext:value-type="float">
            <text:p>0.0352236</text:p>
          </table:table-cell>
          <table:table-cell office:value-type="float" office:value="4.0219" calcext:value-type="float">
            <text:p>4.0219</text:p>
          </table:table-cell>
          <table:table-cell office:value-type="float" office:value="84.9015" calcext:value-type="float">
            <text:p>84.9015</text:p>
          </table:table-cell>
          <table:table-cell office:value-type="float" office:value="0.655044" calcext:value-type="float">
            <text:p>0.655044</text:p>
          </table:table-cell>
          <table:table-cell table:number-columns-repeated="10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7979" calcext:value-type="float">
            <text:p>0.427979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0.0353907" calcext:value-type="float">
            <text:p>0.0353907</text:p>
          </table:table-cell>
          <table:table-cell office:value-type="float" office:value="4.03316" calcext:value-type="float">
            <text:p>4.03316</text:p>
          </table:table-cell>
          <table:table-cell office:value-type="float" office:value="84.8652" calcext:value-type="float">
            <text:p>84.8652</text:p>
          </table:table-cell>
          <table:table-cell office:value-type="float" office:value="0.654754" calcext:value-type="float">
            <text:p>0.654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2304" calcext:value-type="float">
            <text:p>2.304E-05</text:p>
          </table:table-cell>
          <table:table-cell office:value-type="float" office:value="0.000000000530842" calcext:value-type="float">
            <text:p>5.30842E-10</text:p>
          </table:table-cell>
          <table:table-cell office:value-type="float" office:value="1.00178" calcext:value-type="float">
            <text:p>1.0017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00176256" calcext:value-type="float">
            <text:p>1.76256E-07</text:p>
          </table:table-cell>
          <table:table-cell office:value-type="float" office:value="2.82135" calcext:value-type="float">
            <text:p>2.82135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64" calcext:value-type="float">
            <text:p>0.0664</text:p>
          </table:table-cell>
          <table:table-cell office:value-type="float" office:value="0.00458016" calcext:value-type="float">
            <text:p>0.00458016</text:p>
          </table:table-cell>
          <table:table-cell office:value-type="float" office:value="0.000023973" calcext:value-type="float">
            <text:p>2.3973E-05</text:p>
          </table:table-cell>
          <table:table-cell office:value-type="float" office:value="2.40325" calcext:value-type="float">
            <text:p>2.40325</text:p>
          </table:table-cell>
          <table:table-cell office:value-type="float" office:value="15.4501" calcext:value-type="float">
            <text:p>15.4501</text:p>
          </table:table-cell>
          <table:table-cell office:value-type="float" office:value="0.619074" calcext:value-type="float">
            <text:p>0.619074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265" calcext:value-type="float">
            <text:p>0.1265</text:p>
          </table:table-cell>
          <table:table-cell office:value-type="float" office:value="0.0174862" calcext:value-type="float">
            <text:p>0.0174862</text:p>
          </table:table-cell>
          <table:table-cell office:value-type="float" office:value="0.000399069" calcext:value-type="float">
            <text:p>0.000399069</text:p>
          </table:table-cell>
          <table:table-cell office:value-type="float" office:value="5.20181" calcext:value-type="float">
            <text:p>5.20181</text:p>
          </table:table-cell>
          <table:table-cell office:value-type="float" office:value="21.6673" calcext:value-type="float">
            <text:p>21.6673</text:p>
          </table:table-cell>
          <table:table-cell office:value-type="float" office:value="0.564952" calcext:value-type="float">
            <text:p>0.564952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2645" calcext:value-type="float">
            <text:p>0.22645</text:p>
          </table:table-cell>
          <table:table-cell office:value-type="float" office:value="0.0522756" calcext:value-type="float">
            <text:p>0.0522756</text:p>
          </table:table-cell>
          <table:table-cell office:value-type="float" office:value="0.00292319" calcext:value-type="float">
            <text:p>0.00292319</text:p>
          </table:table-cell>
          <table:table-cell office:value-type="float" office:value="6.36279" calcext:value-type="float">
            <text:p>6.36279</text:p>
          </table:table-cell>
          <table:table-cell office:value-type="float" office:value="35.1993" calcext:value-type="float">
            <text:p>35.1993</text:p>
          </table:table-cell>
          <table:table-cell office:value-type="float" office:value="0.643435" calcext:value-type="float">
            <text:p>0.64343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7325" calcext:value-type="float">
            <text:p>0.347325</text:p>
          </table:table-cell>
          <table:table-cell office:value-type="float" office:value="0.123562" calcext:value-type="float">
            <text:p>0.123562</text:p>
          </table:table-cell>
          <table:table-cell office:value-type="float" office:value="0.0165357" calcext:value-type="float">
            <text:p>0.0165357</text:p>
          </table:table-cell>
          <table:table-cell office:value-type="float" office:value="4.77637" calcext:value-type="float">
            <text:p>4.77637</text:p>
          </table:table-cell>
          <table:table-cell office:value-type="float" office:value="63.5413" calcext:value-type="float">
            <text:p>63.5413</text:p>
          </table:table-cell>
          <table:table-cell office:value-type="float" office:value="0.638983" calcext:value-type="float">
            <text:p>0.63898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20763" calcext:value-type="float">
            <text:p>0.420763</text:p>
          </table:table-cell>
          <table:table-cell office:value-type="float" office:value="0.178231" calcext:value-type="float">
            <text:p>0.178231</text:p>
          </table:table-cell>
          <table:table-cell office:value-type="float" office:value="0.0325973" calcext:value-type="float">
            <text:p>0.0325973</text:p>
          </table:table-cell>
          <table:table-cell office:value-type="float" office:value="2.1199" calcext:value-type="float">
            <text:p>2.1199</text:p>
          </table:table-cell>
          <table:table-cell office:value-type="float" office:value="115.171" calcext:value-type="float">
            <text:p>115.171</text:p>
          </table:table-cell>
          <table:table-cell office:value-type="float" office:value="0.657947" calcext:value-type="float">
            <text:p>0.65794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92275" calcext:value-type="float">
            <text:p>0.392275</text:p>
          </table:table-cell>
          <table:table-cell office:value-type="float" office:value="0.155376" calcext:value-type="float">
            <text:p>0.155376</text:p>
          </table:table-cell>
          <table:table-cell office:value-type="float" office:value="0.0250766" calcext:value-type="float">
            <text:p>0.0250766</text:p>
          </table:table-cell>
          <table:table-cell office:value-type="float" office:value="4.86837" calcext:value-type="float">
            <text:p>4.86837</text:p>
          </table:table-cell>
          <table:table-cell office:value-type="float" office:value="70.6817" calcext:value-type="float">
            <text:p>70.6817</text:p>
          </table:table-cell>
          <table:table-cell office:value-type="float" office:value="0.653757" calcext:value-type="float">
            <text:p>0.65375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78413" calcext:value-type="float">
            <text:p>0.378413</text:p>
          </table:table-cell>
          <table:table-cell office:value-type="float" office:value="0.143899" calcext:value-type="float">
            <text:p>0.143899</text:p>
          </table:table-cell>
          <table:table-cell office:value-type="float" office:value="0.021118" calcext:value-type="float">
            <text:p>0.021118</text:p>
          </table:table-cell>
          <table:table-cell office:value-type="float" office:value="4.05059" calcext:value-type="float">
            <text:p>4.05059</text:p>
          </table:table-cell>
          <table:table-cell office:value-type="float" office:value="74.6202" calcext:value-type="float">
            <text:p>74.6202</text:p>
          </table:table-cell>
          <table:table-cell office:value-type="float" office:value="0.660047" calcext:value-type="float">
            <text:p>0.66004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5592" calcext:value-type="float">
            <text:p>0.365592</text:p>
          </table:table-cell>
          <table:table-cell office:value-type="float" office:value="0.136125" calcext:value-type="float">
            <text:p>0.136125</text:p>
          </table:table-cell>
          <table:table-cell office:value-type="float" office:value="0.019688" calcext:value-type="float">
            <text:p>0.019688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67.7508" calcext:value-type="float">
            <text:p>67.7508</text:p>
          </table:table-cell>
          <table:table-cell office:value-type="float" office:value="0.645835" calcext:value-type="float">
            <text:p>0.64583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7048" calcext:value-type="float">
            <text:p>0.377048</text:p>
          </table:table-cell>
          <table:table-cell office:value-type="float" office:value="0.143573" calcext:value-type="float">
            <text:p>0.143573</text:p>
          </table:table-cell>
          <table:table-cell office:value-type="float" office:value="0.0214324" calcext:value-type="float">
            <text:p>0.0214324</text:p>
          </table:table-cell>
          <table:table-cell office:value-type="float" office:value="3.76917" calcext:value-type="float">
            <text:p>3.76917</text:p>
          </table:table-cell>
          <table:table-cell office:value-type="float" office:value="77.2976" calcext:value-type="float">
            <text:p>77.2976</text:p>
          </table:table-cell>
          <table:table-cell office:value-type="float" office:value="0.653418" calcext:value-type="float">
            <text:p>0.653418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89704" calcext:value-type="float">
            <text:p>0.389704</text:p>
          </table:table-cell>
          <table:table-cell office:value-type="float" office:value="0.153434" calcext:value-type="float">
            <text:p>0.153434</text:p>
          </table:table-cell>
          <table:table-cell office:value-type="float" office:value="0.0244596" calcext:value-type="float">
            <text:p>0.0244596</text:p>
          </table:table-cell>
          <table:table-cell office:value-type="float" office:value="3.3965" calcext:value-type="float">
            <text:p>3.3965</text:p>
          </table:table-cell>
          <table:table-cell office:value-type="float" office:value="84.248" calcext:value-type="float">
            <text:p>84.248</text:p>
          </table:table-cell>
          <table:table-cell office:value-type="float" office:value="0.653675" calcext:value-type="float">
            <text:p>0.653675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80266" calcext:value-type="float">
            <text:p>0.380266</text:p>
          </table:table-cell>
          <table:table-cell office:value-type="float" office:value="0.146295" calcext:value-type="float">
            <text:p>0.146295</text:p>
          </table:table-cell>
          <table:table-cell office:value-type="float" office:value="0.0223766" calcext:value-type="float">
            <text:p>0.0223766</text:p>
          </table:table-cell>
          <table:table-cell office:value-type="float" office:value="3.82846" calcext:value-type="float">
            <text:p>3.82846</text:p>
          </table:table-cell>
          <table:table-cell office:value-type="float" office:value="77.422" calcext:value-type="float">
            <text:p>77.422</text:p>
          </table:table-cell>
          <table:table-cell office:value-type="float" office:value="0.651493" calcext:value-type="float">
            <text:p>0.651493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82818" calcext:value-type="float">
            <text:p>0.382818</text:p>
          </table:table-cell>
          <table:table-cell office:value-type="float" office:value="0.148098" calcext:value-type="float">
            <text:p>0.148098</text:p>
          </table:table-cell>
          <table:table-cell office:value-type="float" office:value="0.0228278" calcext:value-type="float">
            <text:p>0.0228278</text:p>
          </table:table-cell>
          <table:table-cell office:value-type="float" office:value="3.80583" calcext:value-type="float">
            <text:p>3.80583</text:p>
          </table:table-cell>
          <table:table-cell office:value-type="float" office:value="78.1362" calcext:value-type="float">
            <text:p>78.1362</text:p>
          </table:table-cell>
          <table:table-cell office:value-type="float" office:value="0.653069" calcext:value-type="float">
            <text:p>0.65306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0085" calcext:value-type="float">
            <text:p>0.380085</text:p>
          </table:table-cell>
          <table:table-cell office:value-type="float" office:value="0.14602" calcext:value-type="float">
            <text:p>0.14602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3.73303" calcext:value-type="float">
            <text:p>3.73303</text:p>
          </table:table-cell>
          <table:table-cell office:value-type="float" office:value="78.3409" calcext:value-type="float">
            <text:p>78.3409</text:p>
          </table:table-cell>
          <table:table-cell office:value-type="float" office:value="0.652588" calcext:value-type="float">
            <text:p>0.652588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79133" calcext:value-type="float">
            <text:p>0.379133</text:p>
          </table:table-cell>
          <table:table-cell office:value-type="float" office:value="0.145344" calcext:value-type="float">
            <text:p>0.145344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3.94294" calcext:value-type="float">
            <text:p>3.94294</text:p>
          </table:table-cell>
          <table:table-cell office:value-type="float" office:value="76.0265" calcext:value-type="float">
            <text:p>76.0265</text:p>
          </table:table-cell>
          <table:table-cell office:value-type="float" office:value="0.652248" calcext:value-type="float">
            <text:p>0.652248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8142" calcext:value-type="float">
            <text:p>0.38142</text:p>
          </table:table-cell>
          <table:table-cell office:value-type="float" office:value="0.147032" calcext:value-type="float">
            <text:p>0.147032</text:p>
          </table:table-cell>
          <table:table-cell office:value-type="float" office:value="0.0225148" calcext:value-type="float">
            <text:p>0.0225148</text:p>
          </table:table-cell>
          <table:table-cell office:value-type="float" office:value="3.74635" calcext:value-type="float">
            <text:p>3.74635</text:p>
          </table:table-cell>
          <table:table-cell office:value-type="float" office:value="78.4736" calcext:value-type="float">
            <text:p>78.4736</text:p>
          </table:table-cell>
          <table:table-cell office:value-type="float" office:value="0.652846" calcext:value-type="float">
            <text:p>0.652846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2009" calcext:value-type="float">
            <text:p>0.382009</text:p>
          </table:table-cell>
          <table:table-cell office:value-type="float" office:value="0.147483" calcext:value-type="float">
            <text:p>0.147483</text:p>
          </table:table-cell>
          <table:table-cell office:value-type="float" office:value="0.0226478" calcext:value-type="float">
            <text:p>0.0226478</text:p>
          </table:table-cell>
          <table:table-cell office:value-type="float" office:value="3.71907" calcext:value-type="float">
            <text:p>3.71907</text:p>
          </table:table-cell>
          <table:table-cell office:value-type="float" office:value="78.8857" calcext:value-type="float">
            <text:p>78.8857</text:p>
          </table:table-cell>
          <table:table-cell office:value-type="float" office:value="0.652927" calcext:value-type="float">
            <text:p>0.652927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2361" calcext:value-type="float">
            <text:p>0.382361</text:p>
          </table:table-cell>
          <table:table-cell office:value-type="float" office:value="0.147744" calcext:value-type="float">
            <text:p>0.147744</text:p>
          </table:table-cell>
          <table:table-cell office:value-type="float" office:value="0.0227239" calcext:value-type="float">
            <text:p>0.0227239</text:p>
          </table:table-cell>
          <table:table-cell office:value-type="float" office:value="3.74743" calcext:value-type="float">
            <text:p>3.74743</text:p>
          </table:table-cell>
          <table:table-cell office:value-type="float" office:value="78.6538" calcext:value-type="float">
            <text:p>78.6538</text:p>
          </table:table-cell>
          <table:table-cell office:value-type="float" office:value="0.652989" calcext:value-type="float">
            <text:p>0.652989</text:p>
          </table:table-cell>
          <table:table-cell table:number-columns-repeated="1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1661" calcext:value-type="float">
            <text:p>0.381661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0.0225827" calcext:value-type="float">
            <text:p>0.0225827</text:p>
          </table:table-cell>
          <table:table-cell office:value-type="float" office:value="3.77555" calcext:value-type="float">
            <text:p>3.77555</text:p>
          </table:table-cell>
          <table:table-cell office:value-type="float" office:value="78.2205" calcext:value-type="float">
            <text:p>78.2205</text:p>
          </table:table-cell>
          <table:table-cell office:value-type="float" office:value="0.65275" calcext:value-type="float">
            <text:p>0.6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000331776" calcext:value-type="float">
            <text:p>3.31776E-07</text:p>
          </table:table-cell>
          <table:table-cell office:value-type="float" office:value="1.71057" calcext:value-type="float">
            <text:p>1.7105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32" calcext:value-type="float">
            <text:p>0.0632</text:p>
          </table:table-cell>
          <table:table-cell office:value-type="float" office:value="0.0041792" calcext:value-type="float">
            <text:p>0.0041792</text:p>
          </table:table-cell>
          <table:table-cell office:value-type="float" office:value="0.0000204208" calcext:value-type="float">
            <text:p>2.04208E-05</text:p>
          </table:table-cell>
          <table:table-cell office:value-type="float" office:value="4.76827" calcext:value-type="float">
            <text:p>4.76827</text:p>
          </table:table-cell>
          <table:table-cell office:value-type="float" office:value="8.6908" calcext:value-type="float">
            <text:p>8.6908</text:p>
          </table:table-cell>
          <table:table-cell office:value-type="float" office:value="0.610269" calcext:value-type="float">
            <text:p>0.61026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064" calcext:value-type="float">
            <text:p>0.1064</text:p>
          </table:table-cell>
          <table:table-cell office:value-type="float" office:value="0.0114749" calcext:value-type="float">
            <text:p>0.0114749</text:p>
          </table:table-cell>
          <table:table-cell office:value-type="float" office:value="0.000137916" calcext:value-type="float">
            <text:p>0.000137916</text:p>
          </table:table-cell>
          <table:table-cell office:value-type="float" office:value="7.70897" calcext:value-type="float">
            <text:p>7.70897</text:p>
          </table:table-cell>
          <table:table-cell office:value-type="float" office:value="13.136" calcext:value-type="float">
            <text:p>13.136</text:p>
          </table:table-cell>
          <table:table-cell office:value-type="float" office:value="0.650861" calcext:value-type="float">
            <text:p>0.65086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52" calcext:value-type="float">
            <text:p>0.2152</text:p>
          </table:table-cell>
          <table:table-cell office:value-type="float" office:value="0.0481011" calcext:value-type="float">
            <text:p>0.0481011</text:p>
          </table:table-cell>
          <table:table-cell office:value-type="float" office:value="0.00262422" calcext:value-type="float">
            <text:p>0.00262422</text:p>
          </table:table-cell>
          <table:table-cell office:value-type="float" office:value="6.69773" calcext:value-type="float">
            <text:p>6.69773</text:p>
          </table:table-cell>
          <table:table-cell office:value-type="float" office:value="32.788" calcext:value-type="float">
            <text:p>32.788</text:p>
          </table:table-cell>
          <table:table-cell office:value-type="float" office:value="0.621934" calcext:value-type="float">
            <text:p>0.62193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9275" calcext:value-type="float">
            <text:p>0.29275</text:p>
          </table:table-cell>
          <table:table-cell office:value-type="float" office:value="0.0861319" calcext:value-type="float">
            <text:p>0.0861319</text:p>
          </table:table-cell>
          <table:table-cell office:value-type="float" office:value="0.00756821" calcext:value-type="float">
            <text:p>0.00756821</text:p>
          </table:table-cell>
          <table:table-cell office:value-type="float" office:value="4.82125" calcext:value-type="float">
            <text:p>4.82125</text:p>
          </table:table-cell>
          <table:table-cell office:value-type="float" office:value="52.6176" calcext:value-type="float">
            <text:p>52.6176</text:p>
          </table:table-cell>
          <table:table-cell office:value-type="float" office:value="0.659949" calcext:value-type="float">
            <text:p>0.659949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705" calcext:value-type="float">
            <text:p>0.32705</text:p>
          </table:table-cell>
          <table:table-cell office:value-type="float" office:value="0.107239" calcext:value-type="float">
            <text:p>0.107239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7.28584" calcext:value-type="float">
            <text:p>7.28584</text:p>
          </table:table-cell>
          <table:table-cell office:value-type="float" office:value="47.6432" calcext:value-type="float">
            <text:p>47.6432</text:p>
          </table:table-cell>
          <table:table-cell office:value-type="float" office:value="0.66314" calcext:value-type="float">
            <text:p>0.6631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2437" calcext:value-type="float">
            <text:p>0.372437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1.41273" calcext:value-type="float">
            <text:p>1.41273</text:p>
          </table:table-cell>
          <table:table-cell office:value-type="float" office:value="125.054" calcext:value-type="float">
            <text:p>125.054</text:p>
          </table:table-cell>
          <table:table-cell office:value-type="float" office:value="0.655791" calcext:value-type="float">
            <text:p>0.65579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48525" calcext:value-type="float">
            <text:p>0.348525</text:p>
          </table:table-cell>
          <table:table-cell office:value-type="float" office:value="0.123476" calcext:value-type="float">
            <text:p>0.123476</text:p>
          </table:table-cell>
          <table:table-cell office:value-type="float" office:value="0.0161697" calcext:value-type="float">
            <text:p>0.0161697</text:p>
          </table:table-cell>
          <table:table-cell office:value-type="float" office:value="5.61313" calcext:value-type="float">
            <text:p>5.61313</text:p>
          </table:table-cell>
          <table:table-cell office:value-type="float" office:value="58.5125" calcext:value-type="float">
            <text:p>58.5125</text:p>
          </table:table-cell>
          <table:table-cell office:value-type="float" office:value="0.646475" calcext:value-type="float">
            <text:p>0.64647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62581" calcext:value-type="float">
            <text:p>0.362581</text:p>
          </table:table-cell>
          <table:table-cell office:value-type="float" office:value="0.133693" calcext:value-type="float">
            <text:p>0.133693</text:p>
          </table:table-cell>
          <table:table-cell office:value-type="float" office:value="0.0191066" calcext:value-type="float">
            <text:p>0.0191066</text:p>
          </table:table-cell>
          <table:table-cell office:value-type="float" office:value="3.78162" calcext:value-type="float">
            <text:p>3.78162</text:p>
          </table:table-cell>
          <table:table-cell office:value-type="float" office:value="74.4373" calcext:value-type="float">
            <text:p>74.4373</text:p>
          </table:table-cell>
          <table:table-cell office:value-type="float" office:value="0.643678" calcext:value-type="float">
            <text:p>0.643678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3292" calcext:value-type="float">
            <text:p>0.363292</text:p>
          </table:table-cell>
          <table:table-cell office:value-type="float" office:value="0.133587" calcext:value-type="float">
            <text:p>0.133587</text:p>
          </table:table-cell>
          <table:table-cell office:value-type="float" office:value="0.0186838" calcext:value-type="float">
            <text:p>0.0186838</text:p>
          </table:table-cell>
          <table:table-cell office:value-type="float" office:value="3.21211" calcext:value-type="float">
            <text:p>3.21211</text:p>
          </table:table-cell>
          <table:table-cell office:value-type="float" office:value="80.8042" calcext:value-type="float">
            <text:p>80.8042</text:p>
          </table:table-cell>
          <table:table-cell office:value-type="float" office:value="0.651007" calcext:value-type="float">
            <text:p>0.65100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55151" calcext:value-type="float">
            <text:p>0.355151</text:p>
          </table:table-cell>
          <table:table-cell office:value-type="float" office:value="0.127333" calcext:value-type="float">
            <text:p>0.127333</text:p>
          </table:table-cell>
          <table:table-cell office:value-type="float" office:value="0.0168057" calcext:value-type="float">
            <text:p>0.0168057</text:p>
          </table:table-cell>
          <table:table-cell office:value-type="float" office:value="3.33142" calcext:value-type="float">
            <text:p>3.33142</text:p>
          </table:table-cell>
          <table:table-cell office:value-type="float" office:value="77.4313" calcext:value-type="float">
            <text:p>77.4313</text:p>
          </table:table-cell>
          <table:table-cell office:value-type="float" office:value="0.654495" calcext:value-type="float">
            <text:p>0.654495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5846" calcext:value-type="float">
            <text:p>0.355846</text:p>
          </table:table-cell>
          <table:table-cell office:value-type="float" office:value="0.127804" calcext:value-type="float">
            <text:p>0.127804</text:p>
          </table:table-cell>
          <table:table-cell office:value-type="float" office:value="0.0169355" calcext:value-type="float">
            <text:p>0.0169355</text:p>
          </table:table-cell>
          <table:table-cell office:value-type="float" office:value="3.06718" calcext:value-type="float">
            <text:p>3.06718</text:p>
          </table:table-cell>
          <table:table-cell office:value-type="float" office:value="80.8824" calcext:value-type="float">
            <text:p>80.8824</text:p>
          </table:table-cell>
          <table:table-cell office:value-type="float" office:value="0.654391" calcext:value-type="float">
            <text:p>0.65439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9879" calcext:value-type="float">
            <text:p>0.349879</text:p>
          </table:table-cell>
          <table:table-cell office:value-type="float" office:value="0.123838" calcext:value-type="float">
            <text:p>0.123838</text:p>
          </table:table-cell>
          <table:table-cell office:value-type="float" office:value="0.0160152" calcext:value-type="float">
            <text:p>0.0160152</text:p>
          </table:table-cell>
          <table:table-cell office:value-type="float" office:value="3.26101" calcext:value-type="float">
            <text:p>3.26101</text:p>
          </table:table-cell>
          <table:table-cell office:value-type="float" office:value="77.1786" calcext:value-type="float">
            <text:p>77.1786</text:p>
          </table:table-cell>
          <table:table-cell office:value-type="float" office:value="0.651901" calcext:value-type="float">
            <text:p>0.651901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9165" calcext:value-type="float">
            <text:p>0.349165</text:p>
          </table:table-cell>
          <table:table-cell office:value-type="float" office:value="0.12336" calcext:value-type="float">
            <text:p>0.12336</text:p>
          </table:table-cell>
          <table:table-cell office:value-type="float" office:value="0.0159197" calcext:value-type="float">
            <text:p>0.0159197</text:p>
          </table:table-cell>
          <table:table-cell office:value-type="float" office:value="3.23217" calcext:value-type="float">
            <text:p>3.23217</text:p>
          </table:table-cell>
          <table:table-cell office:value-type="float" office:value="77.3744" calcext:value-type="float">
            <text:p>77.3744</text:p>
          </table:table-cell>
          <table:table-cell office:value-type="float" office:value="0.651286" calcext:value-type="float">
            <text:p>0.651286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6591" calcext:value-type="float">
            <text:p>0.346591</text:p>
          </table:table-cell>
          <table:table-cell office:value-type="float" office:value="0.121576" calcext:value-type="float">
            <text:p>0.121576</text:p>
          </table:table-cell>
          <table:table-cell office:value-type="float" office:value="0.0154708" calcext:value-type="float">
            <text:p>0.0154708</text:p>
          </table:table-cell>
          <table:table-cell office:value-type="float" office:value="3.532" calcext:value-type="float">
            <text:p>3.532</text:p>
          </table:table-cell>
          <table:table-cell office:value-type="float" office:value="73.4381" calcext:value-type="float">
            <text:p>73.4381</text:p>
          </table:table-cell>
          <table:table-cell office:value-type="float" office:value="0.651104" calcext:value-type="float">
            <text:p>0.65110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49425" calcext:value-type="float">
            <text:p>0.349425</text:p>
          </table:table-cell>
          <table:table-cell office:value-type="float" office:value="0.123535" calcext:value-type="float">
            <text:p>0.123535</text:p>
          </table:table-cell>
          <table:table-cell office:value-type="float" office:value="0.0159582" calcext:value-type="float">
            <text:p>0.0159582</text:p>
          </table:table-cell>
          <table:table-cell office:value-type="float" office:value="3.39199" calcext:value-type="float">
            <text:p>3.39199</text:p>
          </table:table-cell>
          <table:table-cell office:value-type="float" office:value="75.564" calcext:value-type="float">
            <text:p>75.564</text:p>
          </table:table-cell>
          <table:table-cell office:value-type="float" office:value="0.651434" calcext:value-type="float">
            <text:p>0.651434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9144" calcext:value-type="float">
            <text:p>0.349144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0.0158512" calcext:value-type="float">
            <text:p>0.0158512</text:p>
          </table:table-cell>
          <table:table-cell office:value-type="float" office:value="3.40211" calcext:value-type="float">
            <text:p>3.40211</text:p>
          </table:table-cell>
          <table:table-cell office:value-type="float" office:value="75.3646" calcext:value-type="float">
            <text:p>75.3646</text:p>
          </table:table-cell>
          <table:table-cell office:value-type="float" office:value="0.652212" calcext:value-type="float">
            <text:p>0.65221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49655" calcext:value-type="float">
            <text:p>0.349655</text:p>
          </table:table-cell>
          <table:table-cell office:value-type="float" office:value="0.123672" calcext:value-type="float">
            <text:p>0.123672</text:p>
          </table:table-cell>
          <table:table-cell office:value-type="float" office:value="0.0159809" calcext:value-type="float">
            <text:p>0.0159809</text:p>
          </table:table-cell>
          <table:table-cell office:value-type="float" office:value="3.39836" calcext:value-type="float">
            <text:p>3.39836</text:p>
          </table:table-cell>
          <table:table-cell office:value-type="float" office:value="75.5348" calcext:value-type="float">
            <text:p>75.5348</text:p>
          </table:table-cell>
          <table:table-cell office:value-type="float" office:value="0.651713" calcext:value-type="float">
            <text:p>0.651713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50017" calcext:value-type="float">
            <text:p>0.350017</text:p>
          </table:table-cell>
          <table:table-cell office:value-type="float" office:value="0.123937" calcext:value-type="float">
            <text:p>0.123937</text:p>
          </table:table-cell>
          <table:table-cell office:value-type="float" office:value="0.0160556" calcext:value-type="float">
            <text:p>0.0160556</text:p>
          </table:table-cell>
          <table:table-cell office:value-type="float" office:value="3.44366" calcext:value-type="float">
            <text:p>3.44366</text:p>
          </table:table-cell>
          <table:table-cell office:value-type="float" office:value="75.1121" calcext:value-type="float">
            <text:p>75.1121</text:p>
          </table:table-cell>
          <table:table-cell office:value-type="float" office:value="0.651582" calcext:value-type="float">
            <text:p>0.651582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50164" calcext:value-type="float">
            <text:p>0.350164</text:p>
          </table:table-cell>
          <table:table-cell office:value-type="float" office:value="0.12402" calcext:value-type="float">
            <text:p>0.12402</text:p>
          </table:table-cell>
          <table:table-cell office:value-type="float" office:value="0.0160675" calcext:value-type="float">
            <text:p>0.0160675</text:p>
          </table:table-cell>
          <table:table-cell office:value-type="float" office:value="3.44259" calcext:value-type="float">
            <text:p>3.44259</text:p>
          </table:table-cell>
          <table:table-cell office:value-type="float" office:value="75.1493" calcext:value-type="float">
            <text:p>75.1493</text:p>
          </table:table-cell>
          <table:table-cell office:value-type="float" office:value="0.651789" calcext:value-type="float">
            <text:p>0.6517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2" calcext:value-type="float">
            <text:p>0.0192</text:p>
          </table:table-cell>
          <table:table-cell office:value-type="float" office:value="0.00036864" calcext:value-type="float">
            <text:p>0.00036864</text:p>
          </table:table-cell>
          <table:table-cell office:value-type="float" office:value="0.000000135895" calcext:value-type="float">
            <text:p>1.35895E-07</text:p>
          </table:table-cell>
          <table:table-cell office:value-type="float" office:value="1.50195" calcext:value-type="float">
            <text:p>1.5019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64" calcext:value-type="float">
            <text:p>0.0564</text:p>
          </table:table-cell>
          <table:table-cell office:value-type="float" office:value="0.00325152" calcext:value-type="float">
            <text:p>0.00325152</text:p>
          </table:table-cell>
          <table:table-cell office:value-type="float" office:value="0.0000114702" calcext:value-type="float">
            <text:p>1.14702E-05</text:p>
          </table:table-cell>
          <table:table-cell office:value-type="float" office:value="0.563997" calcext:value-type="float">
            <text:p>0.563997</text:p>
          </table:table-cell>
          <table:table-cell office:value-type="float" office:value="29.1633" calcext:value-type="float">
            <text:p>29.1633</text:p>
          </table:table-cell>
          <table:table-cell office:value-type="float" office:value="0.63836" calcext:value-type="float">
            <text:p>0.63836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916" calcext:value-type="float">
            <text:p>0.0916</text:p>
          </table:table-cell>
          <table:table-cell office:value-type="float" office:value="0.00849856" calcext:value-type="float">
            <text:p>0.00849856</text:p>
          </table:table-cell>
          <table:table-cell office:value-type="float" office:value="0.0000756354" calcext:value-type="float">
            <text:p>7.56354E-05</text:p>
          </table:table-cell>
          <table:table-cell office:value-type="float" office:value="0.585874" calcext:value-type="float">
            <text:p>0.585874</text:p>
          </table:table-cell>
          <table:table-cell office:value-type="float" office:value="47.2873" calcext:value-type="float">
            <text:p>47.2873</text:p>
          </table:table-cell>
          <table:table-cell office:value-type="float" office:value="0.65093" calcext:value-type="float">
            <text:p>0.6509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42" calcext:value-type="float">
            <text:p>0.1642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0.000806129" calcext:value-type="float">
            <text:p>0.000806129</text:p>
          </table:table-cell>
          <table:table-cell office:value-type="float" office:value="0.519576" calcext:value-type="float">
            <text:p>0.519576</text:p>
          </table:table-cell>
          <table:table-cell office:value-type="float" office:value="91.163" calcext:value-type="float">
            <text:p>91.163</text:p>
          </table:table-cell>
          <table:table-cell office:value-type="float" office:value="0.643309" calcext:value-type="float">
            <text:p>0.64330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01" calcext:value-type="float">
            <text:p>0.2501</text:p>
          </table:table-cell>
          <table:table-cell office:value-type="float" office:value="0.0631748" calcext:value-type="float">
            <text:p>0.0631748</text:p>
          </table:table-cell>
          <table:table-cell office:value-type="float" office:value="0.00414061" calcext:value-type="float">
            <text:p>0.00414061</text:p>
          </table:table-cell>
          <table:table-cell office:value-type="float" office:value="4.4319" calcext:value-type="float">
            <text:p>4.4319</text:p>
          </table:table-cell>
          <table:table-cell office:value-type="float" office:value="46.8643" calcext:value-type="float">
            <text:p>46.8643</text:p>
          </table:table-cell>
          <table:table-cell office:value-type="float" office:value="0.654176" calcext:value-type="float">
            <text:p>0.654176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2825" calcext:value-type="float">
            <text:p>0.302825</text:p>
          </table:table-cell>
          <table:table-cell office:value-type="float" office:value="0.0923962" calcext:value-type="float">
            <text:p>0.0923962</text:p>
          </table:table-cell>
          <table:table-cell office:value-type="float" office:value="0.00879782" calcext:value-type="float">
            <text:p>0.00879782</text:p>
          </table:table-cell>
          <table:table-cell office:value-type="float" office:value="2.30784" calcext:value-type="float">
            <text:p>2.30784</text:p>
          </table:table-cell>
          <table:table-cell office:value-type="float" office:value="79.2666" calcext:value-type="float">
            <text:p>79.2666</text:p>
          </table:table-cell>
          <table:table-cell office:value-type="float" office:value="0.656485" calcext:value-type="float">
            <text:p>0.65648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8825" calcext:value-type="float">
            <text:p>0.328825</text:p>
          </table:table-cell>
          <table:table-cell office:value-type="float" office:value="0.10935" calcext:value-type="float">
            <text:p>0.10935</text:p>
          </table:table-cell>
          <table:table-cell office:value-type="float" office:value="0.0124324" calcext:value-type="float">
            <text:p>0.0124324</text:p>
          </table:table-cell>
          <table:table-cell office:value-type="float" office:value="4.68109" calcext:value-type="float">
            <text:p>4.68109</text:p>
          </table:table-cell>
          <table:table-cell office:value-type="float" office:value="60.3299" calcext:value-type="float">
            <text:p>60.3299</text:p>
          </table:table-cell>
          <table:table-cell office:value-type="float" office:value="0.653429" calcext:value-type="float">
            <text:p>0.65342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27219" calcext:value-type="float">
            <text:p>0.327219</text:p>
          </table:table-cell>
          <table:table-cell office:value-type="float" office:value="0.107889" calcext:value-type="float">
            <text:p>0.107889</text:p>
          </table:table-cell>
          <table:table-cell office:value-type="float" office:value="0.0119812" calcext:value-type="float">
            <text:p>0.0119812</text:p>
          </table:table-cell>
          <table:table-cell office:value-type="float" office:value="2.95158" calcext:value-type="float">
            <text:p>2.95158</text:p>
          </table:table-cell>
          <table:table-cell office:value-type="float" office:value="75.704" calcext:value-type="float">
            <text:p>75.704</text:p>
          </table:table-cell>
          <table:table-cell office:value-type="float" office:value="0.656899" calcext:value-type="float">
            <text:p>0.65689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22453" calcext:value-type="float">
            <text:p>0.322453</text:p>
          </table:table-cell>
          <table:table-cell office:value-type="float" office:value="0.105394" calcext:value-type="float">
            <text:p>0.105394</text:p>
          </table:table-cell>
          <table:table-cell office:value-type="float" office:value="0.0117391" calcext:value-type="float">
            <text:p>0.0117391</text:p>
          </table:table-cell>
          <table:table-cell office:value-type="float" office:value="3.2251" calcext:value-type="float">
            <text:p>3.2251</text:p>
          </table:table-cell>
          <table:table-cell office:value-type="float" office:value="71.5333" calcext:value-type="float">
            <text:p>71.5333</text:p>
          </table:table-cell>
          <table:table-cell office:value-type="float" office:value="0.647724" calcext:value-type="float">
            <text:p>0.647724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47364" calcext:value-type="float">
            <text:p>0.347364</text:p>
          </table:table-cell>
          <table:table-cell office:value-type="float" office:value="0.12146" calcext:value-type="float">
            <text:p>0.12146</text:p>
          </table:table-cell>
          <table:table-cell office:value-type="float" office:value="0.0151336" calcext:value-type="float">
            <text:p>0.0151336</text:p>
          </table:table-cell>
          <table:table-cell office:value-type="float" office:value="3.99872" calcext:value-type="float">
            <text:p>3.99872</text:p>
          </table:table-cell>
          <table:table-cell office:value-type="float" office:value="68.9324" calcext:value-type="float">
            <text:p>68.9324</text:p>
          </table:table-cell>
          <table:table-cell office:value-type="float" office:value="0.658056" calcext:value-type="float">
            <text:p>0.658056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1061" calcext:value-type="float">
            <text:p>0.331061</text:p>
          </table:table-cell>
          <table:table-cell office:value-type="float" office:value="0.111185" calcext:value-type="float">
            <text:p>0.111185</text:p>
          </table:table-cell>
          <table:table-cell office:value-type="float" office:value="0.0130469" calcext:value-type="float">
            <text:p>0.0130469</text:p>
          </table:table-cell>
          <table:table-cell office:value-type="float" office:value="2.82584" calcext:value-type="float">
            <text:p>2.82584</text:p>
          </table:table-cell>
          <table:table-cell office:value-type="float" office:value="78.5736" calcext:value-type="float">
            <text:p>78.5736</text:p>
          </table:table-cell>
          <table:table-cell office:value-type="float" office:value="0.648202" calcext:value-type="float">
            <text:p>0.64820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2318" calcext:value-type="float">
            <text:p>0.322318</text:p>
          </table:table-cell>
          <table:table-cell office:value-type="float" office:value="0.105147" calcext:value-type="float">
            <text:p>0.105147</text:p>
          </table:table-cell>
          <table:table-cell office:value-type="float" office:value="0.0115824" calcext:value-type="float">
            <text:p>0.0115824</text:p>
          </table:table-cell>
          <table:table-cell office:value-type="float" office:value="2.95305" calcext:value-type="float">
            <text:p>2.95305</text:p>
          </table:table-cell>
          <table:table-cell office:value-type="float" office:value="74.706" calcext:value-type="float">
            <text:p>74.706</text:p>
          </table:table-cell>
          <table:table-cell office:value-type="float" office:value="0.650791" calcext:value-type="float">
            <text:p>0.650791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26975" calcext:value-type="float">
            <text:p>0.326975</text:p>
          </table:table-cell>
          <table:table-cell office:value-type="float" office:value="0.108235" calcext:value-type="float">
            <text:p>0.108235</text:p>
          </table:table-cell>
          <table:table-cell office:value-type="float" office:value="0.0122701" calcext:value-type="float">
            <text:p>0.0122701</text:p>
          </table:table-cell>
          <table:table-cell office:value-type="float" office:value="2.89877" calcext:value-type="float">
            <text:p>2.89877</text:p>
          </table:table-cell>
          <table:table-cell office:value-type="float" office:value="76.5217" calcext:value-type="float">
            <text:p>76.5217</text:p>
          </table:table-cell>
          <table:table-cell office:value-type="float" office:value="0.650869" calcext:value-type="float">
            <text:p>0.65086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7604" calcext:value-type="float">
            <text:p>0.327604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123405" calcext:value-type="float">
            <text:p>0.0123405</text:p>
          </table:table-cell>
          <table:table-cell office:value-type="float" office:value="3.17407" calcext:value-type="float">
            <text:p>3.17407</text:p>
          </table:table-cell>
          <table:table-cell office:value-type="float" office:value="73.2147" calcext:value-type="float">
            <text:p>73.2147</text:p>
          </table:table-cell>
          <table:table-cell office:value-type="float" office:value="0.651219" calcext:value-type="float">
            <text:p>0.65121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6196" calcext:value-type="float">
            <text:p>0.326196</text:p>
          </table:table-cell>
          <table:table-cell office:value-type="float" office:value="0.107664" calcext:value-type="float">
            <text:p>0.107664</text:p>
          </table:table-cell>
          <table:table-cell office:value-type="float" office:value="0.0121305" calcext:value-type="float">
            <text:p>0.0121305</text:p>
          </table:table-cell>
          <table:table-cell office:value-type="float" office:value="3.03097" calcext:value-type="float">
            <text:p>3.03097</text:p>
          </table:table-cell>
          <table:table-cell office:value-type="float" office:value="74.616" calcext:value-type="float">
            <text:p>74.616</text:p>
          </table:table-cell>
          <table:table-cell office:value-type="float" office:value="0.651169" calcext:value-type="float">
            <text:p>0.651169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7516" calcext:value-type="float">
            <text:p>0.327516</text:p>
          </table:table-cell>
          <table:table-cell office:value-type="float" office:value="0.108538" calcext:value-type="float">
            <text:p>0.108538</text:p>
          </table:table-cell>
          <table:table-cell office:value-type="float" office:value="0.0123266" calcext:value-type="float">
            <text:p>0.0123266</text:p>
          </table:table-cell>
          <table:table-cell office:value-type="float" office:value="3.16991" calcext:value-type="float">
            <text:p>3.16991</text:p>
          </table:table-cell>
          <table:table-cell office:value-type="float" office:value="73.2421" calcext:value-type="float">
            <text:p>73.2421</text:p>
          </table:table-cell>
          <table:table-cell office:value-type="float" office:value="0.651212" calcext:value-type="float">
            <text:p>0.651212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7148" calcext:value-type="float">
            <text:p>0.327148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.0122714" calcext:value-type="float">
            <text:p>0.0122714</text:p>
          </table:table-cell>
          <table:table-cell office:value-type="float" office:value="3.12921" calcext:value-type="float">
            <text:p>3.12921</text:p>
          </table:table-cell>
          <table:table-cell office:value-type="float" office:value="73.64" calcext:value-type="float">
            <text:p>73.64</text:p>
          </table:table-cell>
          <table:table-cell office:value-type="float" office:value="0.651233" calcext:value-type="float">
            <text:p>0.651233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308" calcext:value-type="float">
            <text:p>0.326308</text:p>
          </table:table-cell>
          <table:table-cell office:value-type="float" office:value="0.107737" calcext:value-type="float">
            <text:p>0.107737</text:p>
          </table:table-cell>
          <table:table-cell office:value-type="float" office:value="0.0121433" calcext:value-type="float">
            <text:p>0.0121433</text:p>
          </table:table-cell>
          <table:table-cell office:value-type="float" office:value="3.06545" calcext:value-type="float">
            <text:p>3.06545</text:p>
          </table:table-cell>
          <table:table-cell office:value-type="float" office:value="74.2157" calcext:value-type="float">
            <text:p>74.2157</text:p>
          </table:table-cell>
          <table:table-cell office:value-type="float" office:value="0.651275" calcext:value-type="float">
            <text:p>0.651275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694" calcext:value-type="float">
            <text:p>0.32694</text:p>
          </table:table-cell>
          <table:table-cell office:value-type="float" office:value="0.108177" calcext:value-type="float">
            <text:p>0.108177</text:p>
          </table:table-cell>
          <table:table-cell office:value-type="float" office:value="0.0122517" calcext:value-type="float">
            <text:p>0.0122517</text:p>
          </table:table-cell>
          <table:table-cell office:value-type="float" office:value="3.11583" calcext:value-type="float">
            <text:p>3.11583</text:p>
          </table:table-cell>
          <table:table-cell office:value-type="float" office:value="73.7583" calcext:value-type="float">
            <text:p>73.7583</text:p>
          </table:table-cell>
          <table:table-cell office:value-type="float" office:value="0.651018" calcext:value-type="float">
            <text:p>0.651018</text:p>
          </table:table-cell>
          <table:table-cell table:number-columns-repeated="10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7018" calcext:value-type="float">
            <text:p>0.327018</text:p>
          </table:table-cell>
          <table:table-cell office:value-type="float" office:value="0.108216" calcext:value-type="float">
            <text:p>0.108216</text:p>
          </table:table-cell>
          <table:table-cell office:value-type="float" office:value="0.0122546" calcext:value-type="float">
            <text:p>0.0122546</text:p>
          </table:table-cell>
          <table:table-cell office:value-type="float" office:value="3.09424" calcext:value-type="float">
            <text:p>3.09424</text:p>
          </table:table-cell>
          <table:table-cell office:value-type="float" office:value="74.0314" calcext:value-type="float">
            <text:p>74.0314</text:p>
          </table:table-cell>
          <table:table-cell office:value-type="float" office:value="0.651182" calcext:value-type="float">
            <text:p>0.651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00020736" calcext:value-type="float">
            <text:p>2.0736E-08</text:p>
          </table:table-cell>
          <table:table-cell office:value-type="float" office:value="0.902483" calcext:value-type="float">
            <text:p>0.90248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16" calcext:value-type="float">
            <text:p>0.0316</text:p>
          </table:table-cell>
          <table:table-cell office:value-type="float" office:value="0.00124192" calcext:value-type="float">
            <text:p>0.00124192</text:p>
          </table:table-cell>
          <table:table-cell office:value-type="float" office:value="0.0000025144" calcext:value-type="float">
            <text:p>2.5144E-06</text:p>
          </table:table-cell>
          <table:table-cell office:value-type="float" office:value="0.310538" calcext:value-type="float">
            <text:p>0.310538</text:p>
          </table:table-cell>
          <table:table-cell office:value-type="float" office:value="23.8865" calcext:value-type="float">
            <text:p>23.8865</text:p>
          </table:table-cell>
          <table:table-cell office:value-type="float" office:value="0.456591" calcext:value-type="float">
            <text:p>0.456591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86" calcext:value-type="float">
            <text:p>0.1386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0.000439582" calcext:value-type="float">
            <text:p>0.000439582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36.9232" calcext:value-type="float">
            <text:p>36.9232</text:p>
          </table:table-cell>
          <table:table-cell office:value-type="float" office:value="0.627034" calcext:value-type="float">
            <text:p>0.62703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335" calcext:value-type="float">
            <text:p>0.2335</text:p>
          </table:table-cell>
          <table:table-cell office:value-type="float" office:value="0.0549622" calcext:value-type="float">
            <text:p>0.0549622</text:p>
          </table:table-cell>
          <table:table-cell office:value-type="float" office:value="0.00311359" calcext:value-type="float">
            <text:p>0.00311359</text:p>
          </table:table-cell>
          <table:table-cell office:value-type="float" office:value="3.40432" calcext:value-type="float">
            <text:p>3.40432</text:p>
          </table:table-cell>
          <table:table-cell office:value-type="float" office:value="49.9591" calcext:value-type="float">
            <text:p>49.9591</text:p>
          </table:table-cell>
          <table:table-cell office:value-type="float" office:value="0.656432" calcext:value-type="float">
            <text:p>0.65643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435" calcext:value-type="float">
            <text:p>0.32435</text:p>
          </table:table-cell>
          <table:table-cell office:value-type="float" office:value="0.105678" calcext:value-type="float">
            <text:p>0.105678</text:p>
          </table:table-cell>
          <table:table-cell office:value-type="float" office:value="0.0113646" calcext:value-type="float">
            <text:p>0.0113646</text:p>
          </table:table-cell>
          <table:table-cell office:value-type="float" office:value="1.53512" calcext:value-type="float">
            <text:p>1.53512</text:p>
          </table:table-cell>
          <table:table-cell office:value-type="float" office:value="104.16" calcext:value-type="float">
            <text:p>104.16</text:p>
          </table:table-cell>
          <table:table-cell office:value-type="float" office:value="0.660791" calcext:value-type="float">
            <text:p>0.660791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8125" calcext:value-type="float">
            <text:p>0.308125</text:p>
          </table:table-cell>
          <table:table-cell office:value-type="float" office:value="0.0956509" calcext:value-type="float">
            <text:p>0.0956509</text:p>
          </table:table-cell>
          <table:table-cell office:value-type="float" office:value="0.00942066" calcext:value-type="float">
            <text:p>0.00942066</text:p>
          </table:table-cell>
          <table:table-cell office:value-type="float" office:value="3.75064" calcext:value-type="float">
            <text:p>3.75064</text:p>
          </table:table-cell>
          <table:table-cell office:value-type="float" office:value="63.0819" calcext:value-type="float">
            <text:p>63.0819</text:p>
          </table:table-cell>
          <table:table-cell office:value-type="float" office:value="0.656772" calcext:value-type="float">
            <text:p>0.65677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411" calcext:value-type="float">
            <text:p>0.3411</text:p>
          </table:table-cell>
          <table:table-cell office:value-type="float" office:value="0.116633" calcext:value-type="float">
            <text:p>0.116633</text:p>
          </table:table-cell>
          <table:table-cell office:value-type="float" office:value="0.0137388" calcext:value-type="float">
            <text:p>0.0137388</text:p>
          </table:table-cell>
          <table:table-cell office:value-type="float" office:value="1.46659" calcext:value-type="float">
            <text:p>1.46659</text:p>
          </table:table-cell>
          <table:table-cell office:value-type="float" office:value="111.997" calcext:value-type="float">
            <text:p>111.997</text:p>
          </table:table-cell>
          <table:table-cell office:value-type="float" office:value="0.663344" calcext:value-type="float">
            <text:p>0.66334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1594" calcext:value-type="float">
            <text:p>0.331594</text:p>
          </table:table-cell>
          <table:table-cell office:value-type="float" office:value="0.111436" calcext:value-type="float">
            <text:p>0.111436</text:p>
          </table:table-cell>
          <table:table-cell office:value-type="float" office:value="0.0130492" calcext:value-type="float">
            <text:p>0.0130492</text:p>
          </table:table-cell>
          <table:table-cell office:value-type="float" office:value="1.93059" calcext:value-type="float">
            <text:p>1.93059</text:p>
          </table:table-cell>
          <table:table-cell office:value-type="float" office:value="95.3242" calcext:value-type="float">
            <text:p>95.3242</text:p>
          </table:table-cell>
          <table:table-cell office:value-type="float" office:value="0.64972" calcext:value-type="float">
            <text:p>0.6497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5113" calcext:value-type="float">
            <text:p>0.315113</text:p>
          </table:table-cell>
          <table:table-cell office:value-type="float" office:value="0.100538" calcext:value-type="float">
            <text:p>0.100538</text:p>
          </table:table-cell>
          <table:table-cell office:value-type="float" office:value="0.010593" calcext:value-type="float">
            <text:p>0.010593</text:p>
          </table:table-cell>
          <table:table-cell office:value-type="float" office:value="2.07218" calcext:value-type="float">
            <text:p>2.07218</text:p>
          </table:table-cell>
          <table:table-cell office:value-type="float" office:value="87.3373" calcext:value-type="float">
            <text:p>87.3373</text:p>
          </table:table-cell>
          <table:table-cell office:value-type="float" office:value="0.650667" calcext:value-type="float">
            <text:p>0.65066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5058" calcext:value-type="float">
            <text:p>0.315058</text:p>
          </table:table-cell>
          <table:table-cell office:value-type="float" office:value="0.10064" calcext:value-type="float">
            <text:p>0.10064</text:p>
          </table:table-cell>
          <table:table-cell office:value-type="float" office:value="0.0106896" calcext:value-type="float">
            <text:p>0.0106896</text:p>
          </table:table-cell>
          <table:table-cell office:value-type="float" office:value="2.40105" calcext:value-type="float">
            <text:p>2.40105</text:p>
          </table:table-cell>
          <table:table-cell office:value-type="float" office:value="81.1237" calcext:value-type="float">
            <text:p>81.1237</text:p>
          </table:table-cell>
          <table:table-cell office:value-type="float" office:value="0.648197" calcext:value-type="float">
            <text:p>0.64819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10046" calcext:value-type="float">
            <text:p>0.310046</text:p>
          </table:table-cell>
          <table:table-cell office:value-type="float" office:value="0.0972319" calcext:value-type="float">
            <text:p>0.0972319</text:p>
          </table:table-cell>
          <table:table-cell office:value-type="float" office:value="0.00989607" calcext:value-type="float">
            <text:p>0.00989607</text:p>
          </table:table-cell>
          <table:table-cell office:value-type="float" office:value="2.98482" calcext:value-type="float">
            <text:p>2.98482</text:p>
          </table:table-cell>
          <table:table-cell office:value-type="float" office:value="71.4181" calcext:value-type="float">
            <text:p>71.4181</text:p>
          </table:table-cell>
          <table:table-cell office:value-type="float" office:value="0.651082" calcext:value-type="float">
            <text:p>0.651082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03623" calcext:value-type="float">
            <text:p>0.303623</text:p>
          </table:table-cell>
          <table:table-cell office:value-type="float" office:value="0.093304" calcext:value-type="float">
            <text:p>0.093304</text:p>
          </table:table-cell>
          <table:table-cell office:value-type="float" office:value="0.00911255" calcext:value-type="float">
            <text:p>0.00911255</text:p>
          </table:table-cell>
          <table:table-cell office:value-type="float" office:value="3.00545" calcext:value-type="float">
            <text:p>3.00545</text:p>
          </table:table-cell>
          <table:table-cell office:value-type="float" office:value="69.6988" calcext:value-type="float">
            <text:p>69.6988</text:p>
          </table:table-cell>
          <table:table-cell office:value-type="float" office:value="0.651086" calcext:value-type="float">
            <text:p>0.651086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8934" calcext:value-type="float">
            <text:p>0.308934</text:p>
          </table:table-cell>
          <table:table-cell office:value-type="float" office:value="0.0966366" calcext:value-type="float">
            <text:p>0.0966366</text:p>
          </table:table-cell>
          <table:table-cell office:value-type="float" office:value="0.00978737" calcext:value-type="float">
            <text:p>0.00978737</text:p>
          </table:table-cell>
          <table:table-cell office:value-type="float" office:value="2.59358" calcext:value-type="float">
            <text:p>2.59358</text:p>
          </table:table-cell>
          <table:table-cell office:value-type="float" office:value="76.4404" calcext:value-type="float">
            <text:p>76.4404</text:p>
          </table:table-cell>
          <table:table-cell office:value-type="float" office:value="0.65065" calcext:value-type="float">
            <text:p>0.65065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0634" calcext:value-type="float">
            <text:p>0.310634</text:p>
          </table:table-cell>
          <table:table-cell office:value-type="float" office:value="0.0975756" calcext:value-type="float">
            <text:p>0.0975756</text:p>
          </table:table-cell>
          <table:table-cell office:value-type="float" office:value="0.00994265" calcext:value-type="float">
            <text:p>0.00994265</text:p>
          </table:table-cell>
          <table:table-cell office:value-type="float" office:value="3.00735" calcext:value-type="float">
            <text:p>3.00735</text:p>
          </table:table-cell>
          <table:table-cell office:value-type="float" office:value="71.274" calcext:value-type="float">
            <text:p>71.274</text:p>
          </table:table-cell>
          <table:table-cell office:value-type="float" office:value="0.651905" calcext:value-type="float">
            <text:p>0.651905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9471" calcext:value-type="float">
            <text:p>0.309471</text:p>
          </table:table-cell>
          <table:table-cell office:value-type="float" office:value="0.0969045" calcext:value-type="float">
            <text:p>0.0969045</text:p>
          </table:table-cell>
          <table:table-cell office:value-type="float" office:value="0.00981924" calcext:value-type="float">
            <text:p>0.00981924</text:p>
          </table:table-cell>
          <table:table-cell office:value-type="float" office:value="2.79714" calcext:value-type="float">
            <text:p>2.79714</text:p>
          </table:table-cell>
          <table:table-cell office:value-type="float" office:value="73.6783" calcext:value-type="float">
            <text:p>73.6783</text:p>
          </table:table-cell>
          <table:table-cell office:value-type="float" office:value="0.651447" calcext:value-type="float">
            <text:p>0.65144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10038" calcext:value-type="float">
            <text:p>0.310038</text:p>
          </table:table-cell>
          <table:table-cell office:value-type="float" office:value="0.0972479" calcext:value-type="float">
            <text:p>0.0972479</text:p>
          </table:table-cell>
          <table:table-cell office:value-type="float" office:value="0.00988799" calcext:value-type="float">
            <text:p>0.00988799</text:p>
          </table:table-cell>
          <table:table-cell office:value-type="float" office:value="2.8101" calcext:value-type="float">
            <text:p>2.8101</text:p>
          </table:table-cell>
          <table:table-cell office:value-type="float" office:value="73.6377" calcext:value-type="float">
            <text:p>73.6377</text:p>
          </table:table-cell>
          <table:table-cell office:value-type="float" office:value="0.651481" calcext:value-type="float">
            <text:p>0.651481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08829" calcext:value-type="float">
            <text:p>0.308829</text:p>
          </table:table-cell>
          <table:table-cell office:value-type="float" office:value="0.0965033" calcext:value-type="float">
            <text:p>0.0965033</text:p>
          </table:table-cell>
          <table:table-cell office:value-type="float" office:value="0.00974249" calcext:value-type="float">
            <text:p>0.00974249</text:p>
          </table:table-cell>
          <table:table-cell office:value-type="float" office:value="2.85932" calcext:value-type="float">
            <text:p>2.85932</text:p>
          </table:table-cell>
          <table:table-cell office:value-type="float" office:value="72.7104" calcext:value-type="float">
            <text:p>72.7104</text:p>
          </table:table-cell>
          <table:table-cell office:value-type="float" office:value="0.65129" calcext:value-type="float">
            <text:p>0.65129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10243" calcext:value-type="float">
            <text:p>0.310243</text:p>
          </table:table-cell>
          <table:table-cell office:value-type="float" office:value="0.0974026" calcext:value-type="float">
            <text:p>0.0974026</text:p>
          </table:table-cell>
          <table:table-cell office:value-type="float" office:value="0.00992955" calcext:value-type="float">
            <text:p>0.00992955</text:p>
          </table:table-cell>
          <table:table-cell office:value-type="float" office:value="2.82178" calcext:value-type="float">
            <text:p>2.82178</text:p>
          </table:table-cell>
          <table:table-cell office:value-type="float" office:value="73.5426" calcext:value-type="float">
            <text:p>73.5426</text:p>
          </table:table-cell>
          <table:table-cell office:value-type="float" office:value="0.651127" calcext:value-type="float">
            <text:p>0.651127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0913" calcext:value-type="float">
            <text:p>0.30913</text:p>
          </table:table-cell>
          <table:table-cell office:value-type="float" office:value="0.0967018" calcext:value-type="float">
            <text:p>0.0967018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.80961" calcext:value-type="float">
            <text:p>2.80961</text:p>
          </table:table-cell>
          <table:table-cell office:value-type="float" office:value="73.4348" calcext:value-type="float">
            <text:p>73.4348</text:p>
          </table:table-cell>
          <table:table-cell office:value-type="float" office:value="0.651134" calcext:value-type="float">
            <text:p>0.651134</text:p>
          </table:table-cell>
          <table:table-cell table:number-columns-repeated="10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016" calcext:value-type="float">
            <text:p>0.310016</text:p>
          </table:table-cell>
          <table:table-cell office:value-type="float" office:value="0.0972523" calcext:value-type="float">
            <text:p>0.0972523</text:p>
          </table:table-cell>
          <table:table-cell office:value-type="float" office:value="0.00989664" calcext:value-type="float">
            <text:p>0.00989664</text:p>
          </table:table-cell>
          <table:table-cell office:value-type="float" office:value="2.83275" calcext:value-type="float">
            <text:p>2.83275</text:p>
          </table:table-cell>
          <table:table-cell office:value-type="float" office:value="73.341" calcext:value-type="float">
            <text:p>73.341</text:p>
          </table:table-cell>
          <table:table-cell office:value-type="float" office:value="0.651208" calcext:value-type="float">
            <text:p>0.651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32" calcext:value-type="float">
            <text:p>0.0232</text:p>
          </table:table-cell>
          <table:table-cell office:value-type="float" office:value="0.00053824" calcext:value-type="float">
            <text:p>0.00053824</text:p>
          </table:table-cell>
          <table:table-cell office:value-type="float" office:value="0.000000289702" calcext:value-type="float">
            <text:p>2.89702E-07</text:p>
          </table:table-cell>
          <table:table-cell office:value-type="float" office:value="1.03048" calcext:value-type="float">
            <text:p>1.03048</text:p>
          </table:table-cell>
          <table:table-cell office:value-type="float" office:value="4.40348" calcext:value-type="float">
            <text:p>4.40348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6" calcext:value-type="float">
            <text:p>0.0376</text:p>
          </table:table-cell>
          <table:table-cell office:value-type="float" office:value="0.00159872" calcext:value-type="float">
            <text:p>0.00159872</text:p>
          </table:table-cell>
          <table:table-cell office:value-type="float" office:value="0.00000360186" calcext:value-type="float">
            <text:p>3.60186E-06</text:p>
          </table:table-cell>
          <table:table-cell office:value-type="float" office:value="1.89269" calcext:value-type="float">
            <text:p>1.89269</text:p>
          </table:table-cell>
          <table:table-cell office:value-type="float" office:value="8.39597" calcext:value-type="float">
            <text:p>8.39597</text:p>
          </table:table-cell>
          <table:table-cell office:value-type="float" office:value="0.530256" calcext:value-type="float">
            <text:p>0.530256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414" calcext:value-type="float">
            <text:p>0.1414</text:p>
          </table:table-cell>
          <table:table-cell office:value-type="float" office:value="0.0212424" calcext:value-type="float">
            <text:p>0.0212424</text:p>
          </table:table-cell>
          <table:table-cell office:value-type="float" office:value="0.000559533" calcext:value-type="float">
            <text:p>0.000559533</text:p>
          </table:table-cell>
          <table:table-cell office:value-type="float" office:value="0.616625" calcext:value-type="float">
            <text:p>0.616625</text:p>
          </table:table-cell>
          <table:table-cell office:value-type="float" office:value="73.4685" calcext:value-type="float">
            <text:p>73.4685</text:p>
          </table:table-cell>
          <table:table-cell office:value-type="float" office:value="0.58667" calcext:value-type="float">
            <text:p>0.5866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.0518279" calcext:value-type="float">
            <text:p>0.0518279</text:p>
          </table:table-cell>
          <table:table-cell office:value-type="float" office:value="0.0027216" calcext:value-type="float">
            <text:p>0.0027216</text:p>
          </table:table-cell>
          <table:table-cell office:value-type="float" office:value="1.01334" calcext:value-type="float">
            <text:p>1.01334</text:p>
          </table:table-cell>
          <table:table-cell office:value-type="float" office:value="89.6902" calcext:value-type="float">
            <text:p>89.6902</text:p>
          </table:table-cell>
          <table:table-cell office:value-type="float" office:value="0.662266" calcext:value-type="float">
            <text:p>0.662266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753" calcext:value-type="float">
            <text:p>0.2753</text:p>
          </table:table-cell>
          <table:table-cell office:value-type="float" office:value="0.0760824" calcext:value-type="float">
            <text:p>0.0760824</text:p>
          </table:table-cell>
          <table:table-cell office:value-type="float" office:value="0.00587442" calcext:value-type="float">
            <text:p>0.00587442</text:p>
          </table:table-cell>
          <table:table-cell office:value-type="float" office:value="1.10175" calcext:value-type="float">
            <text:p>1.10175</text:p>
          </table:table-cell>
          <table:table-cell office:value-type="float" office:value="104.324" calcext:value-type="float">
            <text:p>104.324</text:p>
          </table:table-cell>
          <table:table-cell office:value-type="float" office:value="0.661721" calcext:value-type="float">
            <text:p>0.661721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415" calcext:value-type="float">
            <text:p>0.27415</text:p>
          </table:table-cell>
          <table:table-cell office:value-type="float" office:value="0.0757434" calcext:value-type="float">
            <text:p>0.0757434</text:p>
          </table:table-cell>
          <table:table-cell office:value-type="float" office:value="0.00590487" calcext:value-type="float">
            <text:p>0.00590487</text:p>
          </table:table-cell>
          <table:table-cell office:value-type="float" office:value="1.07979" calcext:value-type="float">
            <text:p>1.07979</text:p>
          </table:table-cell>
          <table:table-cell office:value-type="float" office:value="105.149" calcext:value-type="float">
            <text:p>105.149</text:p>
          </table:table-cell>
          <table:table-cell office:value-type="float" office:value="0.656917" calcext:value-type="float">
            <text:p>0.656917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8425" calcext:value-type="float">
            <text:p>0.288425</text:p>
          </table:table-cell>
          <table:table-cell office:value-type="float" office:value="0.0837054" calcext:value-type="float">
            <text:p>0.0837054</text:p>
          </table:table-cell>
          <table:table-cell office:value-type="float" office:value="0.00716549" calcext:value-type="float">
            <text:p>0.00716549</text:p>
          </table:table-cell>
          <table:table-cell office:value-type="float" office:value="2.36344" calcext:value-type="float">
            <text:p>2.36344</text:p>
          </table:table-cell>
          <table:table-cell office:value-type="float" office:value="74.5048" calcext:value-type="float">
            <text:p>74.5048</text:p>
          </table:table-cell>
          <table:table-cell office:value-type="float" office:value="0.659108" calcext:value-type="float">
            <text:p>0.65910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8169" calcext:value-type="float">
            <text:p>0.288169</text:p>
          </table:table-cell>
          <table:table-cell office:value-type="float" office:value="0.0842633" calcext:value-type="float">
            <text:p>0.0842633</text:p>
          </table:table-cell>
          <table:table-cell office:value-type="float" office:value="0.00748978" calcext:value-type="float">
            <text:p>0.00748978</text:p>
          </table:table-cell>
          <table:table-cell office:value-type="float" office:value="3.80284" calcext:value-type="float">
            <text:p>3.80284</text:p>
          </table:table-cell>
          <table:table-cell office:value-type="float" office:value="58.7293" calcext:value-type="float">
            <text:p>58.7293</text:p>
          </table:table-cell>
          <table:table-cell office:value-type="float" office:value="0.648382" calcext:value-type="float">
            <text:p>0.648382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0684" calcext:value-type="float">
            <text:p>0.290684</text:p>
          </table:table-cell>
          <table:table-cell office:value-type="float" office:value="0.0853617" calcext:value-type="float">
            <text:p>0.0853617</text:p>
          </table:table-cell>
          <table:table-cell office:value-type="float" office:value="0.00758662" calcext:value-type="float">
            <text:p>0.00758662</text:p>
          </table:table-cell>
          <table:table-cell office:value-type="float" office:value="3.24585" calcext:value-type="float">
            <text:p>3.24585</text:p>
          </table:table-cell>
          <table:table-cell office:value-type="float" office:value="64.0745" calcext:value-type="float">
            <text:p>64.0745</text:p>
          </table:table-cell>
          <table:table-cell office:value-type="float" office:value="0.652943" calcext:value-type="float">
            <text:p>0.652943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8459" calcext:value-type="float">
            <text:p>0.308459</text:p>
          </table:table-cell>
          <table:table-cell office:value-type="float" office:value="0.096054" calcext:value-type="float">
            <text:p>0.096054</text:p>
          </table:table-cell>
          <table:table-cell office:value-type="float" office:value="0.00957521" calcext:value-type="float">
            <text:p>0.00957521</text:p>
          </table:table-cell>
          <table:table-cell office:value-type="float" office:value="2.50705" calcext:value-type="float">
            <text:p>2.50705</text:p>
          </table:table-cell>
          <table:table-cell office:value-type="float" office:value="77.5252" calcext:value-type="float">
            <text:p>77.5252</text:p>
          </table:table-cell>
          <table:table-cell office:value-type="float" office:value="0.654064" calcext:value-type="float">
            <text:p>0.654064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91322" calcext:value-type="float">
            <text:p>0.291322</text:p>
          </table:table-cell>
          <table:table-cell office:value-type="float" office:value="0.0861769" calcext:value-type="float">
            <text:p>0.0861769</text:p>
          </table:table-cell>
          <table:table-cell office:value-type="float" office:value="0.00787425" calcext:value-type="float">
            <text:p>0.00787425</text:p>
          </table:table-cell>
          <table:table-cell office:value-type="float" office:value="2.73054" calcext:value-type="float">
            <text:p>2.73054</text:p>
          </table:table-cell>
          <table:table-cell office:value-type="float" office:value="70.2826" calcext:value-type="float">
            <text:p>70.2826</text:p>
          </table:table-cell>
          <table:table-cell office:value-type="float" office:value="0.646568" calcext:value-type="float">
            <text:p>0.646568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8977" calcext:value-type="float">
            <text:p>0.298977</text:p>
          </table:table-cell>
          <table:table-cell office:value-type="float" office:value="0.0904396" calcext:value-type="float">
            <text:p>0.0904396</text:p>
          </table:table-cell>
          <table:table-cell office:value-type="float" office:value="0.0085522" calcext:value-type="float">
            <text:p>0.0085522</text:p>
          </table:table-cell>
          <table:table-cell office:value-type="float" office:value="2.88793" calcext:value-type="float">
            <text:p>2.88793</text:p>
          </table:table-cell>
          <table:table-cell office:value-type="float" office:value="70.0068" calcext:value-type="float">
            <text:p>70.0068</text:p>
          </table:table-cell>
          <table:table-cell office:value-type="float" office:value="0.651471" calcext:value-type="float">
            <text:p>0.651471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7041" calcext:value-type="float">
            <text:p>0.297041</text:p>
          </table:table-cell>
          <table:table-cell office:value-type="float" office:value="0.0892902" calcext:value-type="float">
            <text:p>0.0892902</text:p>
          </table:table-cell>
          <table:table-cell office:value-type="float" office:value="0.00834521" calcext:value-type="float">
            <text:p>0.00834521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74.0586" calcext:value-type="float">
            <text:p>74.0586</text:p>
          </table:table-cell>
          <table:table-cell office:value-type="float" office:value="0.651094" calcext:value-type="float">
            <text:p>0.651094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96608" calcext:value-type="float">
            <text:p>0.296608</text:p>
          </table:table-cell>
          <table:table-cell office:value-type="float" office:value="0.0890055" calcext:value-type="float">
            <text:p>0.0890055</text:p>
          </table:table-cell>
          <table:table-cell office:value-type="float" office:value="0.0082885" calcext:value-type="float">
            <text:p>0.0082885</text:p>
          </table:table-cell>
          <table:table-cell office:value-type="float" office:value="2.4683" calcext:value-type="float">
            <text:p>2.4683</text:p>
          </table:table-cell>
          <table:table-cell office:value-type="float" office:value="75.1854" calcext:value-type="float">
            <text:p>75.1854</text:p>
          </table:table-cell>
          <table:table-cell office:value-type="float" office:value="0.651244" calcext:value-type="float">
            <text:p>0.651244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97869" calcext:value-type="float">
            <text:p>0.297869</text:p>
          </table:table-cell>
          <table:table-cell office:value-type="float" office:value="0.0897728" calcext:value-type="float">
            <text:p>0.0897728</text:p>
          </table:table-cell>
          <table:table-cell office:value-type="float" office:value="0.00843168" calcext:value-type="float">
            <text:p>0.00843168</text:p>
          </table:table-cell>
          <table:table-cell office:value-type="float" office:value="2.51923" calcext:value-type="float">
            <text:p>2.51923</text:p>
          </table:table-cell>
          <table:table-cell office:value-type="float" office:value="74.7366" calcext:value-type="float">
            <text:p>74.7366</text:p>
          </table:table-cell>
          <table:table-cell office:value-type="float" office:value="0.651259" calcext:value-type="float">
            <text:p>0.65125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7383" calcext:value-type="float">
            <text:p>0.297383</text:p>
          </table:table-cell>
          <table:table-cell office:value-type="float" office:value="0.0894971" calcext:value-type="float">
            <text:p>0.0894971</text:p>
          </table:table-cell>
          <table:table-cell office:value-type="float" office:value="0.00838653" calcext:value-type="float">
            <text:p>0.00838653</text:p>
          </table:table-cell>
          <table:table-cell office:value-type="float" office:value="2.63032" calcext:value-type="float">
            <text:p>2.63032</text:p>
          </table:table-cell>
          <table:table-cell office:value-type="float" office:value="73.0093" calcext:value-type="float">
            <text:p>73.0093</text:p>
          </table:table-cell>
          <table:table-cell office:value-type="float" office:value="0.650986" calcext:value-type="float">
            <text:p>0.650986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7908" calcext:value-type="float">
            <text:p>0.297908</text:p>
          </table:table-cell>
          <table:table-cell office:value-type="float" office:value="0.0897963" calcext:value-type="float">
            <text:p>0.0897963</text:p>
          </table:table-cell>
          <table:table-cell office:value-type="float" office:value="0.00843536" calcext:value-type="float">
            <text:p>0.00843536</text:p>
          </table:table-cell>
          <table:table-cell office:value-type="float" office:value="2.57975" calcext:value-type="float">
            <text:p>2.57975</text:p>
          </table:table-cell>
          <table:table-cell office:value-type="float" office:value="73.8545" calcext:value-type="float">
            <text:p>73.8545</text:p>
          </table:table-cell>
          <table:table-cell office:value-type="float" office:value="0.651289" calcext:value-type="float">
            <text:p>0.651289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7479" calcext:value-type="float">
            <text:p>0.297479</text:p>
          </table:table-cell>
          <table:table-cell office:value-type="float" office:value="0.0895315" calcext:value-type="float">
            <text:p>0.0895315</text:p>
          </table:table-cell>
          <table:table-cell office:value-type="float" office:value="0.00838298" calcext:value-type="float">
            <text:p>0.00838298</text:p>
          </table:table-cell>
          <table:table-cell office:value-type="float" office:value="2.56108" calcext:value-type="float">
            <text:p>2.56108</text:p>
          </table:table-cell>
          <table:table-cell office:value-type="float" office:value="74.0157" calcext:value-type="float">
            <text:p>74.0157</text:p>
          </table:table-cell>
          <table:table-cell office:value-type="float" office:value="0.651401" calcext:value-type="float">
            <text:p>0.651401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095" calcext:value-type="float">
            <text:p>0.298095</text:p>
          </table:table-cell>
          <table:table-cell office:value-type="float" office:value="0.0898963" calcext:value-type="float">
            <text:p>0.0898963</text:p>
          </table:table-cell>
          <table:table-cell office:value-type="float" office:value="0.00844948" calcext:value-type="float">
            <text:p>0.00844948</text:p>
          </table:table-cell>
          <table:table-cell office:value-type="float" office:value="2.57624" calcext:value-type="float">
            <text:p>2.57624</text:p>
          </table:table-cell>
          <table:table-cell office:value-type="float" office:value="73.9469" calcext:value-type="float">
            <text:p>73.9469</text:p>
          </table:table-cell>
          <table:table-cell office:value-type="float" office:value="0.651482" calcext:value-type="float">
            <text:p>0.651482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851" calcext:value-type="float">
            <text:p>0.297851</text:p>
          </table:table-cell>
          <table:table-cell office:value-type="float" office:value="0.0897537" calcext:value-type="float">
            <text:p>0.0897537</text:p>
          </table:table-cell>
          <table:table-cell office:value-type="float" office:value="0.00842439" calcext:value-type="float">
            <text:p>0.00842439</text:p>
          </table:table-cell>
          <table:table-cell office:value-type="float" office:value="2.57538" calcext:value-type="float">
            <text:p>2.57538</text:p>
          </table:table-cell>
          <table:table-cell office:value-type="float" office:value="73.9001" calcext:value-type="float">
            <text:p>73.9001</text:p>
          </table:table-cell>
          <table:table-cell office:value-type="float" office:value="0.651412" calcext:value-type="float">
            <text:p>0.6514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2" calcext:value-type="float">
            <text:p>0.0152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000000533795" calcext:value-type="float">
            <text:p>5.33795E-08</text:p>
          </table:table-cell>
          <table:table-cell office:value-type="float" office:value="5.6097" calcext:value-type="float">
            <text:p>5.609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0383104" calcext:value-type="float">
            <text:p>0.00383104</text:p>
          </table:table-cell>
          <table:table-cell office:value-type="float" office:value="0.0000180038" calcext:value-type="float">
            <text:p>1.80038E-05</text:p>
          </table:table-cell>
          <table:table-cell office:value-type="float" office:value="5.17955" calcext:value-type="float">
            <text:p>5.17955</text:p>
          </table:table-cell>
          <table:table-cell office:value-type="float" office:value="7.3377" calcext:value-type="float">
            <text:p>7.3377</text:p>
          </table:table-cell>
          <table:table-cell office:value-type="float" office:value="0.591106" calcext:value-type="float">
            <text:p>0.59110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336" calcext:value-type="float">
            <text:p>0.1336</text:p>
          </table:table-cell>
          <table:table-cell office:value-type="float" office:value="0.0180835" calcext:value-type="float">
            <text:p>0.0180835</text:p>
          </table:table-cell>
          <table:table-cell office:value-type="float" office:value="0.000342614" calcext:value-type="float">
            <text:p>0.000342614</text:p>
          </table:table-cell>
          <table:table-cell office:value-type="float" office:value="2.29853" calcext:value-type="float">
            <text:p>2.29853</text:p>
          </table:table-cell>
          <table:table-cell office:value-type="float" office:value="34.4058" calcext:value-type="float">
            <text:p>34.4058</text:p>
          </table:table-cell>
          <table:table-cell office:value-type="float" office:value="0.650765" calcext:value-type="float">
            <text:p>0.65076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88" calcext:value-type="float">
            <text:p>0.1888</text:p>
          </table:table-cell>
          <table:table-cell office:value-type="float" office:value="0.0358338" calcext:value-type="float">
            <text:p>0.0358338</text:p>
          </table:table-cell>
          <table:table-cell office:value-type="float" office:value="0.00131005" calcext:value-type="float">
            <text:p>0.00131005</text:p>
          </table:table-cell>
          <table:table-cell office:value-type="float" office:value="11.0298" calcext:value-type="float">
            <text:p>11.0298</text:p>
          </table:table-cell>
          <table:table-cell office:value-type="float" office:value="21.251" calcext:value-type="float">
            <text:p>21.251</text:p>
          </table:table-cell>
          <table:table-cell office:value-type="float" office:value="0.659918" calcext:value-type="float">
            <text:p>0.659918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239" calcext:value-type="float">
            <text:p>0.2239</text:p>
          </table:table-cell>
          <table:table-cell office:value-type="float" office:value="0.0512518" calcext:value-type="float">
            <text:p>0.0512518</text:p>
          </table:table-cell>
          <table:table-cell office:value-type="float" office:value="0.00285633" calcext:value-type="float">
            <text:p>0.00285633</text:p>
          </table:table-cell>
          <table:table-cell office:value-type="float" office:value="3.48687" calcext:value-type="float">
            <text:p>3.48687</text:p>
          </table:table-cell>
          <table:table-cell office:value-type="float" office:value="47.6092" calcext:value-type="float">
            <text:p>47.6092</text:p>
          </table:table-cell>
          <table:table-cell office:value-type="float" office:value="0.637532" calcext:value-type="float">
            <text:p>0.637532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60625" calcext:value-type="float">
            <text:p>0.260625</text:p>
          </table:table-cell>
          <table:table-cell office:value-type="float" office:value="0.0685921" calcext:value-type="float">
            <text:p>0.0685921</text:p>
          </table:table-cell>
          <table:table-cell office:value-type="float" office:value="0.0048874" calcext:value-type="float">
            <text:p>0.0048874</text:p>
          </table:table-cell>
          <table:table-cell office:value-type="float" office:value="2.06494" calcext:value-type="float">
            <text:p>2.06494</text:p>
          </table:table-cell>
          <table:table-cell office:value-type="float" office:value="72.1271" calcext:value-type="float">
            <text:p>72.1271</text:p>
          </table:table-cell>
          <table:table-cell office:value-type="float" office:value="0.653735" calcext:value-type="float">
            <text:p>0.65373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95025" calcext:value-type="float">
            <text:p>0.295025</text:p>
          </table:table-cell>
          <table:table-cell office:value-type="float" office:value="0.087913" calcext:value-type="float">
            <text:p>0.087913</text:p>
          </table:table-cell>
          <table:table-cell office:value-type="float" office:value="0.0080377" calcext:value-type="float">
            <text:p>0.0080377</text:p>
          </table:table-cell>
          <table:table-cell office:value-type="float" office:value="2.434" calcext:value-type="float">
            <text:p>2.434</text:p>
          </table:table-cell>
          <table:table-cell office:value-type="float" office:value="75.2478" calcext:value-type="float">
            <text:p>75.2478</text:p>
          </table:table-cell>
          <table:table-cell office:value-type="float" office:value="0.653339" calcext:value-type="float">
            <text:p>0.65333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955" calcext:value-type="float">
            <text:p>0.30955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095799" calcext:value-type="float">
            <text:p>0.0095799</text:p>
          </table:table-cell>
          <table:table-cell office:value-type="float" office:value="2.2563" calcext:value-type="float">
            <text:p>2.2563</text:p>
          </table:table-cell>
          <table:table-cell office:value-type="float" office:value="81.954" calcext:value-type="float">
            <text:p>81.954</text:p>
          </table:table-cell>
          <table:table-cell office:value-type="float" office:value="0.657086" calcext:value-type="float">
            <text:p>0.65708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6753" calcext:value-type="float">
            <text:p>0.286753</text:p>
          </table:table-cell>
          <table:table-cell office:value-type="float" office:value="0.0829636" calcext:value-type="float">
            <text:p>0.0829636</text:p>
          </table:table-cell>
          <table:table-cell office:value-type="float" office:value="0.00711788" calcext:value-type="float">
            <text:p>0.00711788</text:p>
          </table:table-cell>
          <table:table-cell office:value-type="float" office:value="1.92705" calcext:value-type="float">
            <text:p>1.92705</text:p>
          </table:table-cell>
          <table:table-cell office:value-type="float" office:value="82.2273" calcext:value-type="float">
            <text:p>82.2273</text:p>
          </table:table-cell>
          <table:table-cell office:value-type="float" office:value="0.65529" calcext:value-type="float">
            <text:p>0.6552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1942" calcext:value-type="float">
            <text:p>0.281942</text:p>
          </table:table-cell>
          <table:table-cell office:value-type="float" office:value="0.0801698" calcext:value-type="float">
            <text:p>0.0801698</text:p>
          </table:table-cell>
          <table:table-cell office:value-type="float" office:value="0.00664213" calcext:value-type="float">
            <text:p>0.00664213</text:p>
          </table:table-cell>
          <table:table-cell office:value-type="float" office:value="2.35033" calcext:value-type="float">
            <text:p>2.35033</text:p>
          </table:table-cell>
          <table:table-cell office:value-type="float" office:value="73.1014" calcext:value-type="float">
            <text:p>73.1014</text:p>
          </table:table-cell>
          <table:table-cell office:value-type="float" office:value="0.655519" calcext:value-type="float">
            <text:p>0.65551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5581" calcext:value-type="float">
            <text:p>0.285581</text:p>
          </table:table-cell>
          <table:table-cell office:value-type="float" office:value="0.0825275" calcext:value-type="float">
            <text:p>0.0825275</text:p>
          </table:table-cell>
          <table:table-cell office:value-type="float" office:value="0.00713007" calcext:value-type="float">
            <text:p>0.00713007</text:p>
          </table:table-cell>
          <table:table-cell office:value-type="float" office:value="2.14986" calcext:value-type="float">
            <text:p>2.14986</text:p>
          </table:table-cell>
          <table:table-cell office:value-type="float" office:value="77.6007" calcext:value-type="float">
            <text:p>77.6007</text:p>
          </table:table-cell>
          <table:table-cell office:value-type="float" office:value="0.65104" calcext:value-type="float">
            <text:p>0.65104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8679" calcext:value-type="float">
            <text:p>0.288679</text:p>
          </table:table-cell>
          <table:table-cell office:value-type="float" office:value="0.0842185" calcext:value-type="float">
            <text:p>0.0842185</text:p>
          </table:table-cell>
          <table:table-cell office:value-type="float" office:value="0.00738836" calcext:value-type="float">
            <text:p>0.00738836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73.9661" calcext:value-type="float">
            <text:p>73.9661</text:p>
          </table:table-cell>
          <table:table-cell office:value-type="float" office:value="0.652774" calcext:value-type="float">
            <text:p>0.652774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6847" calcext:value-type="float">
            <text:p>0.286847</text:p>
          </table:table-cell>
          <table:table-cell office:value-type="float" office:value="0.0831664" calcext:value-type="float">
            <text:p>0.0831664</text:p>
          </table:table-cell>
          <table:table-cell office:value-type="float" office:value="0.00720675" calcext:value-type="float">
            <text:p>0.00720675</text:p>
          </table:table-cell>
          <table:table-cell office:value-type="float" office:value="2.40889" calcext:value-type="float">
            <text:p>2.40889</text:p>
          </table:table-cell>
          <table:table-cell office:value-type="float" office:value="73.5497" calcext:value-type="float">
            <text:p>73.5497</text:p>
          </table:table-cell>
          <table:table-cell office:value-type="float" office:value="0.652686" calcext:value-type="float">
            <text:p>0.65268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83" calcext:value-type="float">
            <text:p>0.2883</text:p>
          </table:table-cell>
          <table:table-cell office:value-type="float" office:value="0.0840928" calcext:value-type="float">
            <text:p>0.0840928</text:p>
          </table:table-cell>
          <table:table-cell office:value-type="float" office:value="0.00739845" calcext:value-type="float">
            <text:p>0.00739845</text:p>
          </table:table-cell>
          <table:table-cell office:value-type="float" office:value="2.38719" calcext:value-type="float">
            <text:p>2.38719</text:p>
          </table:table-cell>
          <table:table-cell office:value-type="float" office:value="74.3023" calcext:value-type="float">
            <text:p>74.3023</text:p>
          </table:table-cell>
          <table:table-cell office:value-type="float" office:value="0.65126" calcext:value-type="float">
            <text:p>0.65126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9433" calcext:value-type="float">
            <text:p>0.289433</text:p>
          </table:table-cell>
          <table:table-cell office:value-type="float" office:value="0.0847108" calcext:value-type="float">
            <text:p>0.0847108</text:p>
          </table:table-cell>
          <table:table-cell office:value-type="float" office:value="0.0074891" calcext:value-type="float">
            <text:p>0.0074891</text:p>
          </table:table-cell>
          <table:table-cell office:value-type="float" office:value="2.26578" calcext:value-type="float">
            <text:p>2.26578</text:p>
          </table:table-cell>
          <table:table-cell office:value-type="float" office:value="76.5721" calcext:value-type="float">
            <text:p>76.5721</text:p>
          </table:table-cell>
          <table:table-cell office:value-type="float" office:value="0.652119" calcext:value-type="float">
            <text:p>0.652119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179" calcext:value-type="float">
            <text:p>0.289179</text:p>
          </table:table-cell>
          <table:table-cell office:value-type="float" office:value="0.0845773" calcext:value-type="float">
            <text:p>0.0845773</text:p>
          </table:table-cell>
          <table:table-cell office:value-type="float" office:value="0.0074712" calcext:value-type="float">
            <text:p>0.0074712</text:p>
          </table:table-cell>
          <table:table-cell office:value-type="float" office:value="2.3892" calcext:value-type="float">
            <text:p>2.3892</text:p>
          </table:table-cell>
          <table:table-cell office:value-type="float" office:value="74.4868" calcext:value-type="float">
            <text:p>74.4868</text:p>
          </table:table-cell>
          <table:table-cell office:value-type="float" office:value="0.651854" calcext:value-type="float">
            <text:p>0.651854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9366" calcext:value-type="float">
            <text:p>0.289366</text:p>
          </table:table-cell>
          <table:table-cell office:value-type="float" office:value="0.0847034" calcext:value-type="float">
            <text:p>0.0847034</text:p>
          </table:table-cell>
          <table:table-cell office:value-type="float" office:value="0.00750025" calcext:value-type="float">
            <text:p>0.00750025</text:p>
          </table:table-cell>
          <table:table-cell office:value-type="float" office:value="2.41195" calcext:value-type="float">
            <text:p>2.41195</text:p>
          </table:table-cell>
          <table:table-cell office:value-type="float" office:value="74.1864" calcext:value-type="float">
            <text:p>74.1864</text:p>
          </table:table-cell>
          <table:table-cell office:value-type="float" office:value="0.65154" calcext:value-type="float">
            <text:p>0.65154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9442" calcext:value-type="float">
            <text:p>0.289442</text:p>
          </table:table-cell>
          <table:table-cell office:value-type="float" office:value="0.0847438" calcext:value-type="float">
            <text:p>0.0847438</text:p>
          </table:table-cell>
          <table:table-cell office:value-type="float" office:value="0.00750576" calcext:value-type="float">
            <text:p>0.00750576</text:p>
          </table:table-cell>
          <table:table-cell office:value-type="float" office:value="2.37132" calcext:value-type="float">
            <text:p>2.37132</text:p>
          </table:table-cell>
          <table:table-cell office:value-type="float" office:value="74.8446" calcext:value-type="float">
            <text:p>74.8446</text:p>
          </table:table-cell>
          <table:table-cell office:value-type="float" office:value="0.651617" calcext:value-type="float">
            <text:p>0.651617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9348" calcext:value-type="float">
            <text:p>0.289348</text:p>
          </table:table-cell>
          <table:table-cell office:value-type="float" office:value="0.0846898" calcext:value-type="float">
            <text:p>0.0846898</text:p>
          </table:table-cell>
          <table:table-cell office:value-type="float" office:value="0.00749687" calcext:value-type="float">
            <text:p>0.00749687</text:p>
          </table:table-cell>
          <table:table-cell office:value-type="float" office:value="2.3879" calcext:value-type="float">
            <text:p>2.3879</text:p>
          </table:table-cell>
          <table:table-cell office:value-type="float" office:value="74.5573" calcext:value-type="float">
            <text:p>74.5573</text:p>
          </table:table-cell>
          <table:table-cell office:value-type="float" office:value="0.651585" calcext:value-type="float">
            <text:p>0.651585</text:p>
          </table:table-cell>
          <table:table-cell table:number-columns-repeated="1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09" calcext:value-type="float">
            <text:p>0.28909</text:p>
          </table:table-cell>
          <table:table-cell office:value-type="float" office:value="0.0845325" calcext:value-type="float">
            <text:p>0.0845325</text:p>
          </table:table-cell>
          <table:table-cell office:value-type="float" office:value="0.00746693" calcext:value-type="float">
            <text:p>0.00746693</text:p>
          </table:table-cell>
          <table:table-cell office:value-type="float" office:value="2.37387" calcext:value-type="float">
            <text:p>2.37387</text:p>
          </table:table-cell>
          <table:table-cell office:value-type="float" office:value="74.7095" calcext:value-type="float">
            <text:p>74.7095</text:p>
          </table:table-cell>
          <table:table-cell office:value-type="float" office:value="0.651684" calcext:value-type="float">
            <text:p>0.651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000104858" calcext:value-type="float">
            <text:p>1.04858E-06</text:p>
          </table:table-cell>
          <table:table-cell office:value-type="float" office:value="1.63269" calcext:value-type="float">
            <text:p>1.63269</text:p>
          </table:table-cell>
          <table:table-cell office:value-type="float" office:value="6.00119" calcext:value-type="float">
            <text:p>6.00119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6" calcext:value-type="float">
            <text:p>0.0376</text:p>
          </table:table-cell>
          <table:table-cell office:value-type="float" office:value="0.00188032" calcext:value-type="float">
            <text:p>0.00188032</text:p>
          </table:table-cell>
          <table:table-cell office:value-type="float" office:value="0.00000617402" calcext:value-type="float">
            <text:p>6.17402E-06</text:p>
          </table:table-cell>
          <table:table-cell office:value-type="float" office:value="2.38106" calcext:value-type="float">
            <text:p>2.38106</text:p>
          </table:table-cell>
          <table:table-cell office:value-type="float" office:value="7.85976" calcext:value-type="float">
            <text:p>7.85976</text:p>
          </table:table-cell>
          <table:table-cell office:value-type="float" office:value="0.417919" calcext:value-type="float">
            <text:p>0.41791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22" calcext:value-type="float">
            <text:p>0.1122</text:p>
          </table:table-cell>
          <table:table-cell office:value-type="float" office:value="0.0130146" calcext:value-type="float">
            <text:p>0.0130146</text:p>
          </table:table-cell>
          <table:table-cell office:value-type="float" office:value="0.000186752" calcext:value-type="float">
            <text:p>0.000186752</text:p>
          </table:table-cell>
          <table:table-cell office:value-type="float" office:value="7.93371" calcext:value-type="float">
            <text:p>7.93371</text:p>
          </table:table-cell>
          <table:table-cell office:value-type="float" office:value="14.0226" calcext:value-type="float">
            <text:p>14.0226</text:p>
          </table:table-cell>
          <table:table-cell office:value-type="float" office:value="0.632478" calcext:value-type="float">
            <text:p>0.632478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682" calcext:value-type="float">
            <text:p>0.1682</text:p>
          </table:table-cell>
          <table:table-cell office:value-type="float" office:value="0.0294296" calcext:value-type="float">
            <text:p>0.0294296</text:p>
          </table:table-cell>
          <table:table-cell office:value-type="float" office:value="0.000998837" calcext:value-type="float">
            <text:p>0.000998837</text:p>
          </table:table-cell>
          <table:table-cell office:value-type="float" office:value="2.81906" calcext:value-type="float">
            <text:p>2.81906</text:p>
          </table:table-cell>
          <table:table-cell office:value-type="float" office:value="39.8935" calcext:value-type="float">
            <text:p>39.8935</text:p>
          </table:table-cell>
          <table:table-cell office:value-type="float" office:value="0.615581" calcext:value-type="float">
            <text:p>0.61558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91" calcext:value-type="float">
            <text:p>0.2591</text:p>
          </table:table-cell>
          <table:table-cell office:value-type="float" office:value="0.0674833" calcext:value-type="float">
            <text:p>0.0674833</text:p>
          </table:table-cell>
          <table:table-cell office:value-type="float" office:value="0.0046476" calcext:value-type="float">
            <text:p>0.0046476</text:p>
          </table:table-cell>
          <table:table-cell office:value-type="float" office:value="6.01569" calcext:value-type="float">
            <text:p>6.01569</text:p>
          </table:table-cell>
          <table:table-cell office:value-type="float" office:value="41.4111" calcext:value-type="float">
            <text:p>41.4111</text:p>
          </table:table-cell>
          <table:table-cell office:value-type="float" office:value="0.659815" calcext:value-type="float">
            <text:p>0.659815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865" calcext:value-type="float">
            <text:p>0.24865</text:p>
          </table:table-cell>
          <table:table-cell office:value-type="float" office:value="0.062476" calcext:value-type="float">
            <text:p>0.062476</text:p>
          </table:table-cell>
          <table:table-cell office:value-type="float" office:value="0.00406301" calcext:value-type="float">
            <text:p>0.00406301</text:p>
          </table:table-cell>
          <table:table-cell office:value-type="float" office:value="1.16055" calcext:value-type="float">
            <text:p>1.16055</text:p>
          </table:table-cell>
          <table:table-cell office:value-type="float" office:value="92.0346" calcext:value-type="float">
            <text:p>92.0346</text:p>
          </table:table-cell>
          <table:table-cell office:value-type="float" office:value="0.653024" calcext:value-type="float">
            <text:p>0.65302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82913" calcext:value-type="float">
            <text:p>0.282913</text:p>
          </table:table-cell>
          <table:table-cell office:value-type="float" office:value="0.0806859" calcext:value-type="float">
            <text:p>0.0806859</text:p>
          </table:table-cell>
          <table:table-cell office:value-type="float" office:value="0.00671789" calcext:value-type="float">
            <text:p>0.00671789</text:p>
          </table:table-cell>
          <table:table-cell office:value-type="float" office:value="2.10533" calcext:value-type="float">
            <text:p>2.10533</text:p>
          </table:table-cell>
          <table:table-cell office:value-type="float" office:value="77.5366" calcext:value-type="float">
            <text:p>77.5366</text:p>
          </table:table-cell>
          <table:table-cell office:value-type="float" office:value="0.656033" calcext:value-type="float">
            <text:p>0.65603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7338" calcext:value-type="float">
            <text:p>0.287338</text:p>
          </table:table-cell>
          <table:table-cell office:value-type="float" office:value="0.0834782" calcext:value-type="float">
            <text:p>0.0834782</text:p>
          </table:table-cell>
          <table:table-cell office:value-type="float" office:value="0.00727833" calcext:value-type="float">
            <text:p>0.00727833</text:p>
          </table:table-cell>
          <table:table-cell office:value-type="float" office:value="2.36762" calcext:value-type="float">
            <text:p>2.36762</text:p>
          </table:table-cell>
          <table:table-cell office:value-type="float" office:value="74.336" calcext:value-type="float">
            <text:p>74.336</text:p>
          </table:table-cell>
          <table:table-cell office:value-type="float" office:value="0.651852" calcext:value-type="float">
            <text:p>0.651852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85559" calcext:value-type="float">
            <text:p>0.285559</text:p>
          </table:table-cell>
          <table:table-cell office:value-type="float" office:value="0.082454" calcext:value-type="float">
            <text:p>0.082454</text:p>
          </table:table-cell>
          <table:table-cell office:value-type="float" office:value="0.00710875" calcext:value-type="float">
            <text:p>0.00710875</text:p>
          </table:table-cell>
          <table:table-cell office:value-type="float" office:value="2.45514" calcext:value-type="float">
            <text:p>2.45514</text:p>
          </table:table-cell>
          <table:table-cell office:value-type="float" office:value="72.5291" calcext:value-type="float">
            <text:p>72.5291</text:p>
          </table:table-cell>
          <table:table-cell office:value-type="float" office:value="0.651463" calcext:value-type="float">
            <text:p>0.65146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7942" calcext:value-type="float">
            <text:p>0.287942</text:p>
          </table:table-cell>
          <table:table-cell office:value-type="float" office:value="0.0835833" calcext:value-type="float">
            <text:p>0.0835833</text:p>
          </table:table-cell>
          <table:table-cell office:value-type="float" office:value="0.0072054" calcext:value-type="float">
            <text:p>0.0072054</text:p>
          </table:table-cell>
          <table:table-cell office:value-type="float" office:value="1.91902" calcext:value-type="float">
            <text:p>1.91902</text:p>
          </table:table-cell>
          <table:table-cell office:value-type="float" office:value="82.7109" calcext:value-type="float">
            <text:p>82.7109</text:p>
          </table:table-cell>
          <table:table-cell office:value-type="float" office:value="0.656206" calcext:value-type="float">
            <text:p>0.65620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2668" calcext:value-type="float">
            <text:p>0.282668</text:p>
          </table:table-cell>
          <table:table-cell office:value-type="float" office:value="0.0808231" calcext:value-type="float">
            <text:p>0.0808231</text:p>
          </table:table-cell>
          <table:table-cell office:value-type="float" office:value="0.00683908" calcext:value-type="float">
            <text:p>0.00683908</text:p>
          </table:table-cell>
          <table:table-cell office:value-type="float" office:value="2.063" calcext:value-type="float">
            <text:p>2.063</text:p>
          </table:table-cell>
          <table:table-cell office:value-type="float" office:value="78.4035" calcext:value-type="float">
            <text:p>78.4035</text:p>
          </table:table-cell>
          <table:table-cell office:value-type="float" office:value="0.651016" calcext:value-type="float">
            <text:p>0.65101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0361" calcext:value-type="float">
            <text:p>0.280361</text:p>
          </table:table-cell>
          <table:table-cell office:value-type="float" office:value="0.0795035" calcext:value-type="float">
            <text:p>0.0795035</text:p>
          </table:table-cell>
          <table:table-cell office:value-type="float" office:value="0.00660431" calcext:value-type="float">
            <text:p>0.00660431</text:p>
          </table:table-cell>
          <table:table-cell office:value-type="float" office:value="2.11077" calcext:value-type="float">
            <text:p>2.11077</text:p>
          </table:table-cell>
          <table:table-cell office:value-type="float" office:value="76.8599" calcext:value-type="float">
            <text:p>76.8599</text:p>
          </table:table-cell>
          <table:table-cell office:value-type="float" office:value="0.651716" calcext:value-type="float">
            <text:p>0.65171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80405" calcext:value-type="float">
            <text:p>0.280405</text:p>
          </table:table-cell>
          <table:table-cell office:value-type="float" office:value="0.0795305" calcext:value-type="float">
            <text:p>0.0795305</text:p>
          </table:table-cell>
          <table:table-cell office:value-type="float" office:value="0.00660837" calcext:value-type="float">
            <text:p>0.00660837</text:p>
          </table:table-cell>
          <table:table-cell office:value-type="float" office:value="2.20399" calcext:value-type="float">
            <text:p>2.20399</text:p>
          </table:table-cell>
          <table:table-cell office:value-type="float" office:value="75.2121" calcext:value-type="float">
            <text:p>75.2121</text:p>
          </table:table-cell>
          <table:table-cell office:value-type="float" office:value="0.651739" calcext:value-type="float">
            <text:p>0.65173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2455" calcext:value-type="float">
            <text:p>0.282455</text:p>
          </table:table-cell>
          <table:table-cell office:value-type="float" office:value="0.0806787" calcext:value-type="float">
            <text:p>0.0806787</text:p>
          </table:table-cell>
          <table:table-cell office:value-type="float" office:value="0.00679735" calcext:value-type="float">
            <text:p>0.00679735</text:p>
          </table:table-cell>
          <table:table-cell office:value-type="float" office:value="2.37939" calcext:value-type="float">
            <text:p>2.37939</text:p>
          </table:table-cell>
          <table:table-cell office:value-type="float" office:value="72.8812" calcext:value-type="float">
            <text:p>72.8812</text:p>
          </table:table-cell>
          <table:table-cell office:value-type="float" office:value="0.651903" calcext:value-type="float">
            <text:p>0.651903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3302" calcext:value-type="float">
            <text:p>0.283302</text:p>
          </table:table-cell>
          <table:table-cell office:value-type="float" office:value="0.0811821" calcext:value-type="float">
            <text:p>0.0811821</text:p>
          </table:table-cell>
          <table:table-cell office:value-type="float" office:value="0.0068879" calcext:value-type="float">
            <text:p>0.0068879</text:p>
          </table:table-cell>
          <table:table-cell office:value-type="float" office:value="2.21887" calcext:value-type="float">
            <text:p>2.21887</text:p>
          </table:table-cell>
          <table:table-cell office:value-type="float" office:value="75.7395" calcext:value-type="float">
            <text:p>75.7395</text:p>
          </table:table-cell>
          <table:table-cell office:value-type="float" office:value="0.651626" calcext:value-type="float">
            <text:p>0.651626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3656" calcext:value-type="float">
            <text:p>0.283656</text:p>
          </table:table-cell>
          <table:table-cell office:value-type="float" office:value="0.0813198" calcext:value-type="float">
            <text:p>0.0813198</text:p>
          </table:table-cell>
          <table:table-cell office:value-type="float" office:value="0.0068899" calcext:value-type="float">
            <text:p>0.0068899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75.1284" calcext:value-type="float">
            <text:p>75.1284</text:p>
          </table:table-cell>
          <table:table-cell office:value-type="float" office:value="0.652704" calcext:value-type="float">
            <text:p>0.652704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311" calcext:value-type="float">
            <text:p>0.28311</text:p>
          </table:table-cell>
          <table:table-cell office:value-type="float" office:value="0.0810623" calcext:value-type="float">
            <text:p>0.0810623</text:p>
          </table:table-cell>
          <table:table-cell office:value-type="float" office:value="0.00686281" calcext:value-type="float">
            <text:p>0.00686281</text:p>
          </table:table-cell>
          <table:table-cell office:value-type="float" office:value="2.14288" calcext:value-type="float">
            <text:p>2.14288</text:p>
          </table:table-cell>
          <table:table-cell office:value-type="float" office:value="77.028" calcext:value-type="float">
            <text:p>77.028</text:p>
          </table:table-cell>
          <table:table-cell office:value-type="float" office:value="0.651869" calcext:value-type="float">
            <text:p>0.65186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4132" calcext:value-type="float">
            <text:p>0.284132</text:p>
          </table:table-cell>
          <table:table-cell office:value-type="float" office:value="0.0816067" calcext:value-type="float">
            <text:p>0.0816067</text:p>
          </table:table-cell>
          <table:table-cell office:value-type="float" office:value="0.00694248" calcext:value-type="float">
            <text:p>0.00694248</text:p>
          </table:table-cell>
          <table:table-cell office:value-type="float" office:value="2.19593" calcext:value-type="float">
            <text:p>2.19593</text:p>
          </table:table-cell>
          <table:table-cell office:value-type="float" office:value="76.3396" calcext:value-type="float">
            <text:p>76.3396</text:p>
          </table:table-cell>
          <table:table-cell office:value-type="float" office:value="0.65251" calcext:value-type="float">
            <text:p>0.65251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3517" calcext:value-type="float">
            <text:p>0.283517</text:p>
          </table:table-cell>
          <table:table-cell office:value-type="float" office:value="0.0812793" calcext:value-type="float">
            <text:p>0.0812793</text:p>
          </table:table-cell>
          <table:table-cell office:value-type="float" office:value="0.00689464" calcext:value-type="float">
            <text:p>0.00689464</text:p>
          </table:table-cell>
          <table:table-cell office:value-type="float" office:value="2.20453" calcext:value-type="float">
            <text:p>2.20453</text:p>
          </table:table-cell>
          <table:table-cell office:value-type="float" office:value="76.0342" calcext:value-type="float">
            <text:p>76.0342</text:p>
          </table:table-cell>
          <table:table-cell office:value-type="float" office:value="0.652119" calcext:value-type="float">
            <text:p>0.652119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3131" calcext:value-type="float">
            <text:p>0.283131</text:p>
          </table:table-cell>
          <table:table-cell office:value-type="float" office:value="0.081054" calcext:value-type="float">
            <text:p>0.081054</text:p>
          </table:table-cell>
          <table:table-cell office:value-type="float" office:value="0.00685548" calcext:value-type="float">
            <text:p>0.00685548</text:p>
          </table:table-cell>
          <table:table-cell office:value-type="float" office:value="2.20915" calcext:value-type="float">
            <text:p>2.20915</text:p>
          </table:table-cell>
          <table:table-cell office:value-type="float" office:value="75.8474" calcext:value-type="float">
            <text:p>75.8474</text:p>
          </table:table-cell>
          <table:table-cell office:value-type="float" office:value="0.65217" calcext:value-type="float">
            <text:p>0.6521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00:39:53.481506942</dc:date>
    <meta:editing-duration>PT5M31S</meta:editing-duration>
    <meta:editing-cycles>1</meta:editing-cycles>
    <meta:document-statistic meta:table-count="1" meta:cell-count="3961" meta:object-count="0"/>
    <meta:generator>LibreOffice/6.0.3.2$Linux_X86_64 LibreOffice_project/00m0$Build-2</meta:generator>
  </office:meta>
</office:document-meta>
</file>